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722in"/>
    </style:style>
    <style:style style:name="co38" style:family="table-column">
      <style:table-column-properties fo:break-before="auto" style:column-width="0.7335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846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3.8311in"/>
    </style:style>
    <style:style style:name="co12" style:family="table-column">
      <style:table-column-properties fo:break-before="auto" style:column-width="0.8319in"/>
    </style:style>
    <style:style style:name="co13" style:family="table-column">
      <style:table-column-properties fo:break-before="auto" style:column-width="1.0173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1.6181in"/>
    </style:style>
    <style:style style:name="co17" style:family="table-column">
      <style:table-column-properties fo:break-before="auto" style:column-width="0.8209in"/>
    </style:style>
    <style:style style:name="co18" style:family="table-column">
      <style:table-column-properties fo:break-before="auto" style:column-width="0.4272in"/>
    </style:style>
    <style:style style:name="co19" style:family="table-column">
      <style:table-column-properties fo:break-before="auto" style:column-width="0.548in"/>
    </style:style>
    <style:style style:name="co20" style:family="table-column">
      <style:table-column-properties fo:break-before="auto" style:column-width="1.902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6346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661in"/>
    </style:style>
    <style:style style:name="co25" style:family="table-column">
      <style:table-column-properties fo:break-before="auto" style:column-width="1.4543in"/>
    </style:style>
    <style:style style:name="co26" style:family="table-column">
      <style:table-column-properties fo:break-before="auto" style:column-width="0.6244in"/>
    </style:style>
    <style:style style:name="co27" style:family="table-column">
      <style:table-column-properties fo:break-before="auto" style:column-width="0.8098in"/>
    </style:style>
    <style:style style:name="co28" style:family="table-column">
      <style:table-column-properties fo:break-before="auto" style:column-width="0.602in"/>
    </style:style>
    <style:style style:name="co29" style:family="table-column">
      <style:table-column-properties fo:break-before="auto" style:column-width="0.5693in"/>
    </style:style>
    <style:style style:name="co30" style:family="table-column">
      <style:table-column-properties fo:break-before="auto" style:column-width="0.4602in"/>
    </style:style>
    <style:style style:name="co31" style:family="table-column">
      <style:table-column-properties fo:break-before="auto" style:column-width="1.4217in"/>
    </style:style>
    <style:style style:name="co32" style:family="table-column">
      <style:table-column-properties fo:break-before="auto" style:column-width="1.7382in"/>
    </style:style>
    <style:style style:name="co33" style:family="table-column">
      <style:table-column-properties fo:break-before="auto" style:column-width="0.4929in"/>
    </style:style>
    <style:style style:name="co34" style:family="table-column">
      <style:table-column-properties fo:break-before="auto" style:column-width="0.8535in"/>
    </style:style>
    <style:style style:name="co35" style:family="table-column">
      <style:table-column-properties fo:break-before="auto" style:column-width="2.7764in"/>
    </style:style>
    <style:style style:name="co41" style:family="table-column">
      <style:table-column-properties fo:break-before="auto" style:column-width="1.3437in"/>
    </style:style>
    <style:style style:name="co42" style:family="table-column">
      <style:table-column-properties fo:break-before="auto" style:column-width="0.6681in"/>
    </style:style>
    <style:style style:name="co43" style:family="table-column">
      <style:table-column-properties fo:break-before="auto" style:column-width="1.2465in"/>
    </style:style>
    <style:style style:name="co44" style:family="table-column">
      <style:table-column-properties fo:break-before="auto" style:column-width="1.3in"/>
    </style:style>
    <style:style style:name="co45" style:family="table-column">
      <style:table-column-properties fo:break-before="auto" style:column-width="0.952in"/>
    </style:style>
    <style:style style:name="co46" style:family="table-column">
      <style:table-column-properties fo:break-before="auto" style:column-width="1.1362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Header">
      <style:table-cell-properties fo:background-color="transparent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99ff99" fo:wrap-option="wrap"/>
    </style:style>
    <style:style style:name="ce11" style:family="table-cell" style:parent-style-name="Default">
      <style:table-cell-properties style:text-align-source="value-type" style:repeat-content="false" fo:wrap-option="wrap"/>
      <style:paragraph-properties fo:margin-left="0in"/>
    </style:style>
    <style:style style:name="ce12" style:family="table-cell" style:parent-style-name="Default">
      <style:table-cell-properties fo:background-color="transparent" fo:wrap-option="wrap"/>
    </style:style>
    <style:style style:name="ce13" style:family="table-cell" style:parent-style-name="Default">
      <style:table-cell-properties fo:wrap-option="wrap"/>
      <style:text-properties style:font-name="Arial1"/>
    </style:style>
    <style:style style:name="ce14" style:family="table-cell" style:parent-style-name="Default">
      <style:table-cell-properties fo:wrap-option="wrap"/>
      <style:text-properties style:font-name="Arial1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15" style:family="table-cell" style:parent-style-name="Default">
      <style:table-cell-properties fo:wrap-option="wrap" style:direction="ltr"/>
    </style:style>
    <style:style style:name="ce16" style:family="table-cell" style:parent-style-name="Default" style:data-style-name="N1"/>
    <style:style style:name="ce17" style:family="table-cell" style:parent-style-name="Default" style:data-style-name="N1">
      <style:table-cell-properties fo:background-color="#99ff99"/>
    </style:style>
    <style:style style:name="ce18" style:family="table-cell" style:parent-style-name="Default" style:data-style-name="N1">
      <style:table-cell-properties style:text-align-source="value-type" style:repeat-content="false"/>
      <style:paragraph-properties fo:margin-left="0in"/>
    </style:style>
    <style:style style:name="ce19" style:family="table-cell" style:parent-style-name="Default" style:data-style-name="N1">
      <style:table-cell-properties fo:background-color="transparent"/>
    </style:style>
    <style:style style:name="ce20" style:family="table-cell" style:parent-style-name="Default" style:data-style-name="N2">
      <style:table-cell-properties fo:background-color="#99ff99"/>
    </style:style>
    <style:style style:name="ce21" style:family="table-cell" style:parent-style-name="Default">
      <style:table-cell-properties fo:wrap-option="no-wrap" style:vertical-align="middle"/>
    </style:style>
    <style:style style:name="ce22" style:family="table-cell" style:parent-style-name="Default" style:data-style-name="N117"/>
    <style:style style:name="ce23" style:family="table-cell" style:parent-style-name="Default" style:data-style-name="N117">
      <style:table-cell-properties fo:background-color="#99ff99"/>
    </style:style>
    <style:style style:name="ce24" style:family="table-cell" style:parent-style-name="Default" style:data-style-name="N117">
      <style:table-cell-properties style:text-align-source="value-type" style:repeat-content="false"/>
      <style:paragraph-properties fo:margin-left="0in"/>
    </style:style>
    <style:style style:name="ce25" style:family="table-cell" style:parent-style-name="Default" style:data-style-name="N117">
      <style:table-cell-properties fo:background-color="transparent"/>
    </style:style>
    <style:style style:name="ce26" style:family="table-cell" style:parent-style-name="Default" style:data-style-name="N117">
      <style:map style:condition="cell-content()&lt;0.5" style:apply-style-name="Untitled1" style:base-cell-address="'Cards &amp; Planets'.Z2"/>
    </style:style>
    <style:style style:name="ce27" style:family="table-cell" style:parent-style-name="Default" style:data-style-name="N117">
      <style:table-cell-properties fo:background-color="#99ff99"/>
      <style:map style:condition="cell-content()&lt;0.5" style:apply-style-name="Untitled1" style:base-cell-address="'Cards &amp; Planets'.Z2"/>
    </style:style>
    <style:style style:name="ce28" style:family="table-cell" style:parent-style-name="Default" style:data-style-name="N117">
      <style:table-cell-properties fo:background-color="transparent"/>
      <style:map style:condition="cell-content()&lt;0.5" style:apply-style-name="Untitled1" style:base-cell-address="'Cards &amp; Planets'.Z2"/>
    </style:style>
    <style:style style:name="ce29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0" style:family="table-cell" style:parent-style-name="Default" style:data-style-name="N117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1" style:family="table-cell" style:parent-style-name="Default" style:data-style-name="N117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2" style:family="table-cell" style:parent-style-name="Default" style:data-style-name="N117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3" style:family="table-cell" style:parent-style-name="Default" style:data-style-name="N117">
      <style:table-cell-properties fo:background-color="transparent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4" style:family="table-cell" style:parent-style-name="Default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5" style:family="table-cell" style:parent-style-name="Default" style:data-style-name="N1">
      <style:table-cell-properties fo:wrap-option="no-wrap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row table:style-name="ro2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1.5">
            <text:p>1.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66">
            <text:p>0.66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1.32">
            <text:p>1.32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13]*[.$F13]" office:value-type="float" office:value="1.32">
            <text:p>1.32</text:p>
          </table:table-cell>
          <table:table-cell table:formula="of:=[.C13]*[.$F13]" office:value-type="float" office:value="0.99">
            <text:p>0.99</text:p>
          </table:table-cell>
          <table:table-cell table:formula="of:=[.D13]*[.$F13]" office:value-type="float" office:value="0.33">
            <text:p>0.33</text:p>
          </table:table-cell>
          <table:table-cell table:formula="of:=[.E13]*[.$F13]" office:value-type="float" office:value="0.66">
            <text:p>0.66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2">
            <text:p>0.2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6">
            <text:p>26</text:p>
          </table:table-cell>
          <table:table-cell/>
          <table:table-cell table:formula="of:=SUM([.G2:.G17])" office:value-type="float" office:value="13.33">
            <text:p>13.33</text:p>
          </table:table-cell>
          <table:table-cell table:formula="of:=SUM([.H2:.H17])" office:value-type="float" office:value="13.03">
            <text:p>13.03</text:p>
          </table:table-cell>
          <table:table-cell table:formula="of:=SUM([.I2:.I17])" office:value-type="float" office:value="13.11">
            <text:p>13.11</text:p>
          </table:table-cell>
          <table:table-cell table:formula="of:=SUM([.J2:.J17])" office:value-type="float" office:value="13.78">
            <text:p>13.78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4" table:default-cell-style-name="ce29"/>
        <table:table-column table:style-name="co3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number-columns-repeated="983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Sub-kind</text:p>
          </table:table-cell>
          <table:table-cell office:value-type="string">
            <text:p>Text</text:p>
          </table:table-cell>
          <table:table-cell office:value-type="string">
            <text:p>Trade Cost</text:p>
          </table:table-cell>
          <table:table-cell office:value-type="string">
            <text:p>Strength Cost</text:p>
          </table:table-cell>
          <table:table-cell office:value-type="string">
            <text:p>Anima Cost</text:p>
          </table:table-cell>
          <table:table-cell office:value-type="string">
            <text:p>Favor</text:p>
          </table:table-cell>
          <table:table-cell office:value-type="string">
            <text:p>Anima Loss</text:p>
          </table:table-cell>
          <table:table-cell office:value-type="string">
            <text:p>Trade Gain</text:p>
          </table:table-cell>
          <table:table-cell office:value-type="string">
            <text:p>Strength Gain</text:p>
          </table:table-cell>
          <table:table-cell office:value-type="string">
            <text:p>Garrison Damage</text:p>
          </table:table-cell>
          <table:table-cell office:value-type="string">
            <text:p>Anima Gain</text:p>
          </table:table-cell>
          <table:table-cell office:value-type="string">
            <text:p>Favor Gain</text:p>
          </table:table-cell>
          <table:table-cell office:value-type="string">
            <text:p>Heal</text:p>
          </table:table-cell>
          <table:table-cell office:value-type="string">
            <text:p>Health</text:p>
          </table:table-cell>
          <table:table-cell table:style-name="ce21" office:value-type="string">
            <text:p>Expected #X Anima Ability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Upgrade Anima Cost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Trash?</text:p>
          </table:table-cell>
          <table:table-cell office:value-type="string">
            <text:p>Ally?</text:p>
          </table:table-cell>
          <table:table-cell office:value-type="string">
            <text:p>God Favor Schedule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Image</text:p>
          </table:table-cell>
          <table:table-cell office:value-type="string">
            <text:p>Notes</text:p>
          </table:table-cell>
          <table:table-cell office:value-type="string">
            <text:p>Card Count</text:p>
          </table:table-cell>
          <table:table-cell office:value-type="string">
            <text:p>Show Card Count</text:p>
          </table:table-cell>
          <table:table-cell office:value-type="string">
            <text:p>Is part of product?</text:p>
          </table:table-cell>
          <table:table-cell office:value-type="string">
            <text:p>Row Number</text:p>
          </table:table-cell>
          <table:table-cell office:value-type="string">
            <text:p>Generate Card?</text:p>
          </table:table-cell>
          <table:table-cell office:value-type="string">
            <text:p>Deck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Trad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1 Trade</text:p>
          </table:table-cell>
          <table:table-cell table:number-columns-repeated="5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table:formula="of:=IF([.D2]=&quot;Animist&quot;; VLOOKUP([.F2];[.B$188:.C$196];2;0); IF([.D2]=&quot;Soldier&quot;; VLOOKUP([.F2];[.B$188:.C$196];2;0); IF([.D2]=&quot;Guard&quot;; VLOOKUP([.F2];[.B$188:.C$196];2;0); 0)))" office:value-type="float" office:value="0">
            <text:p>0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]&gt;0;[.B$166]*[.W2];0)+IF([.W2]&gt;0;[.B$178];1)*IF([.R2]&gt;0;[.R2];1)*IF([.AB2]=1;[.AB2]*[.B$185];1)*(IF([.Z2]&gt;0;[.B$181];1)*([.J2]*[.B$166]+[.K2]*[.B$167]+[.L2]*[.B$168]+[.N2]*[.B$169]+[.O2]*[.B$171]+[.P2]*[.B$172]+[.S2]*[.B$174]+[.T2]*[.B$175]+[.U2]*[.B$176]+[.V2]*[.B$177]+[.X2]*[.B$179])+[.Q2]*[.B$173]+[.Y2]*[.B$180]+[.AD2]*[.B$186])" office:value-type="float" office:value="1">
            <text:p>1.0</text:p>
          </table:table-cell>
          <table:table-cell table:style-name="ce22" table:formula="of:=[.AE2]+[.I2]-IF([.W2]&gt;0;0;[.F2]+[.G2]+[.H2])" office:value-type="float" office:value="1">
            <text:p>1.0</text:p>
          </table:table-cell>
          <table:table-cell table:style-name="ce22" table:formula="of:=[.AF2]" office:value-type="float" office:value="1">
            <text:p>1.0</text:p>
          </table:table-cell>
          <table:table-cell table:number-columns-repeated="3"/>
          <table:table-cell table:style-name="ce16" office:value-type="float" office:value="12">
            <text:p>1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string">
            <text:p>Starter</text:p>
          </table:table-cell>
          <table:table-cell table:number-columns-repeated="982"/>
        </table:table-row>
        <table:table-row table:style-name="ro2">
          <table:table-cell office:value-type="string">
            <text:p>Caravan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1 Trade or Garrison to gain 2 Trade</text:p>
          </table:table-cell>
          <table:table-cell table:number-columns-repeated="5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table:formula="of:=IF([.D3]=&quot;Animist&quot;; VLOOKUP([.F3];[.B$188:.C$196];2;0); IF([.D3]=&quot;Soldier&quot;; VLOOKUP([.F3];[.B$188:.C$196];2;0); IF([.D3]=&quot;Guard&quot;; VLOOKUP([.F3];[.B$188:.C$196];2;0); 0)))" office:value-type="float" office:value="0">
            <text:p>0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3]&gt;0;[.B$166]*[.W3];0)+IF([.W3]&gt;0;[.B$178];1)*IF([.R3]&gt;0;[.R3];1)*IF([.AB3]=1;[.AB3]*[.B$185];1)*(IF([.Z3]&gt;0;[.B$181];1)*([.J3]*[.B$166]+[.K3]*[.B$167]+[.L3]*[.B$168]+[.N3]*[.B$169]+[.O3]*[.B$171]+[.P3]*[.B$172]+[.S3]*[.B$174]+[.T3]*[.B$175]+[.U3]*[.B$176]+[.V3]*[.B$177]+[.X3]*[.B$179])+[.Q3]*[.B$173]+[.Y3]*[.B$180]+[.AD3]*[.B$186])" office:value-type="float" office:value="1">
            <text:p>1.0</text:p>
          </table:table-cell>
          <table:table-cell table:style-name="ce26" table:formula="of:=[.AE3]+[.I3]-IF([.W3]&gt;0;0;[.F3]+[.G3]+[.H3])" office:value-type="float" office:value="1">
            <text:p>1.0</text:p>
          </table:table-cell>
          <table:table-cell table:style-name="ce30" table:formula="of:=[.AF3]" office:value-type="float" office:value="1">
            <text:p>1.0</text:p>
          </table:table-cell>
          <table:table-cell table:number-columns-repeated="3"/>
          <table:table-cell table:style-name="ce16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tarter</text:p>
          </table:table-cell>
          <table:table-cell table:number-columns-repeated="982"/>
        </table:table-row>
        <table:table-row table:style-name="ro2">
          <table:table-cell office:value-type="string">
            <text:p>Suppli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2 Trade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office:value-type="float" office:value="2">
            <text:p>2</text:p>
          </table:table-cell>
          <table:table-cell table:style-name="ce16" table:formula="of:=IF([.D4]=&quot;Animist&quot;; VLOOKUP([.F4];[.B$188:.C$196];2;0); IF([.D4]=&quot;Soldier&quot;; VLOOKUP([.F4];[.B$188:.C$196];2;0); IF([.D4]=&quot;Guard&quot;; VLOOKUP([.F4];[.B$188:.C$196];2;0); 0)))" office:value-type="float" office:value="0">
            <text:p>0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]&gt;0;[.B$165]*[.W4];0)+IF([.W4]&gt;0;[.B$177];1)*IF([.R4]&gt;0;[.R4];1)*IF([.AB4]=1;[.AB4]*[.B$184];1)*(IF([.Z4]&gt;0;[.B$180];1)*([.J4]*[.B$165]+[.K4]*[.B$166]+[.L4]*[.B$167]+[.N4]*[.B$168]+[.O4]*[.B$170]+[.P4]*[.B$171]+[.S4]*[.B$173]+[.T4]*[.B$174]+[.U4]*[.B$175]+[.V4]*[.B$176]+[.X4]*[.B$178])+[.Q4]*[.B$172]+[.Y4]*[.B$179]+[.AD4]*[.B$185])" office:value-type="float" office:value="2">
            <text:p>2.0</text:p>
          </table:table-cell>
          <table:table-cell table:style-name="ce26" table:formula="of:=[.AE4]+[.I4]-IF([.W4]&gt;0;0;[.F4]+[.G4]+[.H4])" office:value-type="float" office:value="0">
            <text:p>0.0</text:p>
          </table:table-cell>
          <table:table-cell table:style-name="ce30" table:formula="of:=[.AF4]" office:value-type="float" office:value="0">
            <text:p>0.0</text:p>
          </table:table-cell>
          <table:table-cell table:number-columns-repeated="3"/>
          <table:table-cell table:style-name="ce16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pplier</text:p>
          </table:table-cell>
          <table:table-cell table:number-columns-repeated="982"/>
        </table:table-row>
        <table:table-row table:style-name="ro2">
          <table:table-cell office:value-type="string">
            <text:p>Scout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1 Strength or Garrison to gain 2 Strength</text:p>
          </table:table-cell>
          <table:table-cell table:number-columns-repeated="6" table:style-name="ce16"/>
          <table:table-cell table:style-name="ce16" office:value-type="float" office:value="2">
            <text:p>2</text:p>
          </table:table-cell>
          <table:table-cell table:style-name="ce16" table:formula="of:=IF([.D5]=&quot;Animist&quot;; VLOOKUP([.F5];[.B$188:.C$196];2;0); IF([.D5]=&quot;Soldier&quot;; VLOOKUP([.F5];[.B$188:.C$196];2;0); IF([.D5]=&quot;Guard&quot;; VLOOKUP([.F5];[.B$188:.C$196];2;0); 0)))" office:value-type="float" office:value="2">
            <text:p>2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5]&gt;0;[.B$166]*[.W5];0)+IF([.W5]&gt;0;[.B$178];1)*IF([.R5]&gt;0;[.R5];1)*IF([.AB5]=1;[.AB5]*[.B$185];1)*(IF([.Z5]&gt;0;[.B$181];1)*([.J5]*[.B$166]+[.K5]*[.B$167]+[.L5]*[.B$168]+[.N5]*[.B$169]+[.O5]*[.B$171]+[.P5]*[.B$172]+[.S5]*[.B$174]+[.T5]*[.B$175]+[.U5]*[.B$176]+[.V5]*[.B$177]+[.X5]*[.B$179])+[.Q5]*[.B$173]+[.Y5]*[.B$180]+[.AD5]*[.B$186])" office:value-type="float" office:value="2">
            <text:p>2.0</text:p>
          </table:table-cell>
          <table:table-cell table:style-name="ce26" table:formula="of:=[.AE5]+[.I5]-IF([.W5]&gt;0;0;[.F5]+[.G5]+[.H5])" office:value-type="float" office:value="2">
            <text:p>2.0</text:p>
          </table:table-cell>
          <table:table-cell table:style-name="ce30" table:formula="of:=[.AF5]" office:value-type="float" office:value="2">
            <text:p>2.0</text:p>
          </table:table-cell>
          <table:table-cell table:number-columns-repeated="3"/>
          <table:table-cell table:style-name="ce16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tarter</text:p>
          </table:table-cell>
          <table:table-cell table:number-columns-repeated="982"/>
        </table:table-row>
        <table:table-row table:style-name="ro2">
          <table:table-cell office:value-type="string">
            <text:p>Patrol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1 Strength. Garrison to gain an additional 1 Defense</text:p>
          </table:table-cell>
          <table:table-cell table:number-columns-repeated="6" table:style-name="ce16"/>
          <table:table-cell table:style-name="ce16" office:value-type="float" office:value="1">
            <text:p>1</text:p>
          </table:table-cell>
          <table:table-cell table:style-name="ce16" table:formula="of:=IF([.D6]=&quot;Animist&quot;; VLOOKUP([.F6];[.B$188:.C$196];2;0); IF([.D6]=&quot;Soldier&quot;; VLOOKUP([.F6];[.B$188:.C$196];2;0); IF([.D6]=&quot;Guard&quot;; VLOOKUP([.F6];[.B$188:.C$196];2;0); 0)))" office:value-type="float" office:value="2">
            <text:p>2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6]&gt;0;[.B$166]*[.W6];0)+IF([.W6]&gt;0;[.B$178];1)*IF([.R6]&gt;0;[.R6];1)*IF([.AB6]=1;[.AB6]*[.B$185];1)*(IF([.Z6]&gt;0;[.B$181];1)*([.J6]*[.B$166]+[.K6]*[.B$167]+[.L6]*[.B$168]+[.N6]*[.B$169]+[.O6]*[.B$171]+[.P6]*[.B$172]+[.S6]*[.B$174]+[.T6]*[.B$175]+[.U6]*[.B$176]+[.V6]*[.B$177]+[.X6]*[.B$179])+[.Q6]*[.B$173]+[.Y6]*[.B$180]+[.AD6]*[.B$186])" office:value-type="float" office:value="1">
            <text:p>1.0</text:p>
          </table:table-cell>
          <table:table-cell table:style-name="ce26" table:formula="of:=[.AE6]+[.I6]-IF([.W6]&gt;0;0;[.F6]+[.G6]+[.H6])" office:value-type="float" office:value="1">
            <text:p>1.0</text:p>
          </table:table-cell>
          <table:table-cell table:style-name="ce30" table:formula="of:=[.AF6]" office:value-type="float" office:value="1">
            <text:p>1.0</text:p>
          </table:table-cell>
          <table:table-cell table:number-columns-repeated="3"/>
          <table:table-cell table:style-name="ce16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tarter</text:p>
          </table:table-cell>
          <table:table-cell table:number-columns-repeated="982"/>
        </table:table-row>
        <table:table-row table:style-name="ro2">
          <table:table-cell office:value-type="string">
            <text:p>Bard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Draw 1 card. Gain 1 Anima</text:p>
          </table:table-cell>
          <table:table-cell table:style-name="ce16"/>
          <table:table-cell table:style-name="ce16" table:number-columns-repeated="6"/>
          <table:table-cell table:style-name="ce16" table:formula="of:=IF([.D7]=&quot;Animist&quot;; VLOOKUP([.F7];[.B$188:.C$196];2;0); IF([.D7]=&quot;Soldier&quot;; VLOOKUP([.F7];[.B$188:.C$196];2;0); IF([.D7]=&quot;Guard&quot;; VLOOKUP([.F7];[.B$188:.C$196];2;0); 0)))" office:value-type="float" office:value="0">
            <text:p>0</text:p>
          </table:table-cell>
          <table:table-cell table:style-name="ce16" table:number-columns-repeated="16"/>
          <table:table-cell table:style-name="ce22" table:number-columns-repeated="2"/>
          <table:table-cell table:style-name="ce26"/>
          <table:table-cell table:style-name="ce30"/>
          <table:table-cell table:number-columns-repeated="3"/>
          <table:table-cell table:style-name="ce16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tarter</text:p>
          </table:table-cell>
          <table:table-cell table:number-columns-repeated="982"/>
        </table:table-row>
        <table:table-row table:style-name="ro2">
          <table:table-cell office:value-type="string">
            <text:p>Infantry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2 Strength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office:value-type="float" office:value="2">
            <text:p>2</text:p>
          </table:table-cell>
          <table:table-cell table:style-name="ce16" table:formula="of:=IF([.D8]=&quot;Animist&quot;; VLOOKUP([.F8];[.B$188:.C$196];2;0); IF([.D8]=&quot;Soldier&quot;; VLOOKUP([.F8];[.B$188:.C$196];2;0); IF([.D8]=&quot;Guard&quot;; VLOOKUP([.F8];[.B$188:.C$196];2;0); 0)))" office:value-type="float" office:value="2">
            <text:p>2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]&gt;0;[.B$166]*[.W8];0)+IF([.W8]&gt;0;[.B$178];1)*IF([.R8]&gt;0;[.R8];1)*IF([.AB8]=1;[.AB8]*[.B$185];1)*(IF([.Z8]&gt;0;[.B$181];1)*([.J8]*[.B$166]+[.K8]*[.B$167]+[.L8]*[.B$168]+[.N8]*[.B$169]+[.O8]*[.B$171]+[.P8]*[.B$172]+[.S8]*[.B$174]+[.T8]*[.B$175]+[.U8]*[.B$176]+[.V8]*[.B$177]+[.X8]*[.B$179])+[.Q8]*[.B$173]+[.Y8]*[.B$180]+[.AD8]*[.B$186])" office:value-type="float" office:value="2">
            <text:p>2.0</text:p>
          </table:table-cell>
          <table:table-cell table:style-name="ce26" table:formula="of:=[.AE8]+[.I8]-IF([.W8]&gt;0;0;[.F8]+[.G8]+[.H8])" office:value-type="float" office:value="1">
            <text:p>1.0</text:p>
          </table:table-cell>
          <table:table-cell table:style-name="ce30" table:formula="of:=[.AF8]" office:value-type="float" office:value="1">
            <text:p>1.0</text:p>
          </table:table-cell>
          <table:table-cell table:number-columns-repeated="3"/>
          <table:table-cell table:style-name="ce16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fantry</text:p>
          </table:table-cell>
          <table:table-cell table:number-columns-repeated="982"/>
        </table:table-row>
        <table:table-row table:style-name="ro2">
          <table:table-cell office:value-type="string">
            <text:p>Apprentice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1 Trade or 1 Strength or 1 Anima</text:p>
          </table:table-cell>
          <table:table-cell table:number-columns-repeated="7" table:style-name="ce16"/>
          <table:table-cell table:style-name="ce16" table:formula="of:=IF([.D9]=&quot;Animist&quot;; VLOOKUP([.F9];[.B$188:.C$196];2;0); IF([.D9]=&quot;Soldier&quot;; VLOOKUP([.F9];[.B$188:.C$196];2;0); IF([.D9]=&quot;Guard&quot;; VLOOKUP([.F9];[.B$188:.C$196];2;0); 0))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]&gt;0;[.B$166]*[.W9];0)+IF([.W9]&gt;0;[.B$178];1)*IF([.R9]&gt;0;[.R9];1)*IF([.AB9]=1;[.AB9]*[.B$185];1)*(IF([.Z9]&gt;0;[.B$181];1)*([.J9]*[.B$166]+[.K9]*[.B$167]+[.L9]*[.B$168]+[.N9]*[.B$169]+[.O9]*[.B$171]+[.P9]*[.B$172]+[.S9]*[.B$174]+[.T9]*[.B$175]+[.U9]*[.B$176]+[.V9]*[.B$177]+[.X9]*[.B$179])+[.Q9]*[.B$173]+[.Y9]*[.B$180]+[.AD9]*[.B$186])" office:value-type="float" office:value="1">
            <text:p>1.0</text:p>
          </table:table-cell>
          <table:table-cell table:style-name="ce26" table:formula="of:=[.AE9]+[.I9]-IF([.W9]&gt;0;0;[.F9]+[.G9]+[.H9])" office:value-type="float" office:value="1">
            <text:p>1.0</text:p>
          </table:table-cell>
          <table:table-cell table:style-name="ce30" table:formula="of:=[.AF9]" office:value-type="float" office:value="1">
            <text:p>1.0</text:p>
          </table:table-cell>
          <table:table-cell table:number-columns-repeated="3"/>
          <table:table-cell table:style-name="ce16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tarter</text:p>
          </table:table-cell>
          <table:table-cell table:number-columns-repeated="982"/>
        </table:table-row>
        <table:table-row table:style-name="ro2">
          <table:table-cell office:value-type="string">
            <text:p>Mage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1 Trade, 1 Strength, and 1 Anima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number-columns-repeated="3" table:style-name="ce16"/>
          <table:table-cell table:style-name="ce16" table:formula="of:=IF([.D10]=&quot;Animist&quot;; VLOOKUP([.F10];[.B$188:.C$196];2;0); IF([.D10]=&quot;Soldier&quot;; VLOOKUP([.F10];[.B$188:.C$196];2;0); IF([.D10]=&quot;Guard&quot;; VLOOKUP([.F10];[.B$188:.C$196];2;0); 0))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0]&gt;0;[.B$166]*[.W10];0)+IF([.W10]&gt;0;[.B$178];1)*IF([.R10]&gt;0;[.R10];1)*IF([.AB10]=1;[.AB10]*[.B$185];1)*(IF([.Z10]&gt;0;[.B$181];1)*([.J10]*[.B$166]+[.K10]*[.B$167]+[.L10]*[.B$168]+[.N10]*[.B$169]+[.O10]*[.B$171]+[.P10]*[.B$172]+[.S10]*[.B$174]+[.T10]*[.B$175]+[.U10]*[.B$176]+[.V10]*[.B$177]+[.X10]*[.B$179])+[.Q10]*[.B$173]+[.Y10]*[.B$180]+[.AD10]*[.B$186])" office:value-type="float" office:value="1">
            <text:p>1.0</text:p>
          </table:table-cell>
          <table:table-cell table:style-name="ce26" table:formula="of:=[.AE10]+[.I10]-IF([.W10]&gt;0;0;[.F10]+[.G10]+[.H10])" office:value-type="float" office:value="-1">
            <text:p>-1.0</text:p>
          </table:table-cell>
          <table:table-cell table:style-name="ce30" table:formula="of:=[.AF10]" office:value-type="float" office:value="-1">
            <text:p>-1.0</text:p>
          </table:table-cell>
          <table:table-cell table:number-columns-repeated="3"/>
          <table:table-cell table:style-name="ce16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age</text:p>
          </table:table-cell>
          <table:table-cell table:number-columns-repeated="982"/>
        </table:table-row>
        <table:table-row-group>
          <table:table-row table:style-name="ro2">
            <table:table-cell office:value-type="string">
              <text:p>Thunder Mage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 office:value-type="string">
              <text:p>Animist</text:p>
            </table:table-cell>
            <table:table-cell office:value-type="string">
              <text:p>Draw a card. You may use 1 Anima to gain 2 Strength</text:p>
            </table:table-cell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 table:formula="of:=CEILING([.F11]/2;1)" office:value-type="float" office:value="1">
              <text:p>1</text:p>
            </table:table-cell>
            <table:table-cell table:style-name="ce16" office:value-type="float" office:value="1">
              <text:p>1</text:p>
            </table:table-cell>
            <table:table-cell table:style-name="ce16"/>
            <table:table-cell table:style-name="ce16" office:value-type="float" office:value="1">
              <text:p>1</text:p>
            </table:table-cell>
            <table:table-cell table:style-name="ce16" table:formula="of:=IF([.D11]=&quot;Animist&quot;; VLOOKUP([.F11];[.B$188:.C$196];2;0); IF([.D11]=&quot;Soldier&quot;; VLOOKUP([.F11];[.B$188:.C$196];2;0); IF([.D11]=&quot;Guard&quot;; VLOOKUP([.F11];[.B$188:.C$196];2;0); 0)))" office:value-type="float" office:value="2">
              <text:p>2</text:p>
            </table:table-cell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11]&gt;0;[.B$166]*[.W11];0)+IF([.W11]&gt;0;[.B$178];1)*IF([.R11]&gt;0;[.R11];1)*IF([.AB11]=1;[.AB11]*[.B$185];1)*(IF([.Z11]&gt;0;[.B$181];1)*([.J11]*[.B$166]+[.K11]*[.B$167]+[.L11]*[.B$168]+[.N11]*[.B$169]+[.O11]*[.B$171]+[.P11]*[.B$172]+[.S11]*[.B$174]+[.T11]*[.B$175]+[.U11]*[.B$176]+[.V11]*[.B$177]+[.X11]*[.B$179])+[.Q11]*[.B$173]+[.Y11]*[.B$180]+[.AD11]*[.B$186])" office:value-type="float" office:value="0.5">
              <text:p>0.5</text:p>
            </table:table-cell>
            <table:table-cell table:style-name="ce26" table:formula="of:=[.AE11]+[.I11]-IF([.W11]&gt;0;0;[.F11]+[.G11]+[.H11])" office:value-type="float" office:value="0.5">
              <text:p>0.5</text:p>
            </table:table-cell>
            <table:table-cell table:style-name="ce30" table:formula="of:=[.AF11]+[.AF12]" office:value-type="float" office:value="2.25">
              <text:p>2.3</text:p>
            </table:table-cell>
            <table:table-cell table:number-columns-repeated="3"/>
            <table:table-cell table:style-name="ce16" table:formula="of:=IF([.F11]&lt;5; 3; IF([.F11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11">
              <text:p>11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  <table:table-row table:style-name="ro2">
            <table:table-cell table:style-name="ce1" office:value-type="string">
              <text:p>Upgrade: Jump Fight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1 Anima to gain 3 Strength</text:p>
            </table:table-cell>
            <table:table-cell table:number-columns-repeated="3" table:style-name="ce16"/>
            <table:table-cell table:number-columns-repeated="2" table:style-name="ce16" office:value-type="float" office:value="1">
              <text:p>1</text:p>
            </table:table-cell>
            <table:table-cell table:style-name="ce16"/>
            <table:table-cell table:style-name="ce16" office:value-type="float" office:value="3">
              <text:p>3</text:p>
            </table:table-cell>
            <table:table-cell table:style-name="ce16" table:formula="of:=IF([.D12]=&quot;Animist&quot;; VLOOKUP([.F12];[.B$188:.C$196];2;0); IF([.D12]=&quot;Soldier&quot;; VLOOKUP([.F12];[.B$188:.C$196];2;0); IF([.D12]=&quot;Guard&quot;; VLOOKUP([.F12];[.B$188:.C$196];2;0); 0)))" office:value-type="float" office:value="0">
              <text:p>0</text:p>
            </table:table-cell>
            <table:table-cell table:number-columns-repeated="9" table:style-name="ce16"/>
            <table:table-cell table:style-name="ce16" office:value-type="float" office:value="1">
              <text:p>1</text:p>
            </table:table-cell>
            <table:table-cell table:number-columns-repeated="3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12]&gt;0;[.B$166]*[.W12];0)+IF([.W12]&gt;0;[.B$178];1)*IF([.R12]&gt;0;[.R12];1)*IF([.AB12]=1;[.AB12]*[.B$185];1)*(IF([.Z12]&gt;0;[.B$181];1)*([.J12]*[.B$166]+[.K12]*[.B$167]+[.L12]*[.B$168]+[.N12]*[.B$169]+[.O12]*[.B$171]+[.P12]*[.B$172]+[.S12]*[.B$174]+[.T12]*[.B$175]+[.U12]*[.B$176]+[.V12]*[.B$177]+[.X12]*[.B$179])+[.Q12]*[.B$173]+[.Y12]*[.B$180]+[.AD12]*[.B$186])" office:value-type="float" office:value="0.75">
              <text:p>0.8</text:p>
            </table:table-cell>
            <table:table-cell table:style-name="ce26" table:formula="of:=[.AE12]+[.I12]-IF([.W12]&gt;0;0;[.F12]+[.G12]+[.H12])" office:value-type="float" office:value="1.75">
              <text:p>1.8</text:p>
            </table:table-cell>
            <table:table-cell table:style-name="ce30"/>
            <table:table-cell table:number-columns-repeated="3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12">
              <text:p>12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</table:table-row-group>
        <table:table-row-group>
          <table:table-row table:style-name="ro2">
            <table:table-cell office:value-type="string">
              <text:p>Bronze Defend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 office:value-type="string">
              <text:p>Guard</text:p>
            </table:table-cell>
            <table:table-cell office:value-type="string">
              <text:p>Gain 2 Strength. Garrison to gain an additional 2 Defense</text:p>
            </table:table-cell>
            <table:table-cell table:style-name="ce16" office:value-type="float" office:value="2">
              <text:p>2</text:p>
            </table:table-cell>
            <table:table-cell table:number-columns-repeated="2" table:style-name="ce16"/>
            <table:table-cell table:style-name="ce16" table:formula="of:=CEILING([.F13]/2;1)" office:value-type="float" office:value="1">
              <text:p>1</text:p>
            </table:table-cell>
            <table:table-cell table:style-name="ce16" office:value-type="float" office:value="1">
              <text:p>1</text:p>
            </table:table-cell>
            <table:table-cell table:style-name="ce16"/>
            <table:table-cell table:style-name="ce16" office:value-type="float" office:value="2">
              <text:p>2</text:p>
            </table:table-cell>
            <table:table-cell table:style-name="ce16" table:formula="of:=IF([.D13]=&quot;Animist&quot;; VLOOKUP([.F13];[.B$188:.C$196];2;0); IF([.D13]=&quot;Soldier&quot;; VLOOKUP([.F13];[.B$188:.C$196];2;0); IF([.D13]=&quot;Guard&quot;; VLOOKUP([.F13];[.B$188:.C$196];2;0); 0)))" office:value-type="float" office:value="2">
              <text:p>2</text:p>
            </table:table-cell>
            <table:table-cell table:number-columns-repeated="10" table:style-name="ce16"/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13]&gt;0;[.B$166]*[.W13];0)+IF([.W13]&gt;0;[.B$178];1)*IF([.R13]&gt;0;[.R13];1)*IF([.AB13]=1;[.AB13]*[.B$185];1)*(IF([.Z13]&gt;0;[.B$181];1)*([.J13]*[.B$166]+[.K13]*[.B$167]+[.L13]*[.B$168]+[.N13]*[.B$169]+[.O13]*[.B$171]+[.P13]*[.B$172]+[.S13]*[.B$174]+[.T13]*[.B$175]+[.U13]*[.B$176]+[.V13]*[.B$177]+[.X13]*[.B$179])+[.Q13]*[.B$173]+[.Y13]*[.B$180]+[.AD13]*[.B$186])" office:value-type="float" office:value="1.7">
              <text:p>1.7</text:p>
            </table:table-cell>
            <table:table-cell table:style-name="ce26" table:formula="of:=[.AE13]+[.I13]-IF([.W13]&gt;0;0;[.F13]+[.G13]+[.H13])" office:value-type="float" office:value="0.7">
              <text:p>0.7</text:p>
            </table:table-cell>
            <table:table-cell table:style-name="ce30" table:formula="of:=[.AF13]+[.AF14]+[.AF15]" office:value-type="float" office:value="4.1">
              <text:p>4.1</text:p>
            </table:table-cell>
            <table:table-cell table:number-columns-repeated="3"/>
            <table:table-cell table:style-name="ce16" table:formula="of:=IF([.F13]&lt;5; 3; IF([.F13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13">
              <text:p>13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NA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1 Trade</text:p>
            </table:table-cell>
            <table:table-cell table:number-columns-repeated="5"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16" table:formula="of:=IF([.D14]=&quot;Animist&quot;; VLOOKUP([.F14];[.B$188:.C$196];2;0); IF([.D14]=&quot;Soldier&quot;; VLOOKUP([.F14];[.B$188:.C$196];2;0); IF([.D14]=&quot;Guard&quot;; VLOOKUP([.F14];[.B$188:.C$196];2;0); 0)))" office:value-type="float" office:value="0">
              <text:p>0</text:p>
            </table:table-cell>
            <table:table-cell table:number-columns-repeated="13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14]&gt;0;[.B$166]*[.W14];0)+IF([.W14]&gt;0;[.B$178];1)*IF([.R14]&gt;0;[.R14];1)*IF([.AB14]=1;[.AB14]*[.B$185];1)*(IF([.Z14]&gt;0;[.B$181];1)*([.J14]*[.B$166]+[.K14]*[.B$167]+[.L14]*[.B$168]+[.N14]*[.B$169]+[.O14]*[.B$171]+[.P14]*[.B$172]+[.S14]*[.B$174]+[.T14]*[.B$175]+[.U14]*[.B$176]+[.V14]*[.B$177]+[.X14]*[.B$179])+[.Q14]*[.B$173]+[.Y14]*[.B$180]+[.AD14]*[.B$186])" office:value-type="float" office:value="0.4">
              <text:p>0.4</text:p>
            </table:table-cell>
            <table:table-cell table:style-name="ce26" table:formula="of:=[.AE14]+[.I14]-IF([.W14]&gt;0;0;[.F14]+[.G14]+[.H14])" office:value-type="float" office:value="0.4">
              <text:p>0.4</text:p>
            </table:table-cell>
            <table:table-cell table:style-name="ce30"/>
            <table:table-cell table:number-columns-repeated="3"/>
            <table:table-cell table:style-name="ce16"/>
            <table:table-cell table:number-columns-repeated="2"/>
            <table:table-cell office:value-type="float" office:value="14">
              <text:p>14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  <table:table-row table:style-name="ro2">
            <table:table-cell table:style-name="ce1" office:value-type="string">
              <text:p>Trash</text:p>
            </table:table-cell>
            <table:table-cell office:value-type="string">
              <text:p>NA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2 Strength and 1 Anima</text:p>
            </table:table-cell>
            <table:table-cell table:number-columns-repeated="6" table:style-name="ce16"/>
            <table:table-cell table:style-name="ce16" office:value-type="float" office:value="2">
              <text:p>2</text:p>
            </table:table-cell>
            <table:table-cell table:style-name="ce16" table:formula="of:=IF([.D15]=&quot;Animist&quot;; VLOOKUP([.F15];[.B$188:.C$196];2;0); IF([.D15]=&quot;Soldier&quot;; VLOOKUP([.F15];[.B$188:.C$196];2;0); IF([.D15]=&quot;Guard&quot;; VLOOKUP([.F15];[.B$188:.C$196];2;0); 0)))" office:value-type="float" office:value="0">
              <text:p>0</text:p>
            </table:table-cell>
            <table:table-cell table:style-name="ce16" office:value-type="float" office:value="1">
              <text:p>1</text:p>
            </table:table-cell>
            <table:table-cell table:number-columns-repeated="12"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16"/>
            <table:table-cell table:style-name="ce22"/>
            <table:table-cell table:style-name="ce22" table:formula="of:=IF([.W15]&gt;0;[.B$166]*[.W15];0)+IF([.W15]&gt;0;[.B$178];1)*IF([.R15]&gt;0;[.R15];1)*IF([.AB15]=1;[.AB15]*[.B$185];1)*(IF([.Z15]&gt;0;[.B$181];1)*([.J15]*[.B$166]+[.K15]*[.B$167]+[.L15]*[.B$168]+[.N15]*[.B$169]+[.O15]*[.B$171]+[.P15]*[.B$172]+[.S15]*[.B$174]+[.T15]*[.B$175]+[.U15]*[.B$176]+[.V15]*[.B$177]+[.X15]*[.B$179])+[.Q15]*[.B$173]+[.Y15]*[.B$180]+[.AD15]*[.B$186])" office:value-type="float" office:value="3">
              <text:p>3.0</text:p>
            </table:table-cell>
            <table:table-cell table:style-name="ce26" table:formula="of:=[.AE15]+[.I15]-IF([.W15]&gt;0;0;[.F15]+[.G15]+[.H15])" office:value-type="float" office:value="3">
              <text:p>3.0</text:p>
            </table:table-cell>
            <table:table-cell table:style-name="ce30"/>
            <table:table-cell table:number-columns-repeated="3"/>
            <table:table-cell table:style-name="ce16"/>
            <table:table-cell table:number-columns-repeated="2"/>
            <table:table-cell office:value-type="float" office:value="15">
              <text:p>15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</table:table-row-group>
        <table:table-row table:style-name="ro2">
          <table:table-cell table:style-name="Default" office:value-type="string">
            <text:p>Ice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1 Anima to gain 3 Strength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table:formula="of:=CEILING([.F16]/2;1)" office:value-type="float" office:value="2">
            <text:p>2</text:p>
          </table:table-cell>
          <table:table-cell table:number-columns-repeated="3" table:style-name="ce16"/>
          <table:table-cell table:style-name="ce16" table:formula="of:=IF([.D16]=&quot;Animist&quot;; VLOOKUP([.F16];[.B$188:.C$196];2;0); IF([.D16]=&quot;Soldier&quot;; VLOOKUP([.F16];[.B$188:.C$196];2;0); IF([.D16]=&quot;Guard&quot;; VLOOKUP([.F16];[.B$188:.C$196];2;0); 0)))" office:value-type="float" office:value="2">
            <text:p>2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6]&gt;0;[.B$166]*[.W16];0)+IF([.W16]&gt;0;[.B$178];1)*IF([.R16]&gt;0;[.R16];1)*IF([.AB16]=1;[.AB16]*[.B$185];1)*(IF([.Z16]&gt;0;[.B$181];1)*([.J16]*[.B$166]+[.K16]*[.B$167]+[.L16]*[.B$168]+[.N16]*[.B$169]+[.O16]*[.B$171]+[.P16]*[.B$172]+[.S16]*[.B$174]+[.T16]*[.B$175]+[.U16]*[.B$176]+[.V16]*[.B$177]+[.X16]*[.B$179])+[.Q16]*[.B$173]+[.Y16]*[.B$180]+[.AD16]*[.B$186])" office:value-type="float" office:value="0">
            <text:p>0.0</text:p>
          </table:table-cell>
          <table:table-cell table:style-name="ce26" table:formula="of:=[.AE16]+[.I16]-IF([.W16]&gt;0;0;[.F16]+[.G16]+[.H16])" office:value-type="float" office:value="-1">
            <text:p>-1.0</text:p>
          </table:table-cell>
          <table:table-cell table:style-name="ce30" table:formula="of:=[.AF16]" office:value-type="float" office:value="-1">
            <text:p>-1.0</text:p>
          </table:table-cell>
          <table:table-cell table:number-columns-repeated="3"/>
          <table:table-cell table:style-name="ce16" table:formula="of:=IF([.F16]&lt;5; 3; IF([.F1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office:value-type="string">
            <text:p>Silver Defend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3 Strength. Garrison to gain an additional 3 Defense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/>
          <table:table-cell table:style-name="ce16" table:formula="of:=CEILING([.F17]/2;1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formula="of:=IF([.D17]=&quot;Animist&quot;; VLOOKUP([.F17];[.B$188:.C$196];2;0); IF([.D17]=&quot;Soldier&quot;; VLOOKUP([.F17];[.B$188:.C$196];2;0); IF([.D17]=&quot;Guard&quot;; VLOOKUP([.F17];[.B$188:.C$196];2;0); 0)))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5">
            <text:p>5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7]&gt;0;[.B$166]*[.W17];0)+IF([.W17]&gt;0;[.B$178];1)*IF([.R17]&gt;0;[.R17];1)*IF([.AB17]=1;[.AB17]*[.B$185];1)*(IF([.Z17]&gt;0;[.B$181];1)*([.J17]*[.B$166]+[.K17]*[.B$167]+[.L17]*[.B$168]+[.N17]*[.B$169]+[.O17]*[.B$171]+[.P17]*[.B$172]+[.S17]*[.B$174]+[.T17]*[.B$175]+[.U17]*[.B$176]+[.V17]*[.B$177]+[.X17]*[.B$179])+[.Q17]*[.B$173]+[.Y17]*[.B$180]+[.AD17]*[.B$186])" office:value-type="float" office:value="3.3">
            <text:p>3.3</text:p>
          </table:table-cell>
          <table:table-cell table:style-name="ce26" table:formula="of:=[.AE17]+[.I17]-IF([.W17]&gt;0;0;[.F17]+[.G17]+[.H17])" office:value-type="float" office:value="1.3">
            <text:p>1.3</text:p>
          </table:table-cell>
          <table:table-cell table:style-name="ce30" table:formula="of:=[.AF17]" office:value-type="float" office:value="1.3">
            <text:p>1.3</text:p>
          </table:table-cell>
          <table:table-cell table:number-columns-repeated="3"/>
          <table:table-cell table:style-name="ce16" table:formula="of:=IF([.F17]&lt;5; 3; IF([.F17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Fire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2 Anima to gain 5 Strength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/>
          <table:table-cell table:style-name="ce16" table:formula="of:=CEILING([.F18]/2;1)" office:value-type="float" office:value="3">
            <text:p>3</text:p>
          </table:table-cell>
          <table:table-cell table:number-columns-repeated="3" table:style-name="ce16"/>
          <table:table-cell table:style-name="ce16" table:formula="of:=IF([.D18]=&quot;Animist&quot;; VLOOKUP([.F18];[.B$188:.C$196];2;0); IF([.D18]=&quot;Soldier&quot;; VLOOKUP([.F18];[.B$188:.C$196];2;0); IF([.D18]=&quot;Guard&quot;; VLOOKUP([.F18];[.B$188:.C$196];2;0); 0)))" office:value-type="float" office:value="3">
            <text:p>3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8]&gt;0;[.B$166]*[.W18];0)+IF([.W18]&gt;0;[.B$178];1)*IF([.R18]&gt;0;[.R18];1)*IF([.AB18]=1;[.AB18]*[.B$185];1)*(IF([.Z18]&gt;0;[.B$181];1)*([.J18]*[.B$166]+[.K18]*[.B$167]+[.L18]*[.B$168]+[.N18]*[.B$169]+[.O18]*[.B$171]+[.P18]*[.B$172]+[.S18]*[.B$174]+[.T18]*[.B$175]+[.U18]*[.B$176]+[.V18]*[.B$177]+[.X18]*[.B$179])+[.Q18]*[.B$173]+[.Y18]*[.B$180]+[.AD18]*[.B$186])" office:value-type="float" office:value="0">
            <text:p>0.0</text:p>
          </table:table-cell>
          <table:table-cell table:style-name="ce26" table:formula="of:=[.AE18]+[.I18]-IF([.W18]&gt;0;0;[.F18]+[.G18]+[.H18])" office:value-type="float" office:value="-2">
            <text:p>-2.0</text:p>
          </table:table-cell>
          <table:table-cell table:style-name="ce30" table:formula="of:=[.AF18]" office:value-type="float" office:value="-2">
            <text:p>-2.0</text:p>
          </table:table-cell>
          <table:table-cell table:number-columns-repeated="3"/>
          <table:table-cell table:style-name="ce16" table:formula="of:=IF([.F18]&lt;5; 3; IF([.F18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office:value-type="string">
            <text:p>Lun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3 Anima to gain 8 Strength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/>
          <table:table-cell table:style-name="ce16" table:formula="of:=CEILING([.F19]/2;1)" office:value-type="float" office:value="3">
            <text:p>3</text:p>
          </table:table-cell>
          <table:table-cell table:number-columns-repeated="3" table:style-name="ce16"/>
          <table:table-cell table:style-name="ce16" table:formula="of:=IF([.D19]=&quot;Animist&quot;; VLOOKUP([.F19];[.B$188:.C$196];2;0); IF([.D19]=&quot;Soldier&quot;; VLOOKUP([.F19];[.B$188:.C$196];2;0); IF([.D19]=&quot;Guard&quot;; VLOOKUP([.F19];[.B$188:.C$196];2;0); 0)))" office:value-type="float" office:value="4">
            <text:p>4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9]&gt;0;[.B$166]*[.W19];0)+IF([.W19]&gt;0;[.B$178];1)*IF([.R19]&gt;0;[.R19];1)*IF([.AB19]=1;[.AB19]*[.B$185];1)*(IF([.Z19]&gt;0;[.B$181];1)*([.J19]*[.B$166]+[.K19]*[.B$167]+[.L19]*[.B$168]+[.N19]*[.B$169]+[.O19]*[.B$171]+[.P19]*[.B$172]+[.S19]*[.B$174]+[.T19]*[.B$175]+[.U19]*[.B$176]+[.V19]*[.B$177]+[.X19]*[.B$179])+[.Q19]*[.B$173]+[.Y19]*[.B$180]+[.AD19]*[.B$186])" office:value-type="float" office:value="0">
            <text:p>0.0</text:p>
          </table:table-cell>
          <table:table-cell table:style-name="ce26" table:formula="of:=[.AE19]+[.I19]-IF([.W19]&gt;0;0;[.F19]+[.G19]+[.H19])" office:value-type="float" office:value="-3">
            <text:p>-3.0</text:p>
          </table:table-cell>
          <table:table-cell table:style-name="ce30" table:formula="of:=[.AF19]" office:value-type="float" office:value="-3">
            <text:p>-3.0</text:p>
          </table:table-cell>
          <table:table-cell table:number-columns-repeated="3"/>
          <table:table-cell table:style-name="ce16" table:formula="of:=IF([.F19]&lt;5; 3; IF([.F19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office:value-type="string">
            <text:p>Gold Defend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4 Strength. Garrison to gain an additional 5 Defense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20]/2;1)" office:value-type="float" office:value="4">
            <text:p>4</text:p>
          </table:table-cell>
          <table:table-cell table:number-columns-repeated="3" table:style-name="ce16"/>
          <table:table-cell table:style-name="ce16" table:formula="of:=IF([.D20]=&quot;Animist&quot;; VLOOKUP([.F20];[.B$188:.C$196];2;0); IF([.D20]=&quot;Soldier&quot;; VLOOKUP([.F20];[.B$188:.C$196];2;0); IF([.D20]=&quot;Guard&quot;; VLOOKUP([.F20];[.B$188:.C$196];2;0); 0)))" office:value-type="float" office:value="4">
            <text:p>4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0]&gt;0;[.B$166]*[.W20];0)+IF([.W20]&gt;0;[.B$178];1)*IF([.R20]&gt;0;[.R20];1)*IF([.AB20]=1;[.AB20]*[.B$185];1)*(IF([.Z20]&gt;0;[.B$181];1)*([.J20]*[.B$166]+[.K20]*[.B$167]+[.L20]*[.B$168]+[.N20]*[.B$169]+[.O20]*[.B$171]+[.P20]*[.B$172]+[.S20]*[.B$174]+[.T20]*[.B$175]+[.U20]*[.B$176]+[.V20]*[.B$177]+[.X20]*[.B$179])+[.Q20]*[.B$173]+[.Y20]*[.B$180]+[.AD20]*[.B$186])" office:value-type="float" office:value="0">
            <text:p>0.0</text:p>
          </table:table-cell>
          <table:table-cell table:style-name="ce26" table:formula="of:=[.AE20]+[.I20]-IF([.W20]&gt;0;0;[.F20]+[.G20]+[.H20])" office:value-type="float" office:value="-3">
            <text:p>-3.0</text:p>
          </table:table-cell>
          <table:table-cell table:style-name="ce30" table:formula="of:=[.AF20]" office:value-type="float" office:value="-3">
            <text:p>-3.0</text:p>
          </table:table-cell>
          <table:table-cell table:number-columns-repeated="3"/>
          <table:table-cell table:style-name="ce16" table:formula="of:=IF([.F20]&lt;5; 3; IF([.F20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Sol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4 Anima to gain 12 Strength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/>
          <table:table-cell table:style-name="ce16" table:formula="of:=CEILING([.F21]/2;1)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table:formula="of:=IF([.D21]=&quot;Animist&quot;; VLOOKUP([.F21];[.B$188:.C$196];2;0); IF([.D21]=&quot;Soldier&quot;; VLOOKUP([.F21];[.B$188:.C$196];2;0); IF([.D21]=&quot;Guard&quot;; VLOOKUP([.F21];[.B$188:.C$196];2;0); 0)))" office:value-type="float" office:value="5">
            <text:p>5</text:p>
          </table:table-cell>
          <table:table-cell table:number-columns-repeated="4" table:style-name="ce16"/>
          <table:table-cell table:style-name="ce16" office:value-type="float" office:value="3">
            <text:p>3</text:p>
          </table:table-cell>
          <table:table-cell table:number-columns-repeated="8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1]&gt;0;[.B$166]*[.W21];0)+IF([.W21]&gt;0;[.B$178];1)*IF([.R21]&gt;0;[.R21];1)*IF([.AB21]=1;[.AB21]*[.B$185];1)*(IF([.Z21]&gt;0;[.B$181];1)*([.J21]*[.B$166]+[.K21]*[.B$167]+[.L21]*[.B$168]+[.N21]*[.B$169]+[.O21]*[.B$171]+[.P21]*[.B$172]+[.S21]*[.B$174]+[.T21]*[.B$175]+[.U21]*[.B$176]+[.V21]*[.B$177]+[.X21]*[.B$179])+[.Q21]*[.B$173]+[.Y21]*[.B$180]+[.AD21]*[.B$186])" office:value-type="float" office:value="4.5">
            <text:p>4.5</text:p>
          </table:table-cell>
          <table:table-cell table:style-name="ce26" table:formula="of:=[.AE21]+[.I21]-IF([.W21]&gt;0;0;[.F21]+[.G21]+[.H21])" office:value-type="float" office:value="0.5">
            <text:p>0.5</text:p>
          </table:table-cell>
          <table:table-cell table:style-name="ce30" table:formula="of:=[.AF21]" office:value-type="float" office:value="0.5">
            <text:p>0.5</text:p>
          </table:table-cell>
          <table:table-cell table:number-columns-repeated="3"/>
          <table:table-cell table:style-name="ce16" table:formula="of:=IF([.F21]&lt;5; 3; IF([.F21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Chaku the God-Slay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Use 5 Anima to remove any God from play. Immediately gain Favor equal to its Favor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/>
          <table:table-cell table:style-name="ce16" table:formula="of:=CEILING([.F22]/2;1)" office:value-type="float" office:value="5">
            <text:p>5</text:p>
          </table:table-cell>
          <table:table-cell table:number-columns-repeated="3" table:style-name="ce16"/>
          <table:table-cell table:style-name="ce16" table:formula="of:=IF([.D22]=&quot;Animist&quot;; VLOOKUP([.F22];[.B$188:.C$196];2;0); IF([.D22]=&quot;Soldier&quot;; VLOOKUP([.F22];[.B$188:.C$196];2;0); IF([.D22]=&quot;Guard&quot;; VLOOKUP([.F22];[.B$188:.C$196];2;0); 0)))" office:value-type="float" office:value="0">
            <text:p>0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 table:formula="of:=[.I104]" office:value-type="float" office:value="3.79166666666667">
            <text:p>3.8</text:p>
          </table:table-cell>
          <table:table-cell table:style-name="ce22" table:formula="of:=IF([.W22]&gt;0;[.B$166]*[.W22];0)+IF([.W22]&gt;0;[.B$178];1)*IF([.R22]&gt;0;[.R22];1)*IF([.AB22]=1;[.AB22]*[.B$185];1)*(IF([.Z22]&gt;0;[.B$181];1)*([.J22]*[.B$166]+[.K22]*[.B$167]+[.L22]*[.B$168]+[.N22]*[.B$169]+[.O22]*[.B$171]+[.P22]*[.B$172]+[.S22]*[.B$174]+[.T22]*[.B$175]+[.U22]*[.B$176]+[.V22]*[.B$177]+[.X22]*[.B$179])+[.Q22]*[.B$173]+[.Y22]*[.B$180]+[.AD22]*[.B$186])" office:value-type="float" office:value="3.79166666666667">
            <text:p>3.8</text:p>
          </table:table-cell>
          <table:table-cell table:style-name="ce26" table:formula="of:=[.AE22]+[.I22]-IF([.W22]&gt;0;0;[.F22]+[.G22]+[.H22])" office:value-type="float" office:value="-0.208333333333334">
            <text:p>-0.2</text:p>
          </table:table-cell>
          <table:table-cell table:style-name="ce30" table:formula="of:=[.AF22]" office:value-type="float" office:value="-0.208333333333334">
            <text:p>-0.2</text:p>
          </table:table-cell>
          <table:table-cell table:number-columns-repeated="3"/>
          <table:table-cell table:style-name="ce16" table:formula="of:=IF([.F22]&lt;5; 3; IF([.F22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merindian Total</text:p>
          </table:table-cell>
          <table:table-cell table:style-name="ce6" table:number-columns-repeated="3"/>
          <table:table-cell table:style-name="ce10"/>
          <table:table-cell table:number-columns-repeated="4" table:style-name="ce17"/>
          <table:table-cell table:style-name="ce17" table:formula="of:=SUM([.J11:.J22])" office:value-type="float" office:value="5">
            <text:p>5</text:p>
          </table:table-cell>
          <table:table-cell table:style-name="ce17" table:formula="of:=SUM([.K11:.K22])" office:value-type="float" office:value="1">
            <text:p>1</text:p>
          </table:table-cell>
          <table:table-cell table:style-name="ce17" table:formula="of:=SUM([.L11:.L22])" office:value-type="float" office:value="11">
            <text:p>11</text:p>
          </table:table-cell>
          <table:table-cell table:style-name="ce17"/>
          <table:table-cell table:style-name="ce17" table:formula="of:=SUM([.N11:.N22])" office:value-type="float" office:value="1">
            <text:p>1</text:p>
          </table:table-cell>
          <table:table-cell table:style-name="ce17" table:formula="of:=SUM([.O11:.O22])" office:value-type="float" office:value="0">
            <text:p>0</text:p>
          </table:table-cell>
          <table:table-cell table:style-name="ce17" table:formula="of:=SUM([.P11:.P22])" office:value-type="float" office:value="0">
            <text:p>0</text:p>
          </table:table-cell>
          <table:table-cell table:style-name="ce17" table:formula="of:=SUM([.Q11:.Q22])" office:value-type="float" office:value="5">
            <text:p>5</text:p>
          </table:table-cell>
          <table:table-cell table:style-name="ce17" table:formula="of:=SUM([.R11:.R22])" office:value-type="float" office:value="3">
            <text:p>3</text:p>
          </table:table-cell>
          <table:table-cell table:style-name="ce17" table:formula="of:=SUM([.S11:.S22])" office:value-type="float" office:value="0">
            <text:p>0</text:p>
          </table:table-cell>
          <table:table-cell table:style-name="ce17" table:formula="of:=SUM([.T11:.T22])" office:value-type="float" office:value="0">
            <text:p>0</text:p>
          </table:table-cell>
          <table:table-cell table:style-name="ce17" table:formula="of:=SUM([.U11:.U22])" office:value-type="float" office:value="1">
            <text:p>1</text:p>
          </table:table-cell>
          <table:table-cell table:style-name="ce17" table:formula="of:=SUM([.V11:.V22])" office:value-type="float" office:value="0">
            <text:p>0</text:p>
          </table:table-cell>
          <table:table-cell table:style-name="ce17" table:formula="of:=SUM([.W11:.W22])" office:value-type="float" office:value="1">
            <text:p>1</text:p>
          </table:table-cell>
          <table:table-cell table:style-name="ce17" table:formula="of:=SUM([.X11:.X22])" office:value-type="float" office:value="1">
            <text:p>1</text:p>
          </table:table-cell>
          <table:table-cell table:style-name="ce17" table:formula="of:=SUM([.Y11:.Y22])" office:value-type="float" office:value="0">
            <text:p>0</text:p>
          </table:table-cell>
          <table:table-cell table:style-name="ce17" table:formula="of:=SUM([.Z11:.Z22])" office:value-type="float" office:value="0">
            <text:p>0</text:p>
          </table:table-cell>
          <table:table-cell table:style-name="ce17" table:formula="of:=SUM([.AA11:.AA22])" office:value-type="float" office:value="1">
            <text:p>1</text:p>
          </table:table-cell>
          <table:table-cell table:style-name="ce17" table:formula="of:=SUM([.AB11:.AB22])" office:value-type="float" office:value="1">
            <text:p>1</text:p>
          </table:table-cell>
          <table:table-cell table:style-name="ce17"/>
          <table:table-cell table:style-name="ce23" table:formula="of:=SUM([.AD11:.AD22])" office:value-type="float" office:value="3.79166666666667">
            <text:p>3.8</text:p>
          </table:table-cell>
          <table:table-cell table:style-name="ce23" table:formula="of:=IF([.W23]&gt;0;[.B$166]*[.W23];0)+IF([.W23]&gt;0;[.B$178];1)*IF([.R23]&gt;0;[.R23];1)*IF([.AB23]=1;[.AB23]*[.B$185];1)*(IF([.Z23]&gt;0;[.B$181];1)*([.J23]*[.B$166]+[.K23]*[.B$167]+[.L23]*[.B$168]+[.N23]*[.B$169]+[.O23]*[.B$171]+[.P23]*[.B$172]+[.S23]*[.B$174]+[.T23]*[.B$175]+[.U23]*[.B$176]+[.V23]*[.B$177]+[.X23]*[.B$179])+[.Q23]*[.B$173]+[.Y23]*[.B$180]+[.AD23]*[.B$186])" office:value-type="float" office:value="9.875">
            <text:p>9.9</text:p>
          </table:table-cell>
          <table:table-cell table:style-name="ce27" table:formula="of:=[.AE23]+[.I23]-IF([.W23]&gt;0;0;[.F23]+[.G23]+[.H23])" office:value-type="float" office:value="9.875">
            <text:p>9.9</text:p>
          </table:table-cell>
          <table:table-cell table:style-name="ce31" table:formula="of:=[.AF23]" office:value-type="float" office:value="9.875">
            <text:p>9.9</text:p>
          </table:table-cell>
          <table:table-cell table:style-name="ce6" table:number-columns-repeated="3"/>
          <table:table-cell table:style-name="ce17" table:formula="of:=SUM([.AK11:.AK22])" office:value-type="float" office:value="19">
            <text:p>19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-group>
          <table:table-row table:style-name="ro4">
            <table:table-cell office:value-type="string">
              <text:p>Thunder Priest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Citizen</text:p>
            </table:table-cell>
            <table:table-cell office:value-type="string">
              <text:p>You may Sacrifice a card in your hand or discard to gain 1 Anima</text:p>
            </table:table-cell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 table:formula="of:=CEILING([.F24]/2;1)" office:value-type="float" office:value="1">
              <text:p>1</text:p>
            </table:table-cell>
            <table:table-cell table:number-columns-repeated="3" table:style-name="ce16"/>
            <table:table-cell table:style-name="ce16" table:formula="of:=IF([.D24]=&quot;Animist&quot;; VLOOKUP([.F24];[.B$188:.C$196];2;0); IF([.D24]=&quot;Soldier&quot;; VLOOKUP([.F24];[.B$188:.C$196];2;0); IF([.D24]=&quot;Guard&quot;; VLOOKUP([.F24];[.B$188:.C$196];2;0); 0)))" office:value-type="float" office:value="0">
              <text:p>0</text:p>
            </table:table-cell>
            <table:table-cell table:number-columns-repeated="7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24]&gt;0;[.B$166]*[.W24];0)+IF([.W24]&gt;0;[.B$178];1)*IF([.R24]&gt;0;[.R24];1)*IF([.AB24]=1;[.AB24]*[.B$185];1)*(IF([.Z24]&gt;0;[.B$181];1)*([.J24]*[.B$166]+[.K24]*[.B$167]+[.L24]*[.B$168]+[.N24]*[.B$169]+[.O24]*[.B$171]+[.P24]*[.B$172]+[.S24]*[.B$174]+[.T24]*[.B$175]+[.U24]*[.B$176]+[.V24]*[.B$177]+[.X24]*[.B$179])+[.Q24]*[.B$173]+[.Y24]*[.B$180]+[.AD24]*[.B$186])" office:value-type="float" office:value="0.8">
              <text:p>0.8</text:p>
            </table:table-cell>
            <table:table-cell table:style-name="ce26" table:formula="of:=[.AE24]+[.I24]-IF([.W24]&gt;0;0;[.F24]+[.G24]+[.H24])" office:value-type="float" office:value="0.8">
              <text:p>0.8</text:p>
            </table:table-cell>
            <table:table-cell table:style-name="ce30" table:formula="of:=[.AF24]+[.AF25]" office:value-type="float" office:value="0.88">
              <text:p>0.9</text:p>
            </table:table-cell>
            <table:table-cell table:number-columns-repeated="3"/>
            <table:table-cell table:style-name="ce35" table:formula="of:=IF([.F24]&lt;5; 3; IF([.F24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24">
              <text:p>24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6"/>
            <table:table-cell table:style-name="ce16" table:formula="of:=IF([.D25]=&quot;Animist&quot;; VLOOKUP([.F25];[.B$188:.C$196];2;0); IF([.D25]=&quot;Soldier&quot;; VLOOKUP([.F25];[.B$188:.C$196];2;0); IF([.D25]=&quot;Guard&quot;; VLOOKUP([.F25];[.B$188:.C$196];2;0); 0)))" office:value-type="float" office:value="0">
              <text:p>0</text:p>
            </table:table-cell>
            <table:table-cell table:number-columns-repeated="7" table:style-name="ce16"/>
            <table:table-cell table:number-columns-repeated="2" table:style-name="ce16" office:value-type="float" office:value="1">
              <text:p>1</text:p>
            </table:table-cell>
            <table:table-cell table:number-columns-repeated="4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25]&gt;0;[.B$166]*[.W25];0)+IF([.W25]&gt;0;[.B$178];1)*IF([.R25]&gt;0;[.R25];1)*IF([.AB25]=1;[.AB25]*[.B$185];1)*(IF([.Z25]&gt;0;[.B$181];1)*([.J25]*[.B$166]+[.K25]*[.B$167]+[.L25]*[.B$168]+[.N25]*[.B$169]+[.O25]*[.B$171]+[.P25]*[.B$172]+[.S25]*[.B$174]+[.T25]*[.B$175]+[.U25]*[.B$176]+[.V25]*[.B$177]+[.X25]*[.B$179])+[.Q25]*[.B$173]+[.Y25]*[.B$180]+[.AD25]*[.B$186])" office:value-type="float" office:value="0.08">
              <text:p>0.1</text:p>
            </table:table-cell>
            <table:table-cell table:style-name="ce26" table:formula="of:=[.AE25]+[.I25]-IF([.W25]&gt;0;0;[.F25]+[.G25]+[.H25])" office:value-type="float" office:value="0.08">
              <text:p>0.1</text:p>
            </table:table-cell>
            <table:table-cell table:style-name="ce30"/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25">
              <text:p>25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</table:table-row-group>
        <table:table-row table:style-name="ro4">
          <table:table-cell office:value-type="string">
            <text:p>Ned the Necromanc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1 Anima or return a card from your discard pile to your hand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table:formula="of:=CEILING([.F26]/2;1)" office:value-type="float" office:value="1">
            <text:p>1</text:p>
          </table:table-cell>
          <table:table-cell table:number-columns-repeated="3" table:style-name="ce16"/>
          <table:table-cell table:style-name="ce16" table:formula="of:=IF([.D26]=&quot;Animist&quot;; VLOOKUP([.F26];[.B$188:.C$196];2;0); IF([.D26]=&quot;Soldier&quot;; VLOOKUP([.F26];[.B$188:.C$196];2;0); IF([.D26]=&quot;Guard&quot;; VLOOKUP([.F26];[.B$188:.C$196];2;0); 0))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6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6]&gt;0;[.B$166]*[.W26];0)+IF([.W26]&gt;0;[.B$178];1)*IF([.R26]&gt;0;[.R26];1)*IF([.AB26]=1;[.AB26]*[.B$185];1)*(IF([.Z26]&gt;0;[.B$181];1)*([.J26]*[.B$166]+[.K26]*[.B$167]+[.L26]*[.B$168]+[.N26]*[.B$169]+[.O26]*[.B$171]+[.P26]*[.B$172]+[.S26]*[.B$174]+[.T26]*[.B$175]+[.U26]*[.B$176]+[.V26]*[.B$177]+[.X26]*[.B$179])+[.Q26]*[.B$173]+[.Y26]*[.B$180]+[.AD26]*[.B$186])" office:value-type="float" office:value="1.8">
            <text:p>1.8</text:p>
          </table:table-cell>
          <table:table-cell table:style-name="ce26" table:formula="of:=[.AE26]+[.I26]-IF([.W26]&gt;0;0;[.F26]+[.G26]+[.H26])" office:value-type="float" office:value="0.8">
            <text:p>0.8</text:p>
          </table:table-cell>
          <table:table-cell table:style-name="ce30" table:formula="of:=[.AF26]" office:value-type="float" office:value="0.8">
            <text:p>0.8</text:p>
          </table:table-cell>
          <table:table-cell table:number-columns-repeated="3"/>
          <table:table-cell table:style-name="ce35" table:formula="of:=IF([.F26]&lt;5; 3; IF([.F2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SU</text:p>
          </table:table-cell>
          <table:table-cell office:value-type="string">
            <text:p>Ability</text:p>
          </table:table-cell>
          <table:table-cell/>
          <table:table-cell office:value-type="string">
            <text:p>Gain 1 Anima</text:p>
          </table:table-cell>
          <table:table-cell table:number-columns-repeated="7" table:style-name="ce16"/>
          <table:table-cell table:style-name="ce16" table:formula="of:=IF([.D27]=&quot;Animist&quot;; VLOOKUP([.F27];[.B$188:.C$196];2;0); IF([.D27]=&quot;Soldier&quot;; VLOOKUP([.F27];[.B$188:.C$196];2;0); IF([.D27]=&quot;Guard&quot;; VLOOKUP([.F27];[.B$188:.C$196];2;0); 0)))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12"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22"/>
          <table:table-cell table:style-name="ce22" table:formula="of:=IF([.W27]&gt;0;[.B$166]*[.W27];0)+IF([.W27]&gt;0;[.B$178];1)*IF([.R27]&gt;0;[.R27];1)*IF([.AB27]=1;[.AB27]*[.B$185];1)*(IF([.Z27]&gt;0;[.B$181];1)*([.J27]*[.B$166]+[.K27]*[.B$167]+[.L27]*[.B$168]+[.N27]*[.B$169]+[.O27]*[.B$171]+[.P27]*[.B$172]+[.S27]*[.B$174]+[.T27]*[.B$175]+[.U27]*[.B$176]+[.V27]*[.B$177]+[.X27]*[.B$179])+[.Q27]*[.B$173]+[.Y27]*[.B$180]+[.AD27]*[.B$186])" office:value-type="float" office:value="0.4">
            <text:p>0.4</text:p>
          </table:table-cell>
          <table:table-cell table:style-name="ce26" table:formula="of:=[.AE27]+[.I27]-IF([.W27]&gt;0;0;[.F27]+[.G27]+[.H27])" office:value-type="float" office:value="0.4">
            <text:p>0.4</text:p>
          </table:table-cell>
          <table:table-cell table:style-name="ce30"/>
          <table:table-cell table:number-columns-repeated="3"/>
          <table:table-cell table:style-name="ce35"/>
          <table:table-cell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Bronze Horse Arch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2 Strength. Draw 1 card, then discard a card. If Garrisoned, draw an additional card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table:formula="of:=CEILING([.F28]/2;1)" office:value-type="float" office:value="2">
            <text:p>2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style-name="ce16" table:formula="of:=IF([.D28]=&quot;Animist&quot;; VLOOKUP([.F28];[.B$188:.C$196];2;0); IF([.D28]=&quot;Soldier&quot;; VLOOKUP([.F28];[.B$188:.C$196];2;0); IF([.D28]=&quot;Guard&quot;; VLOOKUP([.F28];[.B$188:.C$196];2;0); 0)))" office:value-type="float" office:value="2">
            <text:p>2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8]&gt;0;[.B$166]*[.W28];0)+IF([.W28]&gt;0;[.B$178];1)*IF([.R28]&gt;0;[.R28];1)*IF([.AB28]=1;[.AB28]*[.B$185];1)*(IF([.Z28]&gt;0;[.B$181];1)*([.J28]*[.B$166]+[.K28]*[.B$167]+[.L28]*[.B$168]+[.N28]*[.B$169]+[.O28]*[.B$171]+[.P28]*[.B$172]+[.S28]*[.B$174]+[.T28]*[.B$175]+[.U28]*[.B$176]+[.V28]*[.B$177]+[.X28]*[.B$179])+[.Q28]*[.B$173]+[.Y28]*[.B$180]+[.AD28]*[.B$186])" office:value-type="float" office:value="1">
            <text:p>1.0</text:p>
          </table:table-cell>
          <table:table-cell table:style-name="ce26" table:formula="of:=[.AE28]+[.I28]-IF([.W28]&gt;0;0;[.F28]+[.G28]+[.H28])" office:value-type="float" office:value="0">
            <text:p>0.0</text:p>
          </table:table-cell>
          <table:table-cell table:style-name="ce30" table:formula="of:=[.AF28]" office:value-type="float" office:value="0">
            <text:p>0.0</text:p>
          </table:table-cell>
          <table:table-cell table:number-columns-repeated="3"/>
          <table:table-cell table:style-name="ce35" table:formula="of:=IF([.F28]&lt;5; 3; IF([.F28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Ice Priest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2 Anima. You may Sacrifice a card in your hand or discard to gain an additional 1 Anima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/>
          <table:table-cell table:style-name="ce16" table:formula="of:=CEILING([.F29]/2;1)" office:value-type="float" office:value="2">
            <text:p>2</text:p>
          </table:table-cell>
          <table:table-cell table:number-columns-repeated="3" table:style-name="ce16"/>
          <table:table-cell table:style-name="ce16" table:formula="of:=IF([.D29]=&quot;Animist&quot;; VLOOKUP([.F29];[.B$188:.C$196];2;0); IF([.D29]=&quot;Soldier&quot;; VLOOKUP([.F29];[.B$188:.C$196];2;0); IF([.D29]=&quot;Guard&quot;; VLOOKUP([.F29];[.B$188:.C$196];2;0); 0)))" office:value-type="float" office:value="0">
            <text:p>0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9]&gt;0;[.B$166]*[.W29];0)+IF([.W29]&gt;0;[.B$178];1)*IF([.R29]&gt;0;[.R29];1)*IF([.AB29]=1;[.AB29]*[.B$185];1)*(IF([.Z29]&gt;0;[.B$181];1)*([.J29]*[.B$166]+[.K29]*[.B$167]+[.L29]*[.B$168]+[.N29]*[.B$169]+[.O29]*[.B$171]+[.P29]*[.B$172]+[.S29]*[.B$174]+[.T29]*[.B$175]+[.U29]*[.B$176]+[.V29]*[.B$177]+[.X29]*[.B$179])+[.Q29]*[.B$173]+[.Y29]*[.B$180]+[.AD29]*[.B$186])" office:value-type="float" office:value="0">
            <text:p>0.0</text:p>
          </table:table-cell>
          <table:table-cell table:style-name="ce26" table:formula="of:=[.AE29]+[.I29]-IF([.W29]&gt;0;0;[.F29]+[.G29]+[.H29])" office:value-type="float" office:value="-2">
            <text:p>-2.0</text:p>
          </table:table-cell>
          <table:table-cell table:style-name="ce30" table:formula="of:=[.AF29]" office:value-type="float" office:value="-2">
            <text:p>-2.0</text:p>
          </table:table-cell>
          <table:table-cell table:number-columns-repeated="3"/>
          <table:table-cell table:style-name="ce35" table:formula="of:=IF([.F29]&lt;5; 3; IF([.F29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/>
          <table:table-cell office:value-type="string">
            <text:p>SU</text:p>
          </table:table-cell>
          <table:table-cell/>
          <table:table-cell/>
          <table:table-cell/>
          <table:table-cell table:number-columns-repeated="7" table:style-name="ce16"/>
          <table:table-cell table:style-name="ce16" table:formula="of:=IF([.D30]=&quot;Animist&quot;; VLOOKUP([.F30];[.B$188:.C$196];2;0); IF([.D30]=&quot;Soldier&quot;; VLOOKUP([.F30];[.B$188:.C$196];2;0); IF([.D30]=&quot;Guard&quot;; VLOOKUP([.F30];[.B$188:.C$196];2;0); 0)))" office:value-type="float" office:value="0">
            <text:p>0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30]&gt;0;[.B$166]*[.W30];0)+IF([.W30]&gt;0;[.B$178];1)*IF([.R30]&gt;0;[.R30];1)*IF([.AB30]=1;[.AB30]*[.B$185];1)*(IF([.Z30]&gt;0;[.B$181];1)*([.J30]*[.B$166]+[.K30]*[.B$167]+[.L30]*[.B$168]+[.N30]*[.B$169]+[.O30]*[.B$171]+[.P30]*[.B$172]+[.S30]*[.B$174]+[.T30]*[.B$175]+[.U30]*[.B$176]+[.V30]*[.B$177]+[.X30]*[.B$179])+[.Q30]*[.B$173]+[.Y30]*[.B$180]+[.AD30]*[.B$186])" office:value-type="float" office:value="0">
            <text:p>0.0</text:p>
          </table:table-cell>
          <table:table-cell table:style-name="ce26" table:formula="of:=[.AE30]+[.I30]-IF([.W30]&gt;0;0;[.F30]+[.G30]+[.H30])" office:value-type="float" office:value="0">
            <text:p>0.0</text:p>
          </table:table-cell>
          <table:table-cell table:style-name="ce30"/>
          <table:table-cell table:number-columns-repeated="3"/>
          <table:table-cell table:style-name="ce35"/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-group>
          <table:table-row table:style-name="ro4">
            <table:table-cell office:value-type="string">
              <text:p>Silver Horse Arc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Soldier</text:p>
            </table:table-cell>
            <table:table-cell office:value-type="string">
              <text:p>Gain 3 Strength. Draw 2 cards, then discard 2 cards. If Garrisoned, draw an additional card</text:p>
            </table:table-cell>
            <table:table-cell table:style-name="ce16" office:value-type="float" office:value="5">
              <text:p>5</text:p>
            </table:table-cell>
            <table:table-cell table:number-columns-repeated="2" table:style-name="ce16"/>
            <table:table-cell table:style-name="ce16" table:formula="of:=CEILING([.F31]/2;1)" office:value-type="float" office:value="3">
              <text:p>3</text:p>
            </table:table-cell>
            <table:table-cell table:style-name="ce16" office:value-type="float" office:value="2">
              <text:p>2</text:p>
            </table:table-cell>
            <table:table-cell table:style-name="ce16"/>
            <table:table-cell table:style-name="ce16" office:value-type="float" office:value="4">
              <text:p>4</text:p>
            </table:table-cell>
            <table:table-cell table:style-name="ce16" table:formula="of:=IF([.D31]=&quot;Animist&quot;; VLOOKUP([.F31];[.B$188:.C$196];2;0); IF([.D31]=&quot;Soldier&quot;; VLOOKUP([.F31];[.B$188:.C$196];2;0); IF([.D31]=&quot;Guard&quot;; VLOOKUP([.F31];[.B$188:.C$196];2;0); 0)))" office:value-type="float" office:value="3">
              <text:p>3</text:p>
            </table:table-cell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31]&gt;0;[.B$166]*[.W31];0)+IF([.W31]&gt;0;[.B$178];1)*IF([.R31]&gt;0;[.R31];1)*IF([.AB31]=1;[.AB31]*[.B$185];1)*(IF([.Z31]&gt;0;[.B$181];1)*([.J31]*[.B$166]+[.K31]*[.B$167]+[.L31]*[.B$168]+[.N31]*[.B$169]+[.O31]*[.B$171]+[.P31]*[.B$172]+[.S31]*[.B$174]+[.T31]*[.B$175]+[.U31]*[.B$176]+[.V31]*[.B$177]+[.X31]*[.B$179])+[.Q31]*[.B$173]+[.Y31]*[.B$180]+[.AD31]*[.B$186])" office:value-type="float" office:value="3">
              <text:p>3.0</text:p>
            </table:table-cell>
            <table:table-cell table:style-name="ce26" table:formula="of:=[.AE31]+[.I31]-IF([.W31]&gt;0;0;[.F31]+[.G31]+[.H31])" office:value-type="float" office:value="1">
              <text:p>1.0</text:p>
            </table:table-cell>
            <table:table-cell table:style-name="ce30" table:formula="of:=[.AF31]+[.AF32]" office:value-type="float" office:value="1.64">
              <text:p>1.6</text:p>
            </table:table-cell>
            <table:table-cell table:number-columns-repeated="3"/>
            <table:table-cell table:style-name="ce35" table:formula="of:=IF([.F31]&lt;5; 3; IF([.F31]&lt;7; 2; 1))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31">
              <text:p>31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  <table:table-row table:style-name="ro2">
            <table:table-cell table:style-name="ce3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lly</text:p>
            </table:table-cell>
            <table:table-cell/>
            <table:table-cell office:value-type="string">
              <text:p>Draw 2 Cards</text:p>
            </table:table-cell>
            <table:table-cell table:number-columns-repeated="7" table:style-name="ce16"/>
            <table:table-cell table:style-name="ce16" table:formula="of:=IF([.D32]=&quot;Animist&quot;; VLOOKUP([.F32];[.B$188:.C$196];2;0); IF([.D32]=&quot;Soldier&quot;; VLOOKUP([.F32];[.B$188:.C$196];2;0); IF([.D32]=&quot;Guard&quot;; VLOOKUP([.F32];[.B$188:.C$196];2;0); 0)))" office:value-type="float" office:value="0">
              <text:p>0</text:p>
            </table:table-cell>
            <table:table-cell table:number-columns-repeated="7" table:style-name="ce16"/>
            <table:table-cell table:style-name="ce16" office:value-type="float" office:value="2">
              <text:p>2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32]&gt;0;[.B$166]*[.W32];0)+IF([.W32]&gt;0;[.B$178];1)*IF([.R32]&gt;0;[.R32];1)*IF([.AB32]=1;[.AB32]*[.B$185];1)*(IF([.Z32]&gt;0;[.B$181];1)*([.J32]*[.B$166]+[.K32]*[.B$167]+[.L32]*[.B$168]+[.N32]*[.B$169]+[.O32]*[.B$171]+[.P32]*[.B$172]+[.S32]*[.B$174]+[.T32]*[.B$175]+[.U32]*[.B$176]+[.V32]*[.B$177]+[.X32]*[.B$179])+[.Q32]*[.B$173]+[.Y32]*[.B$180]+[.AD32]*[.B$186])" office:value-type="float" office:value="0.64">
              <text:p>0.6</text:p>
            </table:table-cell>
            <table:table-cell table:style-name="ce26" table:formula="of:=[.AE32]+[.I32]-IF([.W32]&gt;0;0;[.F32]+[.G32]+[.H32])" office:value-type="float" office:value="0.64">
              <text:p>0.6</text:p>
            </table:table-cell>
            <table:table-cell table:style-name="ce30"/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32">
              <text:p>32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</table:table-row-group>
        <table:table-row-group>
          <table:table-row table:style-name="ro4">
            <table:table-cell office:value-type="string">
              <text:p>Sael the Sneaky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Thief</text:p>
            </table:table-cell>
            <table:table-cell office:value-type="string">
              <text:p>Gain 2 Trade and draw 1 card. If Garrisoned, gain an additional 1 Trade</text:p>
            </table:table-cell>
            <table:table-cell table:style-name="ce16" office:value-type="float" office:value="6">
              <text:p>6</text:p>
            </table:table-cell>
            <table:table-cell table:number-columns-repeated="2" table:style-name="ce16"/>
            <table:table-cell table:style-name="ce16" table:formula="of:=CEILING([.F33]/2;1)" office:value-type="float" office:value="3">
              <text:p>3</text:p>
            </table:table-cell>
            <table:table-cell table:style-name="ce16" office:value-type="float" office:value="3">
              <text:p>3</text:p>
            </table:table-cell>
            <table:table-cell table:style-name="ce16"/>
            <table:table-cell table:style-name="ce16" office:value-type="float" office:value="5">
              <text:p>5</text:p>
            </table:table-cell>
            <table:table-cell table:style-name="ce16" table:formula="of:=IF([.D33]=&quot;Animist&quot;; VLOOKUP([.F33];[.B$188:.C$196];2;0); IF([.D33]=&quot;Soldier&quot;; VLOOKUP([.F33];[.B$188:.C$196];2;0); IF([.D33]=&quot;Guard&quot;; VLOOKUP([.F33];[.B$188:.C$196];2;0); 0)))" office:value-type="float" office:value="0">
              <text:p>0</text:p>
            </table:table-cell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33]&gt;0;[.B$166]*[.W33];0)+IF([.W33]&gt;0;[.B$178];1)*IF([.R33]&gt;0;[.R33];1)*IF([.AB33]=1;[.AB33]*[.B$185];1)*(IF([.Z33]&gt;0;[.B$181];1)*([.J33]*[.B$166]+[.K33]*[.B$167]+[.L33]*[.B$168]+[.N33]*[.B$169]+[.O33]*[.B$171]+[.P33]*[.B$172]+[.S33]*[.B$174]+[.T33]*[.B$175]+[.U33]*[.B$176]+[.V33]*[.B$177]+[.X33]*[.B$179])+[.Q33]*[.B$173]+[.Y33]*[.B$180]+[.AD33]*[.B$186])" office:value-type="float" office:value="3.5">
              <text:p>3.5</text:p>
            </table:table-cell>
            <table:table-cell table:style-name="ce26" table:formula="of:=[.AE33]+[.I33]-IF([.W33]&gt;0;0;[.F33]+[.G33]+[.H33])" office:value-type="float" office:value="0.5">
              <text:p>0.5</text:p>
            </table:table-cell>
            <table:table-cell table:style-name="ce30" table:formula="of:=[.AF33]+[.AF34]+[.AF35]+[.AF36]" office:value-type="float" office:value="2.64">
              <text:p>2.6</text:p>
            </table:table-cell>
            <table:table-cell table:number-columns-repeated="3"/>
            <table:table-cell table:style-name="ce35" table:formula="of:=IF([.F33]&lt;5; 3; IF([.F33]&lt;7; 2; 1))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33">
              <text:p>33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6"/>
            <table:table-cell table:style-name="ce16" table:formula="of:=IF([.D34]=&quot;Animist&quot;; VLOOKUP([.F34];[.B$188:.C$196];2;0); IF([.D34]=&quot;Soldier&quot;; VLOOKUP([.F34];[.B$188:.C$196];2;0); IF([.D34]=&quot;Guard&quot;; VLOOKUP([.F34];[.B$188:.C$196];2;0); 0)))" office:value-type="float" office:value="0">
              <text:p>0</text:p>
            </table:table-cell>
            <table:table-cell table:number-columns-repeated="7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34]&gt;0;[.B$166]*[.W34];0)+IF([.W34]&gt;0;[.B$178];1)*IF([.R34]&gt;0;[.R34];1)*IF([.AB34]=1;[.AB34]*[.B$185];1)*(IF([.Z34]&gt;0;[.B$181];1)*([.J34]*[.B$166]+[.K34]*[.B$167]+[.L34]*[.B$168]+[.N34]*[.B$169]+[.O34]*[.B$171]+[.P34]*[.B$172]+[.S34]*[.B$174]+[.T34]*[.B$175]+[.U34]*[.B$176]+[.V34]*[.B$177]+[.X34]*[.B$179])+[.Q34]*[.B$173]+[.Y34]*[.B$180]+[.AD34]*[.B$186])" office:value-type="float" office:value="0.32">
              <text:p>0.3</text:p>
            </table:table-cell>
            <table:table-cell table:style-name="ce26" table:formula="of:=[.AE34]+[.I34]-IF([.W34]&gt;0;0;[.F34]+[.G34]+[.H34])" office:value-type="float" office:value="0.32">
              <text:p>0.3</text:p>
            </table:table-cell>
            <table:table-cell table:style-name="ce30"/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34">
              <text:p>34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  <table:table-row table:style-name="ro2">
            <table:table-cell table:style-name="ce1" office:value-type="string">
              <text:p>Upgrade: Olympic Giga-Crus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2 Anima to gain 5 Strength</text:p>
            </table:table-cell>
            <table:table-cell table:number-columns-repeated="3" table:style-name="ce16"/>
            <table:table-cell table:style-name="ce16" office:value-type="float" office:value="1">
              <text:p>1</text:p>
            </table:table-cell>
            <table:table-cell table:style-name="ce16" office:value-type="float" office:value="2">
              <text:p>2</text:p>
            </table:table-cell>
            <table:table-cell table:style-name="ce16"/>
            <table:table-cell table:style-name="ce16" office:value-type="float" office:value="5">
              <text:p>5</text:p>
            </table:table-cell>
            <table:table-cell table:style-name="ce16" table:formula="of:=IF([.D35]=&quot;Animist&quot;; VLOOKUP([.F35];[.B$188:.C$196];2;0); IF([.D35]=&quot;Soldier&quot;; VLOOKUP([.F35];[.B$188:.C$196];2;0); IF([.D35]=&quot;Guard&quot;; VLOOKUP([.F35];[.B$188:.C$196];2;0); 0)))" office:value-type="float" office:value="0">
              <text:p>0</text:p>
            </table:table-cell>
            <table:table-cell table:number-columns-repeated="9" table:style-name="ce16"/>
            <table:table-cell table:style-name="ce16" office:value-type="float" office:value="3">
              <text:p>3</text:p>
            </table:table-cell>
            <table:table-cell table:number-columns-repeated="3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35]&gt;0;[.B$166]*[.W35];0)+IF([.W35]&gt;0;[.B$178];1)*IF([.R35]&gt;0;[.R35];1)*IF([.AB35]=1;[.AB35]*[.B$185];1)*(IF([.Z35]&gt;0;[.B$181];1)*([.J35]*[.B$166]+[.K35]*[.B$167]+[.L35]*[.B$168]+[.N35]*[.B$169]+[.O35]*[.B$171]+[.P35]*[.B$172]+[.S35]*[.B$174]+[.T35]*[.B$175]+[.U35]*[.B$176]+[.V35]*[.B$177]+[.X35]*[.B$179])+[.Q35]*[.B$173]+[.Y35]*[.B$180]+[.AD35]*[.B$186])" office:value-type="float" office:value="0.5">
              <text:p>0.5</text:p>
            </table:table-cell>
            <table:table-cell table:style-name="ce26" table:formula="of:=[.AE35]+[.I35]-IF([.W35]&gt;0;0;[.F35]+[.G35]+[.H35])" office:value-type="float" office:value="1.5">
              <text:p>1.5</text:p>
            </table:table-cell>
            <table:table-cell table:style-name="ce30" table:formula="of:=[.AF35]+[.AF36]" office:value-type="float" office:value="1.82">
              <text:p>1.8</text:p>
            </table:table-cell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35">
              <text:p>35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6"/>
            <table:table-cell table:style-name="ce16" table:formula="of:=IF([.D36]=&quot;Animist&quot;; VLOOKUP([.F36];[.B$188:.C$196];2;0); IF([.D36]=&quot;Soldier&quot;; VLOOKUP([.F36];[.B$188:.C$196];2;0); IF([.D36]=&quot;Guard&quot;; VLOOKUP([.F36];[.B$188:.C$196];2;0); 0)))" office:value-type="float" office:value="0">
              <text:p>0</text:p>
            </table:table-cell>
            <table:table-cell table:number-columns-repeated="7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36]&gt;0;[.B$166]*[.W36];0)+IF([.W36]&gt;0;[.B$178];1)*IF([.R36]&gt;0;[.R36];1)*IF([.AB36]=1;[.AB36]*[.B$185];1)*(IF([.Z36]&gt;0;[.B$181];1)*([.J36]*[.B$166]+[.K36]*[.B$167]+[.L36]*[.B$168]+[.N36]*[.B$169]+[.O36]*[.B$171]+[.P36]*[.B$172]+[.S36]*[.B$174]+[.T36]*[.B$175]+[.U36]*[.B$176]+[.V36]*[.B$177]+[.X36]*[.B$179])+[.Q36]*[.B$173]+[.Y36]*[.B$180]+[.AD36]*[.B$186])" office:value-type="float" office:value="0.32">
              <text:p>0.3</text:p>
            </table:table-cell>
            <table:table-cell table:style-name="ce26" table:formula="of:=[.AE36]+[.I36]-IF([.W36]&gt;0;0;[.F36]+[.G36]+[.H36])" office:value-type="float" office:value="0.32">
              <text:p>0.3</text:p>
            </table:table-cell>
            <table:table-cell table:style-name="ce30"/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36">
              <text:p>36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</table:table-row-group>
        <table:table-row table:style-name="ro4">
          <table:table-cell office:value-type="string">
            <text:p>Fire Priest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3 Anima. You may Sacrifice up to 2 cards in your hand or discard to gain 1 Anima for each Sacrificed card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37]/2;1)" office:value-type="float" office:value="4">
            <text:p>4</text:p>
          </table:table-cell>
          <table:table-cell table:number-columns-repeated="3" table:style-name="ce16"/>
          <table:table-cell table:style-name="ce16" table:formula="of:=IF([.D37]=&quot;Animist&quot;; VLOOKUP([.F37];[.B$188:.C$196];2;0); IF([.D37]=&quot;Soldier&quot;; VLOOKUP([.F37];[.B$188:.C$196];2;0); IF([.D37]=&quot;Guard&quot;; VLOOKUP([.F37];[.B$188:.C$196];2;0); 0)))" office:value-type="float" office:value="0">
            <text:p>0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37]&gt;0;[.B$166]*[.W37];0)+IF([.W37]&gt;0;[.B$178];1)*IF([.R37]&gt;0;[.R37];1)*IF([.AB37]=1;[.AB37]*[.B$185];1)*(IF([.Z37]&gt;0;[.B$181];1)*([.J37]*[.B$166]+[.K37]*[.B$167]+[.L37]*[.B$168]+[.N37]*[.B$169]+[.O37]*[.B$171]+[.P37]*[.B$172]+[.S37]*[.B$174]+[.T37]*[.B$175]+[.U37]*[.B$176]+[.V37]*[.B$177]+[.X37]*[.B$179])+[.Q37]*[.B$173]+[.Y37]*[.B$180]+[.AD37]*[.B$186])" office:value-type="float" office:value="0">
            <text:p>0.0</text:p>
          </table:table-cell>
          <table:table-cell table:style-name="ce26" table:formula="of:=[.AE37]+[.I37]-IF([.W37]&gt;0;0;[.F37]+[.G37]+[.H37])" office:value-type="float" office:value="-3">
            <text:p>-3.0</text:p>
          </table:table-cell>
          <table:table-cell table:style-name="ce30" table:formula="of:=[.AF37]" office:value-type="float" office:value="-3">
            <text:p>-3.0</text:p>
          </table:table-cell>
          <table:table-cell table:number-columns-repeated="3"/>
          <table:table-cell table:style-name="ce35" table:formula="of:=IF([.F37]&lt;5; 3; IF([.F37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-group>
          <table:table-row table:style-name="ro4">
            <table:table-cell office:value-type="string">
              <text:p>Gold Horse Arc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Soldier</text:p>
            </table:table-cell>
            <table:table-cell office:value-type="string">
              <text:p>Gain 4 Strength. Draw 3 cards, then discard 3 cards. If Garrisoned, draw an additional card</text:p>
            </table:table-cell>
            <table:table-cell table:style-name="ce16" office:value-type="float" office:value="8">
              <text:p>8</text:p>
            </table:table-cell>
            <table:table-cell table:number-columns-repeated="2" table:style-name="ce16"/>
            <table:table-cell table:style-name="ce16" table:formula="of:=CEILING([.F38]/2;1)" office:value-type="float" office:value="4">
              <text:p>4</text:p>
            </table:table-cell>
            <table:table-cell table:number-columns-repeated="3" table:style-name="ce16"/>
            <table:table-cell table:style-name="ce16" table:formula="of:=IF([.D38]=&quot;Animist&quot;; VLOOKUP([.F38];[.B$188:.C$196];2;0); IF([.D38]=&quot;Soldier&quot;; VLOOKUP([.F38];[.B$188:.C$196];2;0); IF([.D38]=&quot;Guard&quot;; VLOOKUP([.F38];[.B$188:.C$196];2;0); 0)))" office:value-type="float" office:value="5">
              <text:p>5</text:p>
            </table:table-cell>
            <table:table-cell table:style-name="ce16" office:value-type="float" office:value="5">
              <text:p>5</text:p>
            </table:table-cell>
            <table:table-cell table:number-columns-repeated="12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38]&gt;0;[.B$166]*[.W38];0)+IF([.W38]&gt;0;[.B$178];1)*IF([.R38]&gt;0;[.R38];1)*IF([.AB38]=1;[.AB38]*[.B$185];1)*(IF([.Z38]&gt;0;[.B$181];1)*([.J38]*[.B$166]+[.K38]*[.B$167]+[.L38]*[.B$168]+[.N38]*[.B$169]+[.O38]*[.B$171]+[.P38]*[.B$172]+[.S38]*[.B$174]+[.T38]*[.B$175]+[.U38]*[.B$176]+[.V38]*[.B$177]+[.X38]*[.B$179])+[.Q38]*[.B$173]+[.Y38]*[.B$180]+[.AD38]*[.B$186])" office:value-type="float" office:value="5">
              <text:p>5.0</text:p>
            </table:table-cell>
            <table:table-cell table:style-name="ce26" table:formula="of:=[.AE38]+[.I38]-IF([.W38]&gt;0;0;[.F38]+[.G38]+[.H38])" office:value-type="float" office:value="1">
              <text:p>1.0</text:p>
            </table:table-cell>
            <table:table-cell table:style-name="ce30" table:formula="of:=[.AF38]+[.AF39]" office:value-type="float" office:value="1.96">
              <text:p>2.0</text:p>
            </table:table-cell>
            <table:table-cell table:number-columns-repeated="3"/>
            <table:table-cell table:style-name="ce35" table:formula="of:=IF([.F38]&lt;5; 3; IF([.F38]&lt;7; 2; 1))" office:value-type="float" office:value="1">
              <text:p>1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38">
              <text:p>38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Pay X Anima. Draw 1 card for each Anima paid</text:p>
            </table:table-cell>
            <table:table-cell table:number-columns-repeated="4" table:style-name="ce16"/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 table:formula="of:=IF([.D39]=&quot;Animist&quot;; VLOOKUP([.F39];[.B$188:.C$196];2;0); IF([.D39]=&quot;Soldier&quot;; VLOOKUP([.F39];[.B$188:.C$196];2;0); IF([.D39]=&quot;Guard&quot;; VLOOKUP([.F39];[.B$188:.C$196];2;0); 0)))" office:value-type="float" office:value="0">
              <text:p>0</text:p>
            </table:table-cell>
            <table:table-cell table:number-columns-repeated="4" table:style-name="ce16"/>
            <table:table-cell table:style-name="ce16" office:value-type="float" office:value="8">
              <text:p>8</text:p>
            </table:table-cell>
            <table:table-cell table:number-columns-repeated="2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39]&gt;0;[.B$166]*[.W39];0)+IF([.W39]&gt;0;[.B$178];1)*IF([.R39]&gt;0;[.R39];1)*IF([.AB39]=1;[.AB39]*[.B$185];1)*(IF([.Z39]&gt;0;[.B$181];1)*([.J39]*[.B$166]+[.K39]*[.B$167]+[.L39]*[.B$168]+[.N39]*[.B$169]+[.O39]*[.B$171]+[.P39]*[.B$172]+[.S39]*[.B$174]+[.T39]*[.B$175]+[.U39]*[.B$176]+[.V39]*[.B$177]+[.X39]*[.B$179])+[.Q39]*[.B$173]+[.Y39]*[.B$180]+[.AD39]*[.B$186])" office:value-type="float" office:value="0.96">
              <text:p>1.0</text:p>
            </table:table-cell>
            <table:table-cell table:style-name="ce26" table:formula="of:=[.AE39]+[.I39]-IF([.W39]&gt;0;0;[.F39]+[.G39]+[.H39])" office:value-type="float" office:value="0.96">
              <text:p>1.0</text:p>
            </table:table-cell>
            <table:table-cell table:style-name="ce30"/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39">
              <text:p>39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</table:table-row-group>
        <table:table-row table:style-name="ro4">
          <table:table-cell office:value-type="string">
            <text:p>Primordia the Myth-Weav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Use 5 Anima to reveal the top card of the God deck. Assimilate it for free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/>
          <table:table-cell table:style-name="ce16" table:formula="of:=CEILING([.F40]/2;1)" office:value-type="float" office:value="5">
            <text:p>5</text:p>
          </table:table-cell>
          <table:table-cell table:number-columns-repeated="3" table:style-name="ce16"/>
          <table:table-cell table:style-name="ce16" table:formula="of:=IF([.D40]=&quot;Animist&quot;; VLOOKUP([.F40];[.B$188:.C$196];2;0); IF([.D40]=&quot;Soldier&quot;; VLOOKUP([.F40];[.B$188:.C$196];2;0); IF([.D40]=&quot;Guard&quot;; VLOOKUP([.F40];[.B$188:.C$196];2;0); 0)))" office:value-type="float" office:value="0">
            <text:p>0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 table:formula="of:=[.I104]" office:value-type="float" office:value="3.79166666666667">
            <text:p>3.8</text:p>
          </table:table-cell>
          <table:table-cell table:style-name="ce22" table:formula="of:=IF([.W40]&gt;0;[.B$166]*[.W40];0)+IF([.W40]&gt;0;[.B$178];1)*IF([.R40]&gt;0;[.R40];1)*IF([.AB40]=1;[.AB40]*[.B$185];1)*(IF([.Z40]&gt;0;[.B$181];1)*([.J40]*[.B$166]+[.K40]*[.B$167]+[.L40]*[.B$168]+[.N40]*[.B$169]+[.O40]*[.B$171]+[.P40]*[.B$172]+[.S40]*[.B$174]+[.T40]*[.B$175]+[.U40]*[.B$176]+[.V40]*[.B$177]+[.X40]*[.B$179])+[.Q40]*[.B$173]+[.Y40]*[.B$180]+[.AD40]*[.B$186])" office:value-type="float" office:value="3.79166666666667">
            <text:p>3.8</text:p>
          </table:table-cell>
          <table:table-cell table:style-name="ce26" table:formula="of:=[.AE40]+[.I40]-IF([.W40]&gt;0;0;[.F40]+[.G40]+[.H40])" office:value-type="float" office:value="-0.208333333333334">
            <text:p>-0.2</text:p>
          </table:table-cell>
          <table:table-cell table:style-name="ce30" table:formula="of:=[.AF40]" office:value-type="float" office:value="-0.208333333333334">
            <text:p>-0.2</text:p>
          </table:table-cell>
          <table:table-cell table:number-columns-repeated="3"/>
          <table:table-cell table:style-name="ce35" table:formula="of:=IF([.F40]&lt;5; 3; IF([.F40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Sumerian Total</text:p>
          </table:table-cell>
          <table:table-cell table:style-name="ce6" table:number-columns-repeated="3"/>
          <table:table-cell table:style-name="ce10"/>
          <table:table-cell table:number-columns-repeated="4" table:style-name="ce17"/>
          <table:table-cell table:style-name="ce17" table:formula="of:=SUM([.J24:.J40])" office:value-type="float" office:value="8">
            <text:p>8</text:p>
          </table:table-cell>
          <table:table-cell table:style-name="ce17" table:formula="of:=SUM([.K24:.K40])" office:value-type="float" office:value="0">
            <text:p>0</text:p>
          </table:table-cell>
          <table:table-cell table:style-name="ce17" table:formula="of:=SUM([.L24:.L40])" office:value-type="float" office:value="15">
            <text:p>15</text:p>
          </table:table-cell>
          <table:table-cell table:style-name="ce17"/>
          <table:table-cell table:style-name="ce17" table:formula="of:=SUM([.N24:.N40])" office:value-type="float" office:value="7">
            <text:p>7</text:p>
          </table:table-cell>
          <table:table-cell table:style-name="ce17" table:formula="of:=SUM([.O24:.O40])" office:value-type="float" office:value="0">
            <text:p>0</text:p>
          </table:table-cell>
          <table:table-cell table:style-name="ce17" table:formula="of:=SUM([.P24:.P40])" office:value-type="float" office:value="0">
            <text:p>0</text:p>
          </table:table-cell>
          <table:table-cell table:style-name="ce17" table:formula="of:=SUM([.Q24:.Q40])" office:value-type="float" office:value="0">
            <text:p>0</text:p>
          </table:table-cell>
          <table:table-cell table:style-name="ce17" table:formula="of:=SUM([.R24:.R40])" office:value-type="float" office:value="8">
            <text:p>8</text:p>
          </table:table-cell>
          <table:table-cell table:style-name="ce17" table:formula="of:=SUM([.S24:.S40])" office:value-type="float" office:value="0">
            <text:p>0</text:p>
          </table:table-cell>
          <table:table-cell table:style-name="ce17" table:formula="of:=SUM([.T24:.T40])" office:value-type="float" office:value="0">
            <text:p>0</text:p>
          </table:table-cell>
          <table:table-cell table:style-name="ce17" table:formula="of:=SUM([.U24:.U40])" office:value-type="float" office:value="8">
            <text:p>8</text:p>
          </table:table-cell>
          <table:table-cell table:style-name="ce17" table:formula="of:=SUM([.V24:.V40])" office:value-type="float" office:value="1">
            <text:p>1</text:p>
          </table:table-cell>
          <table:table-cell table:style-name="ce17" table:formula="of:=SUM([.W24:.W40])" office:value-type="float" office:value="3">
            <text:p>3</text:p>
          </table:table-cell>
          <table:table-cell table:style-name="ce17" table:formula="of:=SUM([.X24:.X40])" office:value-type="float" office:value="0">
            <text:p>0</text:p>
          </table:table-cell>
          <table:table-cell table:style-name="ce17" table:formula="of:=SUM([.Y24:.Y40])" office:value-type="float" office:value="0">
            <text:p>0</text:p>
          </table:table-cell>
          <table:table-cell table:style-name="ce17" table:formula="of:=SUM([.Z24:.Z40])" office:value-type="float" office:value="0">
            <text:p>0</text:p>
          </table:table-cell>
          <table:table-cell table:style-name="ce17" table:formula="of:=SUM([.AA24:.AA40])" office:value-type="float" office:value="0">
            <text:p>0</text:p>
          </table:table-cell>
          <table:table-cell table:style-name="ce17" table:formula="of:=SUM([.AB24:.AB40])" office:value-type="float" office:value="6">
            <text:p>6</text:p>
          </table:table-cell>
          <table:table-cell table:style-name="ce17"/>
          <table:table-cell table:style-name="ce23" table:formula="of:=SUM([.AD24:.AD40])" office:value-type="float" office:value="3.79166666666667">
            <text:p>3.8</text:p>
          </table:table-cell>
          <table:table-cell table:style-name="ce23" table:formula="of:=IF([.W41]&gt;0;[.B$166]*[.W41];0)+IF([.W41]&gt;0;[.B$178];1)*IF([.R41]&gt;0;[.R41];1)*IF([.AB41]=1;[.AB41]*[.B$185];1)*(IF([.Z41]&gt;0;[.B$181];1)*([.J41]*[.B$166]+[.K41]*[.B$167]+[.L41]*[.B$168]+[.N41]*[.B$169]+[.O41]*[.B$171]+[.P41]*[.B$172]+[.S41]*[.B$174]+[.T41]*[.B$175]+[.U41]*[.B$176]+[.V41]*[.B$177]+[.X41]*[.B$179])+[.Q41]*[.B$173]+[.Y41]*[.B$180]+[.AD41]*[.B$186])" office:value-type="float" office:value="108.866666666667">
            <text:p>108.9</text:p>
          </table:table-cell>
          <table:table-cell table:style-name="ce27" table:formula="of:=[.AE41]+[.I41]-IF([.W41]&gt;0;0;[.F41]+[.G41]+[.H41])" office:value-type="float" office:value="108.866666666667">
            <text:p>108.9</text:p>
          </table:table-cell>
          <table:table-cell table:style-name="ce31"/>
          <table:table-cell table:style-name="ce6" table:number-columns-repeated="3"/>
          <table:table-cell table:style-name="ce17" table:formula="of:=SUM([.AK24:.AK40])" office:value-type="float" office:value="19">
            <text:p>19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number-columns-repeated="3"/>
          <table:table-cell/>
          <table:table-cell/>
          <table:table-cell table:number-columns-repeated="7" table:style-name="ce16"/>
          <table:table-cell table:style-name="ce16" table:formula="of:=IF([.D42]=&quot;Animist&quot;; VLOOKUP([.F42];[.B$188:.C$196];2;0); IF([.D42]=&quot;Soldier&quot;; VLOOKUP([.F42];[.B$188:.C$196];2;0); IF([.D42]=&quot;Guard&quot;; VLOOKUP([.F42];[.B$188:.C$196];2;0); 0)))" office:value-type="float" office:value="0">
            <text:p>0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2]&gt;0;[.B$166]*[.W42];0)+IF([.W42]&gt;0;[.B$178];1)*IF([.R42]&gt;0;[.R42];1)*IF([.AB42]=1;[.AB42]*[.B$185];1)*(IF([.Z42]&gt;0;[.B$181];1)*([.J42]*[.B$166]+[.K42]*[.B$167]+[.L42]*[.B$168]+[.N42]*[.B$169]+[.O42]*[.B$171]+[.P42]*[.B$172]+[.S42]*[.B$174]+[.T42]*[.B$175]+[.U42]*[.B$176]+[.V42]*[.B$177]+[.X42]*[.B$179])+[.Q42]*[.B$173]+[.Y42]*[.B$180]+[.AD42]*[.B$186])" office:value-type="float" office:value="0">
            <text:p>0.0</text:p>
          </table:table-cell>
          <table:table-cell table:style-name="ce26" table:formula="of:=[.AE42]+[.I42]-IF([.W42]&gt;0;0;[.F42]+[.G42]+[.H42])" office:value-type="float" office:value="0">
            <text:p>0.0</text:p>
          </table:table-cell>
          <table:table-cell table:style-name="ce30"/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office:value-type="string">
            <text:p>Nile Runner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Thief</text:p>
          </table:table-cell>
          <table:table-cell office:value-type="string">
            <text:p>Draw 1 card. If Garrisoned, gain 2 Trade as well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table:formula="of:=CEILING([.F43]/2;1)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table:formula="of:=IF([.D43]=&quot;Animist&quot;; VLOOKUP([.F43];[.B$188:.C$196];2;0); IF([.D43]=&quot;Soldier&quot;; VLOOKUP([.F43];[.B$188:.C$196];2;0); IF([.D43]=&quot;Guard&quot;; VLOOKUP([.F43];[.B$188:.C$196];2;0); 0)))" office:value-type="float" office:value="0">
            <text:p>0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3]&gt;0;[.B$166]*[.W43];0)+IF([.W43]&gt;0;[.B$178];1)*IF([.R43]&gt;0;[.R43];1)*IF([.AB43]=1;[.AB43]*[.B$185];1)*(IF([.Z43]&gt;0;[.B$181];1)*([.J43]*[.B$166]+[.K43]*[.B$167]+[.L43]*[.B$168]+[.N43]*[.B$169]+[.O43]*[.B$171]+[.P43]*[.B$172]+[.S43]*[.B$174]+[.T43]*[.B$175]+[.U43]*[.B$176]+[.V43]*[.B$177]+[.X43]*[.B$179])+[.Q43]*[.B$173]+[.Y43]*[.B$180]+[.AD43]*[.B$186])" office:value-type="float" office:value="1.5">
            <text:p>1.5</text:p>
          </table:table-cell>
          <table:table-cell table:style-name="ce26" table:formula="of:=[.AE43]+[.I43]-IF([.W43]&gt;0;0;[.F43]+[.G43]+[.H43])" office:value-type="float" office:value="1.5">
            <text:p>1.5</text:p>
          </table:table-cell>
          <table:table-cell table:style-name="ce30" table:formula="of:=[.AF43]" office:value-type="float" office:value="1.5">
            <text:p>1.5</text:p>
          </table:table-cell>
          <table:table-cell table:number-columns-repeated="3"/>
          <table:table-cell table:style-name="ce16" table:formula="of:=IF([.F43]&lt;5; 3; IF([.F43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5">
          <table:table-cell office:value-type="string">
            <text:p>Wood Wall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2 Defense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table:formula="of:=CEILING([.F44]/2;1)" office:value-type="float" office:value="1">
            <text:p>1</text:p>
          </table:table-cell>
          <table:table-cell table:number-columns-repeated="3" table:style-name="ce16"/>
          <table:table-cell table:style-name="ce16" table:formula="of:=IF([.D44]=&quot;Animist&quot;; VLOOKUP([.F44];[.B$188:.C$196];2;0); IF([.D44]=&quot;Soldier&quot;; VLOOKUP([.F44];[.B$188:.C$196];2;0); IF([.D44]=&quot;Guard&quot;; VLOOKUP([.F44];[.B$188:.C$196];2;0); 0)))" office:value-type="float" office:value="0">
            <text:p>0</text:p>
          </table:table-cell>
          <table:table-cell table:number-columns-repeated="3" table:style-name="ce16"/>
          <table:table-cell table:style-name="ce16" office:value-type="float" office:value="2">
            <text:p>2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4]&gt;0;[.B$166]*[.W44];0)+IF([.W44]&gt;0;[.B$178];1)*IF([.R44]&gt;0;[.R44];1)*IF([.AB44]=1;[.AB44]*[.B$185];1)*(IF([.Z44]&gt;0;[.B$181];1)*([.J44]*[.B$166]+[.K44]*[.B$167]+[.L44]*[.B$168]+[.N44]*[.B$169]+[.O44]*[.B$171]+[.P44]*[.B$172]+[.S44]*[.B$174]+[.T44]*[.B$175]+[.U44]*[.B$176]+[.V44]*[.B$177]+[.X44]*[.B$179])+[.Q44]*[.B$173]+[.Y44]*[.B$180]+[.AD44]*[.B$186])" office:value-type="float" office:value="1.6">
            <text:p>1.6</text:p>
          </table:table-cell>
          <table:table-cell table:style-name="ce26" table:formula="of:=[.AE44]+[.I44]-IF([.W44]&gt;0;0;[.F44]+[.G44]+[.H44])" office:value-type="float" office:value="0.6">
            <text:p>0.6</text:p>
          </table:table-cell>
          <table:table-cell table:style-name="ce30" table:formula="of:=[.AF44]" office:value-type="float" office:value="0.6">
            <text:p>0.6</text:p>
          </table:table-cell>
          <table:table-cell/>
          <table:table-cell office:value-type="string">
            <text:p>wall.webp</text:p>
          </table:table-cell>
          <table:table-cell/>
          <table:table-cell table:style-name="ce16" table:formula="of:=IF([.F44]&lt;5; 3; IF([.F44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-group>
          <table:table-row table:style-name="ro4">
            <table:table-cell office:value-type="string">
              <text:p>Bronze Artisan</text:p>
            </table:table-cell>
            <table:table-cell office:value-type="string">
              <text:p>EG</text:p>
            </table:table-cell>
            <table:table-cell office:value-type="string">
              <text:p>Human</text:p>
            </table:table-cell>
            <table:table-cell office:value-type="string">
              <text:p>Citizen</text:p>
            </table:table-cell>
            <table:table-cell office:value-type="string">
              <text:p>Gain 2 Trade. If Garrisoned, heal that Settlement 1 Health as well</text:p>
            </table:table-cell>
            <table:table-cell table:style-name="ce16" office:value-type="float" office:value="3">
              <text:p>3</text:p>
            </table:table-cell>
            <table:table-cell table:number-columns-repeated="2" table:style-name="ce16"/>
            <table:table-cell table:style-name="ce16" table:formula="of:=CEILING([.F45]/2;1)" office:value-type="float" office:value="2">
              <text:p>2</text:p>
            </table:table-cell>
            <table:table-cell table:number-columns-repeated="3" table:style-name="ce16"/>
            <table:table-cell table:style-name="ce16" table:formula="of:=IF([.D45]=&quot;Animist&quot;; VLOOKUP([.F45];[.B$188:.C$196];2;0); IF([.D45]=&quot;Soldier&quot;; VLOOKUP([.F45];[.B$188:.C$196];2;0); IF([.D45]=&quot;Guard&quot;; VLOOKUP([.F45];[.B$188:.C$196];2;0); 0)))" office:value-type="float" office:value="0">
              <text:p>0</text:p>
            </table:table-cell>
            <table:table-cell table:style-name="ce16" office:value-type="float" office:value="2">
              <text:p>2</text:p>
            </table:table-cell>
            <table:table-cell table:number-columns-repeated="12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45]&gt;0;[.B$166]*[.W45];0)+IF([.W45]&gt;0;[.B$178];1)*IF([.R45]&gt;0;[.R45];1)*IF([.AB45]=1;[.AB45]*[.B$185];1)*(IF([.Z45]&gt;0;[.B$181];1)*([.J45]*[.B$166]+[.K45]*[.B$167]+[.L45]*[.B$168]+[.N45]*[.B$169]+[.O45]*[.B$171]+[.P45]*[.B$172]+[.S45]*[.B$174]+[.T45]*[.B$175]+[.U45]*[.B$176]+[.V45]*[.B$177]+[.X45]*[.B$179])+[.Q45]*[.B$173]+[.Y45]*[.B$180]+[.AD45]*[.B$186])" office:value-type="float" office:value="2">
              <text:p>2.0</text:p>
            </table:table-cell>
            <table:table-cell table:style-name="ce26" table:formula="of:=[.AE45]+[.I45]-IF([.W45]&gt;0;0;[.F45]+[.G45]+[.H45])" office:value-type="float" office:value="1">
              <text:p>1.0</text:p>
            </table:table-cell>
            <table:table-cell table:style-name="ce30" table:formula="of:=[.AF45]+[.AF46]" office:value-type="float" office:value="1.8">
              <text:p>1.8</text:p>
            </table:table-cell>
            <table:table-cell table:number-columns-repeated="3"/>
            <table:table-cell table:style-name="ce16" table:formula="of:=IF([.F45]&lt;5; 3; IF([.F45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5">
              <text:p>45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EG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2 Trade</text:p>
            </table:table-cell>
            <table:table-cell table:number-columns-repeated="5" table:style-name="ce16"/>
            <table:table-cell table:style-name="ce16" office:value-type="float" office:value="2">
              <text:p>2</text:p>
            </table:table-cell>
            <table:table-cell table:style-name="ce16"/>
            <table:table-cell table:style-name="ce16" table:formula="of:=IF([.D46]=&quot;Animist&quot;; VLOOKUP([.F46];[.B$188:.C$196];2;0); IF([.D46]=&quot;Soldier&quot;; VLOOKUP([.F46];[.B$188:.C$196];2;0); IF([.D46]=&quot;Guard&quot;; VLOOKUP([.F46];[.B$188:.C$196];2;0); 0)))" office:value-type="float" office:value="0">
              <text:p>0</text:p>
            </table:table-cell>
            <table:table-cell table:number-columns-repeated="13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46]&gt;0;[.B$166]*[.W46];0)+IF([.W46]&gt;0;[.B$178];1)*IF([.R46]&gt;0;[.R46];1)*IF([.AB46]=1;[.AB46]*[.B$185];1)*(IF([.Z46]&gt;0;[.B$181];1)*([.J46]*[.B$166]+[.K46]*[.B$167]+[.L46]*[.B$168]+[.N46]*[.B$169]+[.O46]*[.B$171]+[.P46]*[.B$172]+[.S46]*[.B$174]+[.T46]*[.B$175]+[.U46]*[.B$176]+[.V46]*[.B$177]+[.X46]*[.B$179])+[.Q46]*[.B$173]+[.Y46]*[.B$180]+[.AD46]*[.B$186])" office:value-type="float" office:value="0.8">
              <text:p>0.8</text:p>
            </table:table-cell>
            <table:table-cell table:style-name="ce26" table:formula="of:=[.AE46]+[.I46]-IF([.W46]&gt;0;0;[.F46]+[.G46]+[.H46])" office:value-type="float" office:value="0.8">
              <text:p>0.8</text:p>
            </table:table-cell>
            <table:table-cell table:style-name="ce30"/>
            <table:table-cell table:number-columns-repeated="3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46">
              <text:p>46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</table:table-row-group>
        <table:table-row table:style-name="ro5">
          <table:table-cell office:value-type="string">
            <text:p>Stone Wall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4 Defense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/>
          <table:table-cell table:style-name="ce16" table:formula="of:=CEILING([.F47]/2;1)" office:value-type="float" office:value="2">
            <text:p>2</text:p>
          </table:table-cell>
          <table:table-cell table:number-columns-repeated="3" table:style-name="ce16"/>
          <table:table-cell table:style-name="ce16" table:formula="of:=IF([.D47]=&quot;Animist&quot;; VLOOKUP([.F47];[.B$188:.C$196];2;0); IF([.D47]=&quot;Soldier&quot;; VLOOKUP([.F47];[.B$188:.C$196];2;0); IF([.D47]=&quot;Guard&quot;; VLOOKUP([.F47];[.B$188:.C$196];2;0); 0)))" office:value-type="float" office:value="0">
            <text:p>0</text:p>
          </table:table-cell>
          <table:table-cell table:number-columns-repeated="3" table:style-name="ce16"/>
          <table:table-cell table:style-name="ce16" office:value-type="float" office:value="4">
            <text:p>4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7]&gt;0;[.B$166]*[.W47];0)+IF([.W47]&gt;0;[.B$178];1)*IF([.R47]&gt;0;[.R47];1)*IF([.AB47]=1;[.AB47]*[.B$185];1)*(IF([.Z47]&gt;0;[.B$181];1)*([.J47]*[.B$166]+[.K47]*[.B$167]+[.L47]*[.B$168]+[.N47]*[.B$169]+[.O47]*[.B$171]+[.P47]*[.B$172]+[.S47]*[.B$174]+[.T47]*[.B$175]+[.U47]*[.B$176]+[.V47]*[.B$177]+[.X47]*[.B$179])+[.Q47]*[.B$173]+[.Y47]*[.B$180]+[.AD47]*[.B$186])" office:value-type="float" office:value="2.4">
            <text:p>2.4</text:p>
          </table:table-cell>
          <table:table-cell table:style-name="ce26" table:formula="of:=[.AE47]+[.I47]-IF([.W47]&gt;0;0;[.F47]+[.G47]+[.H47])" office:value-type="float" office:value="0.4">
            <text:p>0.4</text:p>
          </table:table-cell>
          <table:table-cell table:style-name="ce30" table:formula="of:=[.AF47]" office:value-type="float" office:value="0.4">
            <text:p>0.4</text:p>
          </table:table-cell>
          <table:table-cell/>
          <table:table-cell office:value-type="string">
            <text:p>wall.webp</text:p>
          </table:table-cell>
          <table:table-cell/>
          <table:table-cell table:style-name="ce16" table:formula="of:=IF([.F47]&lt;5; 3; IF([.F47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EG</text:p>
          </table:table-cell>
          <table:table-cell office:value-type="string">
            <text:p>Ability</text:p>
          </table:table-cell>
          <table:table-cell/>
          <table:table-cell office:value-type="string">
            <text:p>Draw 1 card</text:p>
          </table:table-cell>
          <table:table-cell table:number-columns-repeated="7" table:style-name="ce16"/>
          <table:table-cell table:style-name="ce16" table:formula="of:=IF([.D48]=&quot;Animist&quot;; VLOOKUP([.F48];[.B$188:.C$196];2;0); IF([.D48]=&quot;Soldier&quot;; VLOOKUP([.F48];[.B$188:.C$196];2;0); IF([.D48]=&quot;Guard&quot;; VLOOKUP([.F48];[.B$188:.C$196];2;0); 0)))" office:value-type="float" office:value="0">
            <text:p>0</text:p>
          </table:table-cell>
          <table:table-cell table:number-columns-repeated="7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22"/>
          <table:table-cell table:style-name="ce22" table:formula="of:=IF([.W48]&gt;0;[.B$166]*[.W48];0)+IF([.W48]&gt;0;[.B$178];1)*IF([.R48]&gt;0;[.R48];1)*IF([.AB48]=1;[.AB48]*[.B$185];1)*(IF([.Z48]&gt;0;[.B$181];1)*([.J48]*[.B$166]+[.K48]*[.B$167]+[.L48]*[.B$168]+[.N48]*[.B$169]+[.O48]*[.B$171]+[.P48]*[.B$172]+[.S48]*[.B$174]+[.T48]*[.B$175]+[.U48]*[.B$176]+[.V48]*[.B$177]+[.X48]*[.B$179])+[.Q48]*[.B$173]+[.Y48]*[.B$180]+[.AD48]*[.B$186])" office:value-type="float" office:value="0.32">
            <text:p>0.3</text:p>
          </table:table-cell>
          <table:table-cell table:style-name="ce26" table:formula="of:=[.AE48]+[.I48]-IF([.W48]&gt;0;0;[.F48]+[.G48]+[.H48])" office:value-type="float" office:value="0.32">
            <text:p>0.3</text:p>
          </table:table-cell>
          <table:table-cell table:style-name="ce30"/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Silver Artisan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3 Trade. If Garrisoned, heal that Settlement 2 Health as well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/>
          <table:table-cell table:style-name="ce16" table:formula="of:=CEILING([.F49]/2;1)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 table:formula="of:=IF([.D49]=&quot;Animist&quot;; VLOOKUP([.F49];[.B$188:.C$196];2;0); IF([.D49]=&quot;Soldier&quot;; VLOOKUP([.F49];[.B$188:.C$196];2;0); IF([.D49]=&quot;Guard&quot;; VLOOKUP([.F49];[.B$188:.C$196];2;0); 0)))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9]&gt;0;[.B$166]*[.W49];0)+IF([.W49]&gt;0;[.B$178];1)*IF([.R49]&gt;0;[.R49];1)*IF([.AB49]=1;[.AB49]*[.B$185];1)*(IF([.Z49]&gt;0;[.B$181];1)*([.J49]*[.B$166]+[.K49]*[.B$167]+[.L49]*[.B$168]+[.N49]*[.B$169]+[.O49]*[.B$171]+[.P49]*[.B$172]+[.S49]*[.B$174]+[.T49]*[.B$175]+[.U49]*[.B$176]+[.V49]*[.B$177]+[.X49]*[.B$179])+[.Q49]*[.B$173]+[.Y49]*[.B$180]+[.AD49]*[.B$186])" office:value-type="float" office:value="5">
            <text:p>5.0</text:p>
          </table:table-cell>
          <table:table-cell table:style-name="ce26" table:formula="of:=[.AE49]+[.I49]-IF([.W49]&gt;0;0;[.F49]+[.G49]+[.H49])" office:value-type="float" office:value="3">
            <text:p>3.0</text:p>
          </table:table-cell>
          <table:table-cell table:style-name="ce30" table:formula="of:=[.AF49]" office:value-type="float" office:value="3">
            <text:p>3.0</text:p>
          </table:table-cell>
          <table:table-cell table:number-columns-repeated="3"/>
          <table:table-cell table:style-name="ce16" table:formula="of:=IF([.F49]&lt;5; 3; IF([.F49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table:style-name="ce4" office:value-type="string">
            <text:p>Theban Titan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3 Strength. If Garrisoned, gain 2 Defense and an additional 1 Strength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/>
          <table:table-cell table:style-name="ce16" table:formula="of:=CEILING([.F50]/2;1)" office:value-type="float" office:value="3">
            <text:p>3</text:p>
          </table:table-cell>
          <table:table-cell table:number-columns-repeated="3" table:style-name="ce16"/>
          <table:table-cell table:style-name="ce16" table:formula="of:=IF([.D50]=&quot;Animist&quot;; VLOOKUP([.F50];[.B$188:.C$196];2;0); IF([.D50]=&quot;Soldier&quot;; VLOOKUP([.F50];[.B$188:.C$196];2;0); IF([.D50]=&quot;Guard&quot;; VLOOKUP([.F50];[.B$188:.C$196];2;0); 0)))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office:value-type="float" office:value="4">
            <text:p>4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50]&gt;0;[.B$166]*[.W50];0)+IF([.W50]&gt;0;[.B$178];1)*IF([.R50]&gt;0;[.R50];1)*IF([.AB50]=1;[.AB50]*[.B$185];1)*(IF([.Z50]&gt;0;[.B$181];1)*([.J50]*[.B$166]+[.K50]*[.B$167]+[.L50]*[.B$168]+[.N50]*[.B$169]+[.O50]*[.B$171]+[.P50]*[.B$172]+[.S50]*[.B$174]+[.T50]*[.B$175]+[.U50]*[.B$176]+[.V50]*[.B$177]+[.X50]*[.B$179])+[.Q50]*[.B$173]+[.Y50]*[.B$180]+[.AD50]*[.B$186])" office:value-type="float" office:value="3.4">
            <text:p>3.4</text:p>
          </table:table-cell>
          <table:table-cell table:style-name="ce26" table:formula="of:=[.AE50]+[.I50]-IF([.W50]&gt;0;0;[.F50]+[.G50]+[.H50])" office:value-type="float" office:value="0.4">
            <text:p>0.4</text:p>
          </table:table-cell>
          <table:table-cell table:style-name="ce30" table:formula="of:=[.AF50]" office:value-type="float" office:value="0.4">
            <text:p>0.4</text:p>
          </table:table-cell>
          <table:table-cell table:number-columns-repeated="3"/>
          <table:table-cell table:style-name="ce16" table:formula="of:=IF([.F50]&lt;5; 3; IF([.F50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-group>
          <table:table-row table:style-name="ro2">
            <table:table-cell table:style-name="ce1" office:value-type="string">
              <text:p>Ally</text:p>
            </table:table-cell>
            <table:table-cell table:style-name="ce7" office:value-type="string">
              <text:p>EG</text:p>
            </table:table-cell>
            <table:table-cell table:style-name="ce7" office:value-type="string">
              <text:p>Ability</text:p>
            </table:table-cell>
            <table:table-cell table:style-name="ce7"/>
            <table:table-cell table:style-name="ce11" office:value-type="string">
              <text:p>Pay 1 Anima to gain 3 Trade</text:p>
            </table:table-cell>
            <table:table-cell table:number-columns-repeated="3" table:style-name="ce18"/>
            <table:table-cell table:style-name="ce16"/>
            <table:table-cell table:style-name="ce18" office:value-type="float" office:value="1">
              <text:p>1</text:p>
            </table:table-cell>
            <table:table-cell table:style-name="ce18" office:value-type="float" office:value="3">
              <text:p>3</text:p>
            </table:table-cell>
            <table:table-cell table:style-name="ce18"/>
            <table:table-cell table:style-name="ce16" table:formula="of:=IF([.D51]=&quot;Animist&quot;; VLOOKUP([.F51];[.B$188:.C$196];2;0); IF([.D51]=&quot;Soldier&quot;; VLOOKUP([.F51];[.B$188:.C$196];2;0); IF([.D51]=&quot;Guard&quot;; VLOOKUP([.F51];[.B$188:.C$196];2;0); 0)))" office:value-type="float" office:value="0">
              <text:p>0</text:p>
            </table:table-cell>
            <table:table-cell table:number-columns-repeated="13" table:style-name="ce18"/>
            <table:table-cell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24"/>
            <table:table-cell table:style-name="ce22" table:formula="of:=IF([.W51]&gt;0;[.B$166]*[.W51];0)+IF([.W51]&gt;0;[.B$178];1)*IF([.R51]&gt;0;[.R51];1)*IF([.AB51]=1;[.AB51]*[.B$185];1)*(IF([.Z51]&gt;0;[.B$181];1)*([.J51]*[.B$166]+[.K51]*[.B$167]+[.L51]*[.B$168]+[.N51]*[.B$169]+[.O51]*[.B$171]+[.P51]*[.B$172]+[.S51]*[.B$174]+[.T51]*[.B$175]+[.U51]*[.B$176]+[.V51]*[.B$177]+[.X51]*[.B$179])+[.Q51]*[.B$173]+[.Y51]*[.B$180]+[.AD51]*[.B$186])" office:value-type="float" office:value="1">
              <text:p>1.0</text:p>
            </table:table-cell>
            <table:table-cell table:style-name="ce26" table:formula="of:=[.AE51]+[.I51]-IF([.W51]&gt;0;0;[.F51]+[.G51]+[.H51])" office:value-type="float" office:value="1">
              <text:p>1.0</text:p>
            </table:table-cell>
            <table:table-cell table:style-name="ce32"/>
            <table:table-cell table:style-name="ce7" table:number-columns-repeated="3"/>
            <table:table-cell table:style-name="ce16"/>
            <table:table-cell office:value-type="float" office:value="1">
              <text:p>1</text:p>
            </table:table-cell>
            <table:table-cell table:style-name="ce7"/>
            <table:table-cell office:value-type="float" office:value="51">
              <text:p>51</text:p>
            </table:table-cell>
            <table:table-cell table:style-name="ce7"/>
            <table:table-cell office:value-type="string">
              <text:p>Market</text:p>
            </table:table-cell>
            <table:table-cell table:style-name="ce7" table:number-columns-repeated="982"/>
          </table:table-row>
        </table:table-row-group>
        <table:table-row table:style-name="ro5">
          <table:table-cell office:value-type="string">
            <text:p>Iron Wall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7 Defense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52]/2;1)" office:value-type="float" office:value="4">
            <text:p>4</text:p>
          </table:table-cell>
          <table:table-cell table:number-columns-repeated="3" table:style-name="ce16"/>
          <table:table-cell table:style-name="ce16" table:formula="of:=IF([.D52]=&quot;Animist&quot;; VLOOKUP([.F52];[.B$188:.C$196];2;0); IF([.D52]=&quot;Soldier&quot;; VLOOKUP([.F52];[.B$188:.C$196];2;0); IF([.D52]=&quot;Guard&quot;; VLOOKUP([.F52];[.B$188:.C$196];2;0); 0)))" office:value-type="float" office:value="0">
            <text:p>0</text:p>
          </table:table-cell>
          <table:table-cell table:number-columns-repeated="3" table:style-name="ce16"/>
          <table:table-cell table:style-name="ce16" office:value-type="float" office:value="7">
            <text:p>7</text:p>
          </table:table-cell>
          <table:table-cell table:number-columns-repeated="9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52]&gt;0;[.B$166]*[.W52];0)+IF([.W52]&gt;0;[.B$178];1)*IF([.R52]&gt;0;[.R52];1)*IF([.AB52]=1;[.AB52]*[.B$185];1)*(IF([.Z52]&gt;0;[.B$181];1)*([.J52]*[.B$166]+[.K52]*[.B$167]+[.L52]*[.B$168]+[.N52]*[.B$169]+[.O52]*[.B$171]+[.P52]*[.B$172]+[.S52]*[.B$174]+[.T52]*[.B$175]+[.U52]*[.B$176]+[.V52]*[.B$177]+[.X52]*[.B$179])+[.Q52]*[.B$173]+[.Y52]*[.B$180]+[.AD52]*[.B$186])" office:value-type="float" office:value="2.8">
            <text:p>2.8</text:p>
          </table:table-cell>
          <table:table-cell table:style-name="ce26" table:formula="of:=[.AE52]+[.I52]-IF([.W52]&gt;0;0;[.F52]+[.G52]+[.H52])" office:value-type="float" office:value="-0.199999999999999">
            <text:p>-0.2</text:p>
          </table:table-cell>
          <table:table-cell table:style-name="ce30" table:formula="of:=[.AF52]" office:value-type="float" office:value="-0.199999999999999">
            <text:p>-0.2</text:p>
          </table:table-cell>
          <table:table-cell/>
          <table:table-cell office:value-type="string">
            <text:p>wall.webp</text:p>
          </table:table-cell>
          <table:table-cell/>
          <table:table-cell table:style-name="ce16" table:formula="of:=IF([.F52]&lt;5; 3; IF([.F52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Gold Artisan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5 Trade. If Garrisoned, heal that Settlement 3 Health as well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/>
          <table:table-cell table:style-name="ce16" table:formula="of:=CEILING([.F53]/2;1)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table:formula="of:=IF([.D53]=&quot;Animist&quot;; VLOOKUP([.F53];[.B$188:.C$196];2;0); IF([.D53]=&quot;Soldier&quot;; VLOOKUP([.F53];[.B$188:.C$196];2;0); IF([.D53]=&quot;Guard&quot;; VLOOKUP([.F53];[.B$188:.C$196];2;0); 0)))" office:value-type="float" office:value="0">
            <text:p>0</text:p>
          </table:table-cell>
          <table:table-cell table:number-columns-repeated="4" table:style-name="ce16"/>
          <table:table-cell table:style-name="ce16" office:value-type="float" office:value="3">
            <text:p>3</text:p>
          </table:table-cell>
          <table:table-cell table:number-columns-repeated="8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53]&gt;0;[.B$166]*[.W53];0)+IF([.W53]&gt;0;[.B$178];1)*IF([.R53]&gt;0;[.R53];1)*IF([.AB53]=1;[.AB53]*[.B$185];1)*(IF([.Z53]&gt;0;[.B$181];1)*([.J53]*[.B$166]+[.K53]*[.B$167]+[.L53]*[.B$168]+[.N53]*[.B$169]+[.O53]*[.B$171]+[.P53]*[.B$172]+[.S53]*[.B$174]+[.T53]*[.B$175]+[.U53]*[.B$176]+[.V53]*[.B$177]+[.X53]*[.B$179])+[.Q53]*[.B$173]+[.Y53]*[.B$180]+[.AD53]*[.B$186])" office:value-type="float" office:value="4.5">
            <text:p>4.5</text:p>
          </table:table-cell>
          <table:table-cell table:style-name="ce26" table:formula="of:=[.AE53]+[.I53]-IF([.W53]&gt;0;0;[.F53]+[.G53]+[.H53])" office:value-type="float" office:value="0.5">
            <text:p>0.5</text:p>
          </table:table-cell>
          <table:table-cell table:style-name="ce30" table:formula="of:=[.AF53]" office:value-type="float" office:value="0.5">
            <text:p>0.5</text:p>
          </table:table-cell>
          <table:table-cell table:number-columns-repeated="3"/>
          <table:table-cell table:style-name="ce16" table:formula="of:=IF([.F53]&lt;5; 3; IF([.F53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-group>
          <table:table-row table:style-name="ro4">
            <table:table-cell office:value-type="string">
              <text:p>Imhotep the Sun-Worshipper</text:p>
            </table:table-cell>
            <table:table-cell office:value-type="string">
              <text:p>EG</text:p>
            </table:table-cell>
            <table:table-cell office:value-type="string">
              <text:p>Human</text:p>
            </table:table-cell>
            <table:table-cell office:value-type="string">
              <text:p>Citizen</text:p>
            </table:table-cell>
            <table:table-cell office:value-type="string">
              <text:p>Use 5 Anima to pay 5 less Trade, Strength, and Anima for each God you assimilate this turn</text:p>
            </table:table-cell>
            <table:table-cell table:style-name="ce16" office:value-type="float" office:value="9">
              <text:p>9</text:p>
            </table:table-cell>
            <table:table-cell table:number-columns-repeated="2" table:style-name="ce16"/>
            <table:table-cell table:style-name="ce16" table:formula="of:=CEILING([.F54]/2;1)" office:value-type="float" office:value="5">
              <text:p>5</text:p>
            </table:table-cell>
            <table:table-cell table:style-name="ce16"/>
            <table:table-cell table:number-columns-repeated="2" table:style-name="ce16" office:value-type="float" office:value="3">
              <text:p>3</text:p>
            </table:table-cell>
            <table:table-cell table:style-name="ce16" table:formula="of:=IF([.D54]=&quot;Animist&quot;; VLOOKUP([.F54];[.B$188:.C$196];2;0); IF([.D54]=&quot;Soldier&quot;; VLOOKUP([.F54];[.B$188:.C$196];2;0); IF([.D54]=&quot;Guard&quot;; VLOOKUP([.F54];[.B$188:.C$196];2;0); 0)))" office:value-type="float" office:value="0">
              <text:p>0</text:p>
            </table:table-cell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2" office:value-type="float" office:value="1">
              <text:p>1.0</text:p>
            </table:table-cell>
            <table:table-cell table:style-name="ce22" table:formula="of:=IF([.W54]&gt;0;[.B$166]*[.W54];0)+IF([.W54]&gt;0;[.B$178];1)*IF([.R54]&gt;0;[.R54];1)*IF([.AB54]=1;[.AB54]*[.B$185];1)*(IF([.Z54]&gt;0;[.B$181];1)*([.J54]*[.B$166]+[.K54]*[.B$167]+[.L54]*[.B$168]+[.N54]*[.B$169]+[.O54]*[.B$171]+[.P54]*[.B$172]+[.S54]*[.B$174]+[.T54]*[.B$175]+[.U54]*[.B$176]+[.V54]*[.B$177]+[.X54]*[.B$179])+[.Q54]*[.B$173]+[.Y54]*[.B$180]+[.AD54]*[.B$186])" office:value-type="float" office:value="7">
              <text:p>7.0</text:p>
            </table:table-cell>
            <table:table-cell table:style-name="ce26" table:formula="of:=[.AE54]+[.I54]-IF([.W54]&gt;0;0;[.F54]+[.G54]+[.H54])" office:value-type="float" office:value="3">
              <text:p>3.0</text:p>
            </table:table-cell>
            <table:table-cell table:style-name="ce30" table:formula="of:=[.AF54]+[.AF55]" office:value-type="float" office:value="4.2">
              <text:p>4.2</text:p>
            </table:table-cell>
            <table:table-cell table:number-columns-repeated="3"/>
            <table:table-cell table:style-name="ce16" table:formula="of:=IF([.F54]&lt;5; 3; IF([.F54]&lt;7; 2; 1))" office:value-type="float" office:value="1">
              <text:p>1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4">
              <text:p>54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EG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3 Anima</text:p>
            </table:table-cell>
            <table:table-cell table:number-columns-repeated="7" table:style-name="ce16"/>
            <table:table-cell table:style-name="ce16" table:formula="of:=IF([.D55]=&quot;Animist&quot;; VLOOKUP([.F55];[.B$188:.C$196];2;0); IF([.D55]=&quot;Soldier&quot;; VLOOKUP([.F55];[.B$188:.C$196];2;0); IF([.D55]=&quot;Guard&quot;; VLOOKUP([.F55];[.B$188:.C$196];2;0); 0)))" office:value-type="float" office:value="0">
              <text:p>0</text:p>
            </table:table-cell>
            <table:table-cell table:style-name="ce16" office:value-type="float" office:value="3">
              <text:p>3</text:p>
            </table:table-cell>
            <table:table-cell table:number-columns-repeated="12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55]&gt;0;[.B$166]*[.W55];0)+IF([.W55]&gt;0;[.B$178];1)*IF([.R55]&gt;0;[.R55];1)*IF([.AB55]=1;[.AB55]*[.B$185];1)*(IF([.Z55]&gt;0;[.B$181];1)*([.J55]*[.B$166]+[.K55]*[.B$167]+[.L55]*[.B$168]+[.N55]*[.B$169]+[.O55]*[.B$171]+[.P55]*[.B$172]+[.S55]*[.B$174]+[.T55]*[.B$175]+[.U55]*[.B$176]+[.V55]*[.B$177]+[.X55]*[.B$179])+[.Q55]*[.B$173]+[.Y55]*[.B$180]+[.AD55]*[.B$186])" office:value-type="float" office:value="1.2">
              <text:p>1.2</text:p>
            </table:table-cell>
            <table:table-cell table:style-name="ce26" table:formula="of:=[.AE55]+[.I55]-IF([.W55]&gt;0;0;[.F55]+[.G55]+[.H55])" office:value-type="float" office:value="1.2">
              <text:p>1.2</text:p>
            </table:table-cell>
            <table:table-cell table:style-name="ce30"/>
            <table:table-cell table:number-columns-repeated="3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55">
              <text:p>55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</table:table-row-group>
        <table:table-row table:style-name="ro2">
          <table:table-cell table:style-name="ce2" office:value-type="string">
            <text:p>Egyptian Total</text:p>
          </table:table-cell>
          <table:table-cell table:style-name="ce6" table:number-columns-repeated="3"/>
          <table:table-cell table:style-name="ce10"/>
          <table:table-cell table:number-columns-repeated="4" table:style-name="ce17"/>
          <table:table-cell table:style-name="ce17" table:formula="of:=SUM([.J43:.J54])" office:value-type="float" office:value="7">
            <text:p>7</text:p>
          </table:table-cell>
          <table:table-cell table:style-name="ce17" table:formula="of:=SUM([.K43:.K54])" office:value-type="float" office:value="12">
            <text:p>12</text:p>
          </table:table-cell>
          <table:table-cell table:style-name="ce17" table:formula="of:=SUM([.L43:.L54])" office:value-type="float" office:value="8">
            <text:p>8</text:p>
          </table:table-cell>
          <table:table-cell table:style-name="ce17"/>
          <table:table-cell table:style-name="ce17" table:formula="of:=SUM([.N43:.N54])" office:value-type="float" office:value="5">
            <text:p>5</text:p>
          </table:table-cell>
          <table:table-cell table:style-name="ce17" table:formula="of:=SUM([.O43:.O54])" office:value-type="float" office:value="0">
            <text:p>0</text:p>
          </table:table-cell>
          <table:table-cell table:style-name="ce17" table:formula="of:=SUM([.P43:.P54])" office:value-type="float" office:value="0">
            <text:p>0</text:p>
          </table:table-cell>
          <table:table-cell table:style-name="ce17" table:formula="of:=SUM([.Q43:.Q54])" office:value-type="float" office:value="17">
            <text:p>17</text:p>
          </table:table-cell>
          <table:table-cell table:style-name="ce17" table:formula="of:=SUM([.R43:.R54])" office:value-type="float" office:value="3">
            <text:p>3</text:p>
          </table:table-cell>
          <table:table-cell table:style-name="ce17" table:formula="of:=SUM([.S43:.S54])" office:value-type="float" office:value="0">
            <text:p>0</text:p>
          </table:table-cell>
          <table:table-cell table:style-name="ce17" table:formula="of:=SUM([.T43:.T54])" office:value-type="float" office:value="0">
            <text:p>0</text:p>
          </table:table-cell>
          <table:table-cell table:style-name="ce17" table:formula="of:=SUM([.U43:.U54])" office:value-type="float" office:value="4">
            <text:p>4</text:p>
          </table:table-cell>
          <table:table-cell table:style-name="ce17" table:formula="of:=SUM([.V43:.V54])" office:value-type="float" office:value="0">
            <text:p>0</text:p>
          </table:table-cell>
          <table:table-cell table:style-name="ce17" table:formula="of:=SUM([.W43:.W54])" office:value-type="float" office:value="0">
            <text:p>0</text:p>
          </table:table-cell>
          <table:table-cell table:style-name="ce17" table:formula="of:=SUM([.X43:.X54])" office:value-type="float" office:value="0">
            <text:p>0</text:p>
          </table:table-cell>
          <table:table-cell table:style-name="ce17" table:formula="of:=SUM([.Y43:.Y54])" office:value-type="float" office:value="0">
            <text:p>0</text:p>
          </table:table-cell>
          <table:table-cell table:style-name="ce17" table:formula="of:=SUM([.Z43:.Z54])" office:value-type="float" office:value="0">
            <text:p>0</text:p>
          </table:table-cell>
          <table:table-cell table:style-name="ce17" table:formula="of:=SUM([.AA43:.AA54])" office:value-type="float" office:value="0">
            <text:p>0</text:p>
          </table:table-cell>
          <table:table-cell table:style-name="ce17" table:formula="of:=SUM([.AB43:.AB54])" office:value-type="float" office:value="3">
            <text:p>3</text:p>
          </table:table-cell>
          <table:table-cell table:style-name="ce17"/>
          <table:table-cell table:style-name="ce23" table:formula="of:=SUM([.AD43:.AD54])" office:value-type="float" office:value="1">
            <text:p>1.0</text:p>
          </table:table-cell>
          <table:table-cell table:style-name="ce23" table:formula="of:=IF([.W56]&gt;0;[.B$166]*[.W56];0)+IF([.W56]&gt;0;[.B$178];1)*IF([.R56]&gt;0;[.R56];1)*IF([.AB56]=1;[.AB56]*[.B$185];1)*(IF([.Z56]&gt;0;[.B$181];1)*([.J56]*[.B$166]+[.K56]*[.B$167]+[.L56]*[.B$168]+[.N56]*[.B$169]+[.O56]*[.B$171]+[.P56]*[.B$172]+[.S56]*[.B$174]+[.T56]*[.B$175]+[.U56]*[.B$176]+[.V56]*[.B$177]+[.X56]*[.B$179])+[.Q56]*[.B$173]+[.Y56]*[.B$180]+[.AD56]*[.B$186])" office:value-type="float" office:value="97.5">
            <text:p>97.5</text:p>
          </table:table-cell>
          <table:table-cell table:style-name="ce27" table:formula="of:=[.AE56]+[.I56]-IF([.W56]&gt;0;0;[.F56]+[.G56]+[.H56])" office:value-type="float" office:value="97.5">
            <text:p>97.5</text:p>
          </table:table-cell>
          <table:table-cell table:style-name="ce31" table:formula="of:=[.AF56]" office:value-type="float" office:value="97.5">
            <text:p>97.5</text:p>
          </table:table-cell>
          <table:table-cell table:style-name="ce6" table:number-columns-repeated="3"/>
          <table:table-cell table:style-name="ce17" table:formula="of:=SUM([.AK43:.AK55])" office:value-type="float" office:value="19">
            <text:p>19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office:value-type="string">
            <text:p>Thunder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1 Trade or 1 Anima. If Garrisoned, gain both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table:formula="of:=CEILING([.F57]/2;1)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table:formula="of:=IF([.D57]=&quot;Animist&quot;; VLOOKUP([.F57];[.B$188:.C$196];2;0); IF([.D57]=&quot;Soldier&quot;; VLOOKUP([.F57];[.B$188:.C$196];2;0); IF([.D57]=&quot;Guard&quot;; VLOOKUP([.F57];[.B$188:.C$196];2;0); 0)))" office:value-type="float" office:value="2">
            <text:p>2</text:p>
          </table:table-cell>
          <table:table-cell table:number-columns-repeated="12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57]&gt;0;[.B$166]*[.W57];0)+IF([.W57]&gt;0;[.B$178];1)*IF([.R57]&gt;0;[.R57];1)*IF([.AB57]=1;[.AB57]*[.B$185];1)*(IF([.Z57]&gt;0;[.B$181];1)*([.J57]*[.B$166]+[.K57]*[.B$167]+[.L57]*[.B$168]+[.N57]*[.B$169]+[.O57]*[.B$171]+[.P57]*[.B$172]+[.S57]*[.B$174]+[.T57]*[.B$175]+[.U57]*[.B$176]+[.V57]*[.B$177]+[.X57]*[.B$179])+[.Q57]*[.B$173]+[.Y57]*[.B$180]+[.AD57]*[.B$186])" office:value-type="float" office:value="2.1">
            <text:p>2.1</text:p>
          </table:table-cell>
          <table:table-cell table:style-name="ce26" table:formula="of:=[.AE57]+[.I57]-IF([.W57]&gt;0;0;[.F57]+[.G57]+[.H57])" office:value-type="float" office:value="2.1">
            <text:p>2.1</text:p>
          </table:table-cell>
          <table:table-cell table:style-name="ce30" table:formula="of:=[.AF57]" office:value-type="float" office:value="2.1">
            <text:p>2.1</text:p>
          </table:table-cell>
          <table:table-cell table:number-columns-repeated="3"/>
          <table:table-cell table:style-name="ce16" table:formula="of:=IF([.F57]&lt;5; 3; IF([.F57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Bronze Berserk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2 Strength. You may use 1 Anima to gain 2 additional Strength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table:formula="of:=CEILING([.F58]/2;1)" office:value-type="float" office:value="1">
            <text:p>1</text:p>
          </table:table-cell>
          <table:table-cell table:number-columns-repeated="3" table:style-name="ce16"/>
          <table:table-cell table:style-name="ce16" table:formula="of:=IF([.D58]=&quot;Animist&quot;; VLOOKUP([.F58];[.B$188:.C$196];2;0); IF([.D58]=&quot;Soldier&quot;; VLOOKUP([.F58];[.B$188:.C$196];2;0); IF([.D58]=&quot;Guard&quot;; VLOOKUP([.F58];[.B$188:.C$196];2;0); 0)))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number-columns-repeated="10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58]&gt;0;[.B$166]*[.W58];0)+IF([.W58]&gt;0;[.B$178];1)*IF([.R58]&gt;0;[.R58];1)*IF([.AB58]=1;[.AB58]*[.B$185];1)*(IF([.Z58]&gt;0;[.B$181];1)*([.J58]*[.B$166]+[.K58]*[.B$167]+[.L58]*[.B$168]+[.N58]*[.B$169]+[.O58]*[.B$171]+[.P58]*[.B$172]+[.S58]*[.B$174]+[.T58]*[.B$175]+[.U58]*[.B$176]+[.V58]*[.B$177]+[.X58]*[.B$179])+[.Q58]*[.B$173]+[.Y58]*[.B$180]+[.AD58]*[.B$186])" office:value-type="float" office:value="2.9">
            <text:p>2.9</text:p>
          </table:table-cell>
          <table:table-cell table:style-name="ce26" table:formula="of:=[.AE58]+[.I58]-IF([.W58]&gt;0;0;[.F58]+[.G58]+[.H58])" office:value-type="float" office:value="1.9">
            <text:p>1.9</text:p>
          </table:table-cell>
          <table:table-cell table:style-name="ce30" table:formula="of:=[.AF58]" office:value-type="float" office:value="1.9">
            <text:p>1.9</text:p>
          </table:table-cell>
          <table:table-cell table:number-columns-repeated="3"/>
          <table:table-cell table:style-name="ce16" table:formula="of:=IF([.F58]&lt;5; 3; IF([.F58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-group>
          <table:table-row table:style-name="ro2">
            <table:table-cell office:value-type="string">
              <text:p>Ice Diviner</text:p>
            </table:table-cell>
            <table:table-cell office:value-type="string">
              <text:p>DR</text:p>
            </table:table-cell>
            <table:table-cell office:value-type="string">
              <text:p>Human</text:p>
            </table:table-cell>
            <table:table-cell office:value-type="string">
              <text:p>Animist</text:p>
            </table:table-cell>
            <table:table-cell office:value-type="string">
              <text:p>Gain 2 Trade. If Garrisoned, gain an additional 1 Anima</text:p>
            </table:table-cell>
            <table:table-cell table:style-name="ce16" office:value-type="float" office:value="3">
              <text:p>3</text:p>
            </table:table-cell>
            <table:table-cell table:number-columns-repeated="2" table:style-name="ce16"/>
            <table:table-cell table:style-name="ce16" table:formula="of:=CEILING([.F59]/2;1)" office:value-type="float" office:value="2">
              <text:p>2</text:p>
            </table:table-cell>
            <table:table-cell table:style-name="ce16" office:value-type="float" office:value="1">
              <text:p>1</text:p>
            </table:table-cell>
            <table:table-cell table:style-name="ce16" office:value-type="float" office:value="2">
              <text:p>2</text:p>
            </table:table-cell>
            <table:table-cell table:style-name="ce16"/>
            <table:table-cell table:style-name="ce16" table:formula="of:=IF([.D59]=&quot;Animist&quot;; VLOOKUP([.F59];[.B$188:.C$196];2;0); IF([.D59]=&quot;Soldier&quot;; VLOOKUP([.F59];[.B$188:.C$196];2;0); IF([.D59]=&quot;Guard&quot;; VLOOKUP([.F59];[.B$188:.C$196];2;0); 0)))" office:value-type="float" office:value="2">
              <text:p>2</text:p>
            </table:table-cell>
            <table:table-cell table:number-columns-repeated="6" table:style-name="ce16"/>
            <table:table-cell table:style-name="ce16" office:value-type="float" office:value="1">
              <text:p>1</text:p>
            </table:table-cell>
            <table:table-cell table:number-columns-repeated="6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59]&gt;0;[.B$166]*[.W59];0)+IF([.W59]&gt;0;[.B$178];1)*IF([.R59]&gt;0;[.R59];1)*IF([.AB59]=1;[.AB59]*[.B$185];1)*(IF([.Z59]&gt;0;[.B$181];1)*([.J59]*[.B$166]+[.K59]*[.B$167]+[.L59]*[.B$168]+[.N59]*[.B$169]+[.O59]*[.B$171]+[.P59]*[.B$172]+[.S59]*[.B$174]+[.T59]*[.B$175]+[.U59]*[.B$176]+[.V59]*[.B$177]+[.X59]*[.B$179])+[.Q59]*[.B$173]+[.Y59]*[.B$180]+[.AD59]*[.B$186])" office:value-type="float" office:value="2.65">
              <text:p>2.7</text:p>
            </table:table-cell>
            <table:table-cell table:style-name="ce26" table:formula="of:=[.AE59]+[.I59]-IF([.W59]&gt;0;0;[.F59]+[.G59]+[.H59])" office:value-type="float" office:value="1.65">
              <text:p>1.7</text:p>
            </table:table-cell>
            <table:table-cell table:style-name="ce30" table:formula="of:=[.AF59]+[.AF60]" office:value-type="float" office:value="1.91">
              <text:p>1.9</text:p>
            </table:table-cell>
            <table:table-cell table:number-columns-repeated="3"/>
            <table:table-cell table:style-name="ce16" table:formula="of:=IF([.F59]&lt;5; 3; IF([.F59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9">
              <text:p>59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DR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Pay 1 Anima to scrap a card in your hand or discard pile</text:p>
            </table:table-cell>
            <table:table-cell table:number-columns-repeated="4" table:style-name="ce16"/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 table:formula="of:=IF([.D60]=&quot;Animist&quot;; VLOOKUP([.F60];[.B$188:.C$196];2;0); IF([.D60]=&quot;Soldier&quot;; VLOOKUP([.F60];[.B$188:.C$196];2;0); IF([.D60]=&quot;Guard&quot;; VLOOKUP([.F60];[.B$188:.C$196];2;0); 0)))" office:value-type="float" office:value="0">
              <text:p>0</text:p>
            </table:table-cell>
            <table:table-cell table:number-columns-repeated="6" table:style-name="ce16"/>
            <table:table-cell table:style-name="ce16" office:value-type="float" office:value="1">
              <text:p>1</text:p>
            </table:table-cell>
            <table:table-cell table:number-columns-repeated="6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60]&gt;0;[.B$166]*[.W60];0)+IF([.W60]&gt;0;[.B$178];1)*IF([.R60]&gt;0;[.R60];1)*IF([.AB60]=1;[.AB60]*[.B$185];1)*(IF([.Z60]&gt;0;[.B$181];1)*([.J60]*[.B$166]+[.K60]*[.B$167]+[.L60]*[.B$168]+[.N60]*[.B$169]+[.O60]*[.B$171]+[.P60]*[.B$172]+[.S60]*[.B$174]+[.T60]*[.B$175]+[.U60]*[.B$176]+[.V60]*[.B$177]+[.X60]*[.B$179])+[.Q60]*[.B$173]+[.Y60]*[.B$180]+[.AD60]*[.B$186])" office:value-type="float" office:value="0.26">
              <text:p>0.3</text:p>
            </table:table-cell>
            <table:table-cell table:style-name="ce26" table:formula="of:=[.AE60]+[.I60]-IF([.W60]&gt;0;0;[.F60]+[.G60]+[.H60])" office:value-type="float" office:value="0.26">
              <text:p>0.3</text:p>
            </table:table-cell>
            <table:table-cell table:style-name="ce30"/>
            <table:table-cell table:number-columns-repeated="3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60">
              <text:p>60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</table:table-row-group>
        <table:table-row-group>
          <table:table-row table:style-name="ro4">
            <table:table-cell office:value-type="string">
              <text:p>Silver Berserker</text:p>
            </table:table-cell>
            <table:table-cell office:value-type="string">
              <text:p>DR</text:p>
            </table:table-cell>
            <table:table-cell office:value-type="string">
              <text:p>Human</text:p>
            </table:table-cell>
            <table:table-cell office:value-type="string">
              <text:p>Soldier</text:p>
            </table:table-cell>
            <table:table-cell office:value-type="string">
              <text:p>Gain 3 Strength. You may use 1 Anima to gain 2 additional Strength</text:p>
            </table:table-cell>
            <table:table-cell table:style-name="ce16" office:value-type="float" office:value="4">
              <text:p>4</text:p>
            </table:table-cell>
            <table:table-cell table:number-columns-repeated="2" table:style-name="ce16"/>
            <table:table-cell table:style-name="ce16" table:formula="of:=CEILING([.F61]/2;1)" office:value-type="float" office:value="2">
              <text:p>2</text:p>
            </table:table-cell>
            <table:table-cell table:style-name="ce16"/>
            <table:table-cell table:style-name="ce16" office:value-type="float" office:value="3">
              <text:p>3</text:p>
            </table:table-cell>
            <table:table-cell table:style-name="ce16"/>
            <table:table-cell table:style-name="ce16" table:formula="of:=IF([.D61]=&quot;Animist&quot;; VLOOKUP([.F61];[.B$188:.C$196];2;0); IF([.D61]=&quot;Soldier&quot;; VLOOKUP([.F61];[.B$188:.C$196];2;0); IF([.D61]=&quot;Guard&quot;; VLOOKUP([.F61];[.B$188:.C$196];2;0); 0)))" office:value-type="float" office:value="3">
              <text:p>3</text:p>
            </table:table-cell>
            <table:table-cell table:style-name="ce16" office:value-type="float" office:value="2">
              <text:p>2</text:p>
            </table:table-cell>
            <table:table-cell table:number-columns-repeated="10" table:style-name="ce16"/>
            <table:table-cell table:number-columns-repeated="2" table:style-name="ce16" office:value-type="float" office:value="1">
              <text:p>1</text:p>
            </table:table-cell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61]&gt;0;[.B$166]*[.W61];0)+IF([.W61]&gt;0;[.B$178];1)*IF([.R61]&gt;0;[.R61];1)*IF([.AB61]=1;[.AB61]*[.B$185];1)*(IF([.Z61]&gt;0;[.B$181];1)*([.J61]*[.B$166]+[.K61]*[.B$167]+[.L61]*[.B$168]+[.N61]*[.B$169]+[.O61]*[.B$171]+[.P61]*[.B$172]+[.S61]*[.B$174]+[.T61]*[.B$175]+[.U61]*[.B$176]+[.V61]*[.B$177]+[.X61]*[.B$179])+[.Q61]*[.B$173]+[.Y61]*[.B$180]+[.AD61]*[.B$186])" office:value-type="float" office:value="3.9">
              <text:p>3.9</text:p>
            </table:table-cell>
            <table:table-cell table:style-name="ce26" table:formula="of:=[.AE61]+[.I61]-IF([.W61]&gt;0;0;[.F61]+[.G61]+[.H61])" office:value-type="float" office:value="1.9">
              <text:p>1.9</text:p>
            </table:table-cell>
            <table:table-cell table:style-name="ce30" table:formula="of:=[.AF61]+af#ref!" office:value-type="string" office:string-value="Err:509">
              <text:p>Err:509</text:p>
            </table:table-cell>
            <table:table-cell table:number-columns-repeated="3"/>
            <table:table-cell table:style-name="ce16" table:formula="of:=IF([.F61]&lt;5; 3; IF([.F61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1">
              <text:p>61</text:p>
            </table:table-cell>
            <table:table-cell/>
            <table:table-cell office:value-type="string">
              <text:p>Market</text:p>
            </table:table-cell>
            <table:table-cell table:number-columns-repeated="982"/>
          </table:table-row>
        </table:table-row-group>
        <table:table-row table:style-name="ro4">
          <table:table-cell office:value-type="string">
            <text:p>Fire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2 Trade and 1 Anima. If Garrisoned, gain an additional 1 Anima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/>
          <table:table-cell table:style-name="ce16" table:formula="of:=CEILING([.F62]/2;1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table:formula="of:=IF([.D62]=&quot;Animist&quot;; VLOOKUP([.F62];[.B$188:.C$196];2;0); IF([.D62]=&quot;Soldier&quot;; VLOOKUP([.F62];[.B$188:.C$196];2;0); IF([.D62]=&quot;Guard&quot;; VLOOKUP([.F62];[.B$188:.C$196];2;0); 0)))" office:value-type="float" office:value="3">
            <text:p>3</text:p>
          </table:table-cell>
          <table:table-cell table:number-columns-repeated="12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62]&gt;0;[.B$166]*[.W62];0)+IF([.W62]&gt;0;[.B$178];1)*IF([.R62]&gt;0;[.R62];1)*IF([.AB62]=1;[.AB62]*[.B$185];1)*(IF([.Z62]&gt;0;[.B$181];1)*([.J62]*[.B$166]+[.K62]*[.B$167]+[.L62]*[.B$168]+[.N62]*[.B$169]+[.O62]*[.B$171]+[.P62]*[.B$172]+[.S62]*[.B$174]+[.T62]*[.B$175]+[.U62]*[.B$176]+[.V62]*[.B$177]+[.X62]*[.B$179])+[.Q62]*[.B$173]+[.Y62]*[.B$180]+[.AD62]*[.B$186])" office:value-type="float" office:value="3.6">
            <text:p>3.6</text:p>
          </table:table-cell>
          <table:table-cell table:style-name="ce26" table:formula="of:=[.AE62]+[.I62]-IF([.W62]&gt;0;0;[.F62]+[.G62]+[.H62])" office:value-type="float" office:value="1.6">
            <text:p>1.6</text:p>
          </table:table-cell>
          <table:table-cell table:style-name="ce30" table:formula="of:=[.AF62]" office:value-type="float" office:value="1.6">
            <text:p>1.6</text:p>
          </table:table-cell>
          <table:table-cell table:number-columns-repeated="3"/>
          <table:table-cell table:style-name="ce16" table:formula="of:=IF([.F62]&lt;5; 3; IF([.F62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Gold Berserk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4 Strength. You may use 1 Anima to gain 2 additional Strength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/>
          <table:table-cell table:style-name="ce16" table:formula="of:=CEILING([.F63]/2;1)" office:value-type="float" office:value="3">
            <text:p>3</text:p>
          </table:table-cell>
          <table:table-cell table:number-columns-repeated="3" table:style-name="ce16"/>
          <table:table-cell table:style-name="ce16" table:formula="of:=IF([.D63]=&quot;Animist&quot;; VLOOKUP([.F63];[.B$188:.C$196];2;0); IF([.D63]=&quot;Soldier&quot;; VLOOKUP([.F63];[.B$188:.C$196];2;0); IF([.D63]=&quot;Guard&quot;; VLOOKUP([.F63];[.B$188:.C$196];2;0); 0)))" office:value-type="float" office:value="4">
            <text:p>4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63]&gt;0;[.B$166]*[.W63];0)+IF([.W63]&gt;0;[.B$178];1)*IF([.R63]&gt;0;[.R63];1)*IF([.AB63]=1;[.AB63]*[.B$185];1)*(IF([.Z63]&gt;0;[.B$181];1)*([.J63]*[.B$166]+[.K63]*[.B$167]+[.L63]*[.B$168]+[.N63]*[.B$169]+[.O63]*[.B$171]+[.P63]*[.B$172]+[.S63]*[.B$174]+[.T63]*[.B$175]+[.U63]*[.B$176]+[.V63]*[.B$177]+[.X63]*[.B$179])+[.Q63]*[.B$173]+[.Y63]*[.B$180]+[.AD63]*[.B$186])" office:value-type="float" office:value="0">
            <text:p>0.0</text:p>
          </table:table-cell>
          <table:table-cell table:style-name="ce26" table:formula="of:=[.AE63]+[.I63]-IF([.W63]&gt;0;0;[.F63]+[.G63]+[.H63])" office:value-type="float" office:value="-3">
            <text:p>-3.0</text:p>
          </table:table-cell>
          <table:table-cell table:style-name="ce30" table:formula="of:=[.AF63]" office:value-type="float" office:value="-3">
            <text:p>-3.0</text:p>
          </table:table-cell>
          <table:table-cell table:number-columns-repeated="3"/>
          <table:table-cell table:style-name="ce16" table:formula="of:=IF([.F63]&lt;5; 3; IF([.F63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Lun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3 Trade and 1 Anima. If Garrisoned, gain an additional 2 Anima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64]/2;1)" office:value-type="float" office:value="4">
            <text:p>4</text:p>
          </table:table-cell>
          <table:table-cell table:number-columns-repeated="3" table:style-name="ce16"/>
          <table:table-cell table:style-name="ce16" table:formula="of:=IF([.D64]=&quot;Animist&quot;; VLOOKUP([.F64];[.B$188:.C$196];2;0); IF([.D64]=&quot;Soldier&quot;; VLOOKUP([.F64];[.B$188:.C$196];2;0); IF([.D64]=&quot;Guard&quot;; VLOOKUP([.F64];[.B$188:.C$196];2;0); 0)))" office:value-type="float" office:value="4">
            <text:p>4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64]&gt;0;[.B$166]*[.W64];0)+IF([.W64]&gt;0;[.B$178];1)*IF([.R64]&gt;0;[.R64];1)*IF([.AB64]=1;[.AB64]*[.B$185];1)*(IF([.Z64]&gt;0;[.B$181];1)*([.J64]*[.B$166]+[.K64]*[.B$167]+[.L64]*[.B$168]+[.N64]*[.B$169]+[.O64]*[.B$171]+[.P64]*[.B$172]+[.S64]*[.B$174]+[.T64]*[.B$175]+[.U64]*[.B$176]+[.V64]*[.B$177]+[.X64]*[.B$179])+[.Q64]*[.B$173]+[.Y64]*[.B$180]+[.AD64]*[.B$186])" office:value-type="float" office:value="0">
            <text:p>0.0</text:p>
          </table:table-cell>
          <table:table-cell table:style-name="ce26" table:formula="of:=[.AE64]+[.I64]-IF([.W64]&gt;0;0;[.F64]+[.G64]+[.H64])" office:value-type="float" office:value="-3">
            <text:p>-3.0</text:p>
          </table:table-cell>
          <table:table-cell table:style-name="ce30" table:formula="of:=[.AF64]" office:value-type="float" office:value="-3">
            <text:p>-3.0</text:p>
          </table:table-cell>
          <table:table-cell table:number-columns-repeated="3"/>
          <table:table-cell table:style-name="ce16" table:formula="of:=IF([.F64]&lt;5; 3; IF([.F64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Sol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3 Trade and 2 Anima. If Garrisoned, gain an additional 2 Anima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/>
          <table:table-cell table:style-name="ce16" table:formula="of:=CEILING([.F65]/2;1)" office:value-type="float" office:value="4">
            <text:p>4</text:p>
          </table:table-cell>
          <table:table-cell table:number-columns-repeated="3" table:style-name="ce16"/>
          <table:table-cell table:style-name="ce16" table:formula="of:=IF([.D65]=&quot;Animist&quot;; VLOOKUP([.F65];[.B$188:.C$196];2;0); IF([.D65]=&quot;Soldier&quot;; VLOOKUP([.F65];[.B$188:.C$196];2;0); IF([.D65]=&quot;Guard&quot;; VLOOKUP([.F65];[.B$188:.C$196];2;0); 0)))" office:value-type="float" office:value="5">
            <text:p>5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65]&gt;0;[.B$166]*[.W65];0)+IF([.W65]&gt;0;[.B$178];1)*IF([.R65]&gt;0;[.R65];1)*IF([.AB65]=1;[.AB65]*[.B$185];1)*(IF([.Z65]&gt;0;[.B$181];1)*([.J65]*[.B$166]+[.K65]*[.B$167]+[.L65]*[.B$168]+[.N65]*[.B$169]+[.O65]*[.B$171]+[.P65]*[.B$172]+[.S65]*[.B$174]+[.T65]*[.B$175]+[.U65]*[.B$176]+[.V65]*[.B$177]+[.X65]*[.B$179])+[.Q65]*[.B$173]+[.Y65]*[.B$180]+[.AD65]*[.B$186])" office:value-type="float" office:value="0">
            <text:p>0.0</text:p>
          </table:table-cell>
          <table:table-cell table:style-name="ce26" table:formula="of:=[.AE65]+[.I65]-IF([.W65]&gt;0;0;[.F65]+[.G65]+[.H65])" office:value-type="float" office:value="-4">
            <text:p>-4.0</text:p>
          </table:table-cell>
          <table:table-cell table:style-name="ce30" table:formula="of:=[.AF65]" office:value-type="float" office:value="-4">
            <text:p>-4.0</text:p>
          </table:table-cell>
          <table:table-cell table:number-columns-repeated="3"/>
          <table:table-cell table:style-name="ce16" table:formula="of:=IF([.F65]&lt;5; 3; IF([.F65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office:value-type="string">
            <text:p>Aibell the Fairy-Lov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Use 5 Anima. You no longer use Anima this turn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/>
          <table:table-cell table:style-name="ce16" table:formula="of:=CEILING([.F66]/2;1)" office:value-type="float" office:value="5">
            <text:p>5</text:p>
          </table:table-cell>
          <table:table-cell table:number-columns-repeated="3" table:style-name="ce16"/>
          <table:table-cell table:style-name="ce16" table:formula="of:=IF([.D66]=&quot;Animist&quot;; VLOOKUP([.F66];[.B$188:.C$196];2;0); IF([.D66]=&quot;Soldier&quot;; VLOOKUP([.F66];[.B$188:.C$196];2;0); IF([.D66]=&quot;Guard&quot;; VLOOKUP([.F66];[.B$188:.C$196];2;0); 0)))" office:value-type="float" office:value="0">
            <text:p>0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 table:formula="of:=[.I104]*1.25" office:value-type="float" office:value="4.73958333333333">
            <text:p>4.7</text:p>
          </table:table-cell>
          <table:table-cell table:style-name="ce22" table:formula="of:=IF([.W66]&gt;0;[.B$166]*[.W66];0)+IF([.W66]&gt;0;[.B$178];1)*IF([.R66]&gt;0;[.R66];1)*IF([.AB66]=1;[.AB66]*[.B$185];1)*(IF([.Z66]&gt;0;[.B$181];1)*([.J66]*[.B$166]+[.K66]*[.B$167]+[.L66]*[.B$168]+[.N66]*[.B$169]+[.O66]*[.B$171]+[.P66]*[.B$172]+[.S66]*[.B$174]+[.T66]*[.B$175]+[.U66]*[.B$176]+[.V66]*[.B$177]+[.X66]*[.B$179])+[.Q66]*[.B$173]+[.Y66]*[.B$180]+[.AD66]*[.B$186])" office:value-type="float" office:value="4.73958333333333">
            <text:p>4.7</text:p>
          </table:table-cell>
          <table:table-cell table:style-name="ce26" table:formula="of:=[.AE66]+[.I66]-IF([.W66]&gt;0;0;[.F66]+[.G66]+[.H66])" office:value-type="float" office:value="0.739583333333332">
            <text:p>0.7</text:p>
          </table:table-cell>
          <table:table-cell table:style-name="ce30" table:formula="of:=[.AF66]" office:value-type="float" office:value="0.739583333333332">
            <text:p>0.7</text:p>
          </table:table-cell>
          <table:table-cell table:number-columns-repeated="3"/>
          <table:table-cell table:style-name="ce16" table:formula="of:=IF([.F66]&lt;5; 3; IF([.F66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ruidic Total</text:p>
          </table:table-cell>
          <table:table-cell table:style-name="ce6" table:number-columns-repeated="3"/>
          <table:table-cell table:style-name="ce10"/>
          <table:table-cell table:number-columns-repeated="4" table:style-name="ce17"/>
          <table:table-cell table:style-name="ce17" table:formula="of:=SUM([.J57:.J66])" office:value-type="float" office:value="5">
            <text:p>5</text:p>
          </table:table-cell>
          <table:table-cell table:style-name="ce17" table:formula="of:=SUM([.K57:.K66])" office:value-type="float" office:value="10">
            <text:p>10</text:p>
          </table:table-cell>
          <table:table-cell table:style-name="ce17" table:formula="of:=SUM([.L57:.L66])" office:value-type="float" office:value="6">
            <text:p>6</text:p>
          </table:table-cell>
          <table:table-cell table:style-name="ce17"/>
          <table:table-cell table:style-name="ce17" table:formula="of:=SUM([.N57:.N66])" office:value-type="float" office:value="4">
            <text:p>4</text:p>
          </table:table-cell>
          <table:table-cell table:style-name="ce17" table:formula="of:=SUM([.O57:.O66])" office:value-type="float" office:value="0">
            <text:p>0</text:p>
          </table:table-cell>
          <table:table-cell table:style-name="ce17" table:formula="of:=SUM([.P57:.P66])" office:value-type="float" office:value="0">
            <text:p>0</text:p>
          </table:table-cell>
          <table:table-cell table:style-name="ce17" table:formula="of:=SUM([.Q57:.Q66])" office:value-type="float" office:value="0">
            <text:p>0</text:p>
          </table:table-cell>
          <table:table-cell table:style-name="ce17" table:formula="of:=SUM([.R57:.R66])" office:value-type="float" office:value="0">
            <text:p>0</text:p>
          </table:table-cell>
          <table:table-cell table:style-name="ce17" table:formula="of:=SUM([.S57:.S66])" office:value-type="float" office:value="0">
            <text:p>0</text:p>
          </table:table-cell>
          <table:table-cell table:style-name="ce17" table:formula="of:=SUM([.T57:.T66])" office:value-type="float" office:value="2">
            <text:p>2</text:p>
          </table:table-cell>
          <table:table-cell table:style-name="ce17" table:formula="of:=SUM([.U57:.U66])" office:value-type="float" office:value="0">
            <text:p>0</text:p>
          </table:table-cell>
          <table:table-cell table:style-name="ce17" table:formula="of:=SUM([.V57:.V66])" office:value-type="float" office:value="0">
            <text:p>0</text:p>
          </table:table-cell>
          <table:table-cell table:style-name="ce17" table:formula="of:=SUM([.W57:.W66])" office:value-type="float" office:value="0">
            <text:p>0</text:p>
          </table:table-cell>
          <table:table-cell table:style-name="ce17" table:formula="of:=SUM([.X57:.X66])" office:value-type="float" office:value="0">
            <text:p>0</text:p>
          </table:table-cell>
          <table:table-cell table:style-name="ce17" table:formula="of:=SUM([.Y57:.Y66])" office:value-type="float" office:value="2">
            <text:p>2</text:p>
          </table:table-cell>
          <table:table-cell table:style-name="ce17" table:formula="of:=SUM([.Z57:.Z66])" office:value-type="float" office:value="3">
            <text:p>3</text:p>
          </table:table-cell>
          <table:table-cell table:style-name="ce17" table:formula="of:=SUM([.AA57:.AA66])" office:value-type="float" office:value="0">
            <text:p>0</text:p>
          </table:table-cell>
          <table:table-cell table:style-name="ce17" table:formula="of:=SUM([.AB57:.AB66])" office:value-type="float" office:value="1">
            <text:p>1</text:p>
          </table:table-cell>
          <table:table-cell table:style-name="ce17"/>
          <table:table-cell table:style-name="ce23" table:formula="of:=SUM([.AD57:.AD66])" office:value-type="float" office:value="4.73958333333333">
            <text:p>4.7</text:p>
          </table:table-cell>
          <table:table-cell table:style-name="ce23" table:formula="of:=IF([.W67]&gt;0;[.B$166]*[.W67];0)+IF([.W67]&gt;0;[.B$178];1)*IF([.R67]&gt;0;[.R67];1)*IF([.AB67]=1;[.AB67]*[.B$185];1)*(IF([.Z67]&gt;0;[.B$181];1)*([.J67]*[.B$166]+[.K67]*[.B$167]+[.L67]*[.B$168]+[.N67]*[.B$169]+[.O67]*[.B$171]+[.P67]*[.B$172]+[.S67]*[.B$174]+[.T67]*[.B$175]+[.U67]*[.B$176]+[.V67]*[.B$177]+[.X67]*[.B$179])+[.Q67]*[.B$173]+[.Y67]*[.B$180]+[.AD67]*[.B$186])" office:value-type="float" office:value="7.36783333333333">
            <text:p>7.4</text:p>
          </table:table-cell>
          <table:table-cell table:style-name="ce27" table:formula="of:=[.AE67]+[.I67]-IF([.W67]&gt;0;0;[.F67]+[.G67]+[.H67])" office:value-type="float" office:value="7.36783333333333">
            <text:p>7.4</text:p>
          </table:table-cell>
          <table:table-cell table:style-name="ce31" table:formula="of:=[.AF67]" office:value-type="float" office:value="7.36783333333333">
            <text:p>7.4</text:p>
          </table:table-cell>
          <table:table-cell table:style-name="ce6" table:number-columns-repeated="3"/>
          <table:table-cell table:style-name="ce17" table:formula="of:=SUM([.AK57:.AK66])" office:value-type="float" office:value="19">
            <text:p>19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5" office:value-type="string">
            <text:p>Bronze Mercenary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Soldier</text:p>
          </table:table-cell>
          <table:table-cell table:style-name="ce12" office:value-type="string">
            <text:p>Gain 1 Trade or 1 Strength. If Garrisoned, gain both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2"/>
          <table:table-cell table:style-name="ce19" table:formula="of:=CEILING([.F68]/2;1)" office:value-type="float" office:value="1">
            <text:p>1</text:p>
          </table:table-cell>
          <table:table-cell table:style-name="ce19" table:number-columns-repeated="3"/>
          <table:table-cell table:style-name="ce16" table:formula="of:=IF([.D68]=&quot;Animist&quot;; VLOOKUP([.F68];[.B$188:.C$196];2;0); IF([.D68]=&quot;Soldier&quot;; VLOOKUP([.F68];[.B$188:.C$196];2;0); IF([.D68]=&quot;Guard&quot;; VLOOKUP([.F68];[.B$188:.C$196];2;0); 0)))" office:value-type="float" office:value="2">
            <text:p>2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68]&lt;5; 3; IF([.F68]&lt;7; 2; 1))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68">
            <text:p>68</text:p>
          </table:table-cell>
          <table:table-cell table:style-name="ce8"/>
          <table:table-cell office:value-type="string">
            <text:p>Market</text:p>
          </table:table-cell>
          <table:table-cell table:style-name="ce8" table:number-columns-repeated="982"/>
        </table:table-row>
        <table:table-row table:style-name="ro2">
          <table:table-cell table:style-name="ce5" office:value-type="string">
            <text:p>Garrit the Gatekeeper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Guard</text:p>
          </table:table-cell>
          <table:table-cell table:style-name="ce12" office:value-type="string">
            <text:p>Gain 1 Strength. Garrison to gain an additional 3 Defense</text:p>
          </table:table-cell>
          <table:table-cell table:style-name="ce19" office:value-type="float" office:value="2">
            <text:p>2</text:p>
          </table:table-cell>
          <table:table-cell table:style-name="ce19" table:number-columns-repeated="2"/>
          <table:table-cell table:style-name="ce19" table:formula="of:=CEILING([.F69]/2;1)" office:value-type="float" office:value="1">
            <text:p>1</text:p>
          </table:table-cell>
          <table:table-cell table:style-name="ce19" table:number-columns-repeated="3"/>
          <table:table-cell table:style-name="ce16" table:formula="of:=IF([.D69]=&quot;Animist&quot;; VLOOKUP([.F69];[.B$188:.C$196];2;0); IF([.D69]=&quot;Soldier&quot;; VLOOKUP([.F69];[.B$188:.C$196];2;0); IF([.D69]=&quot;Guard&quot;; VLOOKUP([.F69];[.B$188:.C$196];2;0); 0)))" office:value-type="float" office:value="2">
            <text:p>2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69]&lt;5; 3; IF([.F69]&lt;7; 2; 1))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69">
            <text:p>69</text:p>
          </table:table-cell>
          <table:table-cell table:style-name="ce8"/>
          <table:table-cell office:value-type="string">
            <text:p>Market</text:p>
          </table:table-cell>
          <table:table-cell table:style-name="ce8" table:number-columns-repeated="982"/>
        </table:table-row>
        <table:table-row table:style-name="ro4">
          <table:table-cell table:style-name="ce5" office:value-type="string">
            <text:p>Ice Seer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Animist</text:p>
          </table:table-cell>
          <table:table-cell table:style-name="ce12" office:value-type="string">
            <text:p>Gain 1 Anima. Sacrifice a card in your hand and replace it with a Supplier, Infantry, or Mage</text:p>
          </table:table-cell>
          <table:table-cell table:style-name="ce19" office:value-type="float" office:value="3">
            <text:p>3</text:p>
          </table:table-cell>
          <table:table-cell table:style-name="ce19" table:number-columns-repeated="2"/>
          <table:table-cell table:style-name="ce19" table:formula="of:=CEILING([.F70]/2;1)" office:value-type="float" office:value="2">
            <text:p>2</text:p>
          </table:table-cell>
          <table:table-cell table:style-name="ce19" table:number-columns-repeated="3"/>
          <table:table-cell table:style-name="ce16" table:formula="of:=IF([.D70]=&quot;Animist&quot;; VLOOKUP([.F70];[.B$188:.C$196];2;0); IF([.D70]=&quot;Soldier&quot;; VLOOKUP([.F70];[.B$188:.C$196];2;0); IF([.D70]=&quot;Guard&quot;; VLOOKUP([.F70];[.B$188:.C$196];2;0); 0)))" office:value-type="float" office:value="2">
            <text:p>2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0]&lt;5; 3; IF([.F70]&lt;7; 2; 1))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0">
            <text:p>70</text:p>
          </table:table-cell>
          <table:table-cell table:style-name="ce8"/>
          <table:table-cell office:value-type="string">
            <text:p>Market</text:p>
          </table:table-cell>
          <table:table-cell table:style-name="ce8" table:number-columns-repeated="982"/>
        </table:table-row>
        <table:table-row table:style-name="ro4">
          <table:table-cell table:style-name="ce5" office:value-type="string">
            <text:p>Silver Mercenary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Soldier</text:p>
          </table:table-cell>
          <table:table-cell table:style-name="ce12" office:value-type="string">
            <text:p>Gain 1 Trade and 2 Strength. If Garrisoned, gain an additional 1 Trade and 1 Strength</text:p>
          </table:table-cell>
          <table:table-cell table:style-name="ce19" office:value-type="float" office:value="4">
            <text:p>4</text:p>
          </table:table-cell>
          <table:table-cell table:style-name="ce19" table:number-columns-repeated="2"/>
          <table:table-cell table:style-name="ce19" table:formula="of:=CEILING([.F71]/2;1)" office:value-type="float" office:value="2">
            <text:p>2</text:p>
          </table:table-cell>
          <table:table-cell table:style-name="ce19" table:number-columns-repeated="3"/>
          <table:table-cell table:style-name="ce16" table:formula="of:=IF([.D71]=&quot;Animist&quot;; VLOOKUP([.F71];[.B$188:.C$196];2;0); IF([.D71]=&quot;Soldier&quot;; VLOOKUP([.F71];[.B$188:.C$196];2;0); IF([.D71]=&quot;Guard&quot;; VLOOKUP([.F71];[.B$188:.C$196];2;0); 0)))" office:value-type="float" office:value="3">
            <text:p>3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1]&lt;5; 3; IF([.F71]&lt;7; 2; 1))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1">
            <text:p>71</text:p>
          </table:table-cell>
          <table:table-cell table:style-name="ce8"/>
          <table:table-cell office:value-type="string">
            <text:p>Market</text:p>
          </table:table-cell>
          <table:table-cell table:style-name="ce8" table:number-columns-repeated="982"/>
        </table:table-row>
        <table:table-row table:style-name="ro2">
          <table:table-cell table:style-name="ce5" office:value-type="string">
            <text:p>Aerin the Peaceful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Citizen</text:p>
          </table:table-cell>
          <table:table-cell table:style-name="ce12" office:value-type="string">
            <text:p>Draw 2 cards. Sacrifice a card in your hand to gain 1 Anima</text:p>
          </table:table-cell>
          <table:table-cell table:style-name="ce19" office:value-type="float" office:value="5">
            <text:p>5</text:p>
          </table:table-cell>
          <table:table-cell table:style-name="ce19" table:number-columns-repeated="2"/>
          <table:table-cell table:style-name="ce19" table:formula="of:=CEILING([.F72]/2;1)" office:value-type="float" office:value="3">
            <text:p>3</text:p>
          </table:table-cell>
          <table:table-cell table:style-name="ce19" table:number-columns-repeated="3"/>
          <table:table-cell table:style-name="ce16" table:formula="of:=IF([.D72]=&quot;Animist&quot;; VLOOKUP([.F72];[.B$188:.C$196];2;0); IF([.D72]=&quot;Soldier&quot;; VLOOKUP([.F72];[.B$188:.C$196];2;0); IF([.D72]=&quot;Guard&quot;; VLOOKUP([.F72];[.B$188:.C$196];2;0); 0)))" office:value-type="float" office:value="0">
            <text:p>0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2]&lt;5; 3; IF([.F72]&lt;7; 2; 1))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2">
            <text:p>72</text:p>
          </table:table-cell>
          <table:table-cell table:style-name="ce8"/>
          <table:table-cell office:value-type="string">
            <text:p>Market</text:p>
          </table:table-cell>
          <table:table-cell table:style-name="ce8" table:number-columns-repeated="982"/>
        </table:table-row>
        <table:table-row table:style-name="ro5">
          <table:table-cell table:style-name="ce5" office:value-type="string">
            <text:p>Lun Seer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Animist</text:p>
          </table:table-cell>
          <table:table-cell table:style-name="ce12" office:value-type="string">
            <text:p>Gain 2 Anima. You may Sacrifice a card in your hand to acquire a Human with Favor up to 1 more than the sacrificed card and put it into your hand</text:p>
          </table:table-cell>
          <table:table-cell table:style-name="ce19" office:value-type="float" office:value="6">
            <text:p>6</text:p>
          </table:table-cell>
          <table:table-cell table:style-name="ce19" table:number-columns-repeated="2"/>
          <table:table-cell table:style-name="ce19" table:formula="of:=CEILING([.F73]/2;1)" office:value-type="float" office:value="3">
            <text:p>3</text:p>
          </table:table-cell>
          <table:table-cell table:style-name="ce19" table:number-columns-repeated="3"/>
          <table:table-cell table:style-name="ce16" table:formula="of:=IF([.D73]=&quot;Animist&quot;; VLOOKUP([.F73];[.B$188:.C$196];2;0); IF([.D73]=&quot;Soldier&quot;; VLOOKUP([.F73];[.B$188:.C$196];2;0); IF([.D73]=&quot;Guard&quot;; VLOOKUP([.F73];[.B$188:.C$196];2;0); 0)))" office:value-type="float" office:value="4">
            <text:p>4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3]&lt;5; 3; IF([.F73]&lt;7; 2; 1))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3">
            <text:p>73</text:p>
          </table:table-cell>
          <table:table-cell table:style-name="ce8"/>
          <table:table-cell office:value-type="string">
            <text:p>Market</text:p>
          </table:table-cell>
          <table:table-cell table:style-name="ce8" table:number-columns-repeated="982"/>
        </table:table-row>
        <table:table-row table:style-name="ro4">
          <table:table-cell table:style-name="ce5" office:value-type="string">
            <text:p>Gold Mercenary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Soldier</text:p>
          </table:table-cell>
          <table:table-cell table:style-name="ce12" office:value-type="string">
            <text:p>Gain 2 Trade and 3 Strength. If Garrisoned, gain an additional 1 Trade and 1 Strength</text:p>
          </table:table-cell>
          <table:table-cell table:style-name="ce19" office:value-type="float" office:value="7">
            <text:p>7</text:p>
          </table:table-cell>
          <table:table-cell table:style-name="ce19" table:number-columns-repeated="2"/>
          <table:table-cell table:style-name="ce19" table:formula="of:=CEILING([.F74]/2;1)" office:value-type="float" office:value="4">
            <text:p>4</text:p>
          </table:table-cell>
          <table:table-cell table:style-name="ce19" table:number-columns-repeated="3"/>
          <table:table-cell table:style-name="ce16" table:formula="of:=IF([.D74]=&quot;Animist&quot;; VLOOKUP([.F74];[.B$188:.C$196];2;0); IF([.D74]=&quot;Soldier&quot;; VLOOKUP([.F74];[.B$188:.C$196];2;0); IF([.D74]=&quot;Guard&quot;; VLOOKUP([.F74];[.B$188:.C$196];2;0); 0)))" office:value-type="float" office:value="4">
            <text:p>4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4]&lt;5; 3; IF([.F74]&lt;7; 2; 1))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4">
            <text:p>74</text:p>
          </table:table-cell>
          <table:table-cell table:style-name="ce8"/>
          <table:table-cell office:value-type="string">
            <text:p>Market</text:p>
          </table:table-cell>
          <table:table-cell table:style-name="ce8" table:number-columns-repeated="982"/>
        </table:table-row>
        <table:table-row table:style-name="ro5">
          <table:table-cell table:style-name="ce5" office:value-type="string">
            <text:p>Sol Seer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Animist</text:p>
          </table:table-cell>
          <table:table-cell table:style-name="ce12" office:value-type="string">
            <text:p>Gain 3 Anima. You may Sacrifice a card in your hand to acquire a Human with Favor up to 2 more than the sacrificed card and put it into your hand</text:p>
          </table:table-cell>
          <table:table-cell table:style-name="ce19" office:value-type="float" office:value="8">
            <text:p>8</text:p>
          </table:table-cell>
          <table:table-cell table:style-name="ce19" table:number-columns-repeated="2"/>
          <table:table-cell table:style-name="ce19" table:formula="of:=CEILING([.F75]/2;1)" office:value-type="float" office:value="4">
            <text:p>4</text:p>
          </table:table-cell>
          <table:table-cell table:style-name="ce19" table:number-columns-repeated="3"/>
          <table:table-cell table:style-name="ce16" table:formula="of:=IF([.D75]=&quot;Animist&quot;; VLOOKUP([.F75];[.B$188:.C$196];2;0); IF([.D75]=&quot;Soldier&quot;; VLOOKUP([.F75];[.B$188:.C$196];2;0); IF([.D75]=&quot;Guard&quot;; VLOOKUP([.F75];[.B$188:.C$196];2;0); 0)))" office:value-type="float" office:value="5">
            <text:p>5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5]&lt;5; 3; IF([.F75]&lt;7; 2; 1))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5">
            <text:p>75</text:p>
          </table:table-cell>
          <table:table-cell table:style-name="ce8"/>
          <table:table-cell office:value-type="string">
            <text:p>Market</text:p>
          </table:table-cell>
          <table:table-cell table:style-name="ce8" table:number-columns-repeated="982"/>
        </table:table-row>
        <table:table-row table:style-name="ro4">
          <table:table-cell table:style-name="ce5" office:value-type="string">
            <text:p>Vega the Star-Gazer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Citizen</text:p>
          </table:table-cell>
          <table:table-cell table:style-name="ce12" office:value-type="string">
            <text:p>Use 5 Anima. For any Gods you acquire this turn, immediately gain Favor equal to their Favor</text:p>
          </table:table-cell>
          <table:table-cell table:style-name="ce19" office:value-type="float" office:value="9">
            <text:p>9</text:p>
          </table:table-cell>
          <table:table-cell table:style-name="ce19" table:number-columns-repeated="2"/>
          <table:table-cell table:style-name="ce19" table:formula="of:=CEILING([.F76]/2;1)" office:value-type="float" office:value="5">
            <text:p>5</text:p>
          </table:table-cell>
          <table:table-cell table:style-name="ce19" table:number-columns-repeated="3"/>
          <table:table-cell table:style-name="ce16" table:formula="of:=IF([.D76]=&quot;Animist&quot;; VLOOKUP([.F76];[.B$188:.C$196];2;0); IF([.D76]=&quot;Soldier&quot;; VLOOKUP([.F76];[.B$188:.C$196];2;0); IF([.D76]=&quot;Guard&quot;; VLOOKUP([.F76];[.B$188:.C$196];2;0); 0)))" office:value-type="float" office:value="0">
            <text:p>0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6]&lt;5; 3; IF([.F76]&lt;7; 2; 1))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6">
            <text:p>76</text:p>
          </table:table-cell>
          <table:table-cell table:style-name="ce8"/>
          <table:table-cell office:value-type="string">
            <text:p>Market</text:p>
          </table:table-cell>
          <table:table-cell table:style-name="ce8" table:number-columns-repeated="982"/>
        </table:table-row>
        <table:table-row table:style-name="ro6">
          <table:table-cell table:style-name="ce2" office:value-type="string">
            <text:p>Velurian Total</text:p>
          </table:table-cell>
          <table:table-cell table:style-name="ce6" table:number-columns-repeated="3"/>
          <table:table-cell table:style-name="ce10"/>
          <table:table-cell table:style-name="ce17" table:number-columns-repeated="24"/>
          <table:table-cell table:style-name="ce23" table:number-columns-repeated="2"/>
          <table:table-cell table:style-name="ce27"/>
          <table:table-cell table:style-name="ce31"/>
          <table:table-cell table:style-name="ce6" table:number-columns-repeated="3"/>
          <table:table-cell table:style-name="ce17" table:formula="of:=SUM([.AK68:.AK76])" office:value-type="float" office:value="19">
            <text:p>19</text:p>
          </table:table-cell>
          <table:table-cell table:number-columns-repeated="2"/>
          <table:table-cell office:value-type="float" office:value="77">
            <text:p>77</text:p>
          </table:table-cell>
          <table:table-cell table:number-columns-repeated="984"/>
        </table:table-row>
        <table:table-row table:style-name="ro2">
          <table:table-cell office:value-type="string">
            <text:p>Gods</text:p>
          </table:table-cell>
          <table:table-cell table:number-columns-repeated="4"/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78]&gt;0;[.B$166]*[.W78];0)+IF([.W78]&gt;0;[.B$178];1)*IF([.R78]&gt;0;[.R78];1)*IF([.AB78]=1;[.AB78]*[.B$185];1)*(IF([.Z78]&gt;0;[.B$181];1)*([.J78]*[.B$166]+[.K78]*[.B$167]+[.L78]*[.B$168]+[.N78]*[.B$169]+[.O78]*[.B$171]+[.P78]*[.B$172]+[.S78]*[.B$174]+[.T78]*[.B$175]+[.U78]*[.B$176]+[.V78]*[.B$177]+[.X78]*[.B$179])+[.Q78]*[.B$173]+[.Y78]*[.B$180]+[.AD78]*[.B$186])" office:value-type="float" office:value="0">
            <text:p>0.0</text:p>
          </table:table-cell>
          <table:table-cell table:style-name="ce26" table:formula="of:=[.AE78]+[.I78]-IF([.W78]&gt;0;0;[.F78]+[.G78]+[.H78])" office:value-type="float" office:value="0">
            <text:p>0.0</text:p>
          </table:table-cell>
          <table:table-cell table:style-name="ce30" table:formula="of:=[.AF78]" office:value-type="float" office:value="0">
            <text:p>0.0</text:p>
          </table:table-cell>
          <table:table-cell table:number-columns-repeated="3"/>
          <table:table-cell table:style-name="ce16"/>
          <table:table-cell table:number-columns-repeated="2"/>
          <table:table-cell office:value-type="float" office:value="78">
            <text:p>78</text:p>
          </table:table-cell>
          <table:table-cell table:number-columns-repeated="984"/>
        </table:table-row>
        <table:table-row table:style-name="ro2">
          <table:table-cell office:value-type="string">
            <text:p>Umbri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3" office:value-type="string">
            <text:p>Gain 1 Favor for each Ancient God you have</text:p>
          </table:table-cell>
          <table:table-cell table:number-columns-repeated="2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79]+[.G79]+[.H79])/3.5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79]&gt;0;[.B$166]*[.W79];0)+IF([.W79]&gt;0;[.B$178];1)*IF([.R79]&gt;0;[.R79];1)*IF([.AB79]=1;[.AB79]*[.B$185];1)*(IF([.Z79]&gt;0;[.B$181];1)*([.J79]*[.B$166]+[.K79]*[.B$167]+[.L79]*[.B$168]+[.N79]*[.B$169]+[.O79]*[.B$171]+[.P79]*[.B$172]+[.S79]*[.B$174]+[.T79]*[.B$175]+[.U79]*[.B$176]+[.V79]*[.B$177]+[.X79]*[.B$179])+[.Q79]*[.B$173]+[.Y79]*[.B$180]+[.AD79]*[.B$186])" office:value-type="float" office:value="0">
            <text:p>0.0</text:p>
          </table:table-cell>
          <table:table-cell table:style-name="ce26" table:formula="of:=[.AE79]+[.I79]-IF([.W79]&gt;0;0;[.F79]+[.G79]+[.H79])" office:value-type="float" office:value="-10">
            <text:p>-10.0</text:p>
          </table:table-cell>
          <table:table-cell table:style-name="ce30" table:formula="of:=[.AF79]" office:value-type="float" office:value="-10">
            <text:p>-10.0</text:p>
          </table:table-cell>
          <table:table-cell/>
          <table:table-cell office:value-type="string">
            <text:p>dark-diety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En-Lil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4" office:value-type="string">
            <text:p>Gain 1 Favor for each Hitturian God you have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80]+[.G80]+[.H80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0]&gt;0;[.B$166]*[.W80];0)+IF([.W80]&gt;0;[.B$178];1)*IF([.R80]&gt;0;[.R80];1)*IF([.AB80]=1;[.AB80]*[.B$185];1)*(IF([.Z80]&gt;0;[.B$181];1)*([.J80]*[.B$166]+[.K80]*[.B$167]+[.L80]*[.B$168]+[.N80]*[.B$169]+[.O80]*[.B$171]+[.P80]*[.B$172]+[.S80]*[.B$174]+[.T80]*[.B$175]+[.U80]*[.B$176]+[.V80]*[.B$177]+[.X80]*[.B$179])+[.Q80]*[.B$173]+[.Y80]*[.B$180]+[.AD80]*[.B$186])" office:value-type="float" office:value="0">
            <text:p>0.0</text:p>
          </table:table-cell>
          <table:table-cell table:style-name="ce26" table:formula="of:=[.AE80]+[.I80]-IF([.W80]&gt;0;0;[.F80]+[.G80]+[.H80])" office:value-type="float" office:value="-7">
            <text:p>-7.0</text:p>
          </table:table-cell>
          <table:table-cell table:style-name="ce30" table:formula="of:=[.AF80]" office:value-type="float" office:value="-7">
            <text:p>-7.0</text:p>
          </table:table-cell>
          <table:table-cell/>
          <table:table-cell office:value-type="string">
            <text:p>babylonian-woman-god.webp</text:p>
          </table:table-cell>
          <table:table-cell office:value-type="string">
            <text:p>Pluto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Apu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3" office:value-type="string">
            <text:p>Gain 1 Favor for each Ravirawan God you have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 table:formula="of:=CEILING(([.F81]+[.G81]+[.H81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1]&gt;0;[.B$166]*[.W81];0)+IF([.W81]&gt;0;[.B$178];1)*IF([.R81]&gt;0;[.R81];1)*IF([.AB81]=1;[.AB81]*[.B$185];1)*(IF([.Z81]&gt;0;[.B$181];1)*([.J81]*[.B$166]+[.K81]*[.B$167]+[.L81]*[.B$168]+[.N81]*[.B$169]+[.O81]*[.B$171]+[.P81]*[.B$172]+[.S81]*[.B$174]+[.T81]*[.B$175]+[.U81]*[.B$176]+[.V81]*[.B$177]+[.X81]*[.B$179])+[.Q81]*[.B$173]+[.Y81]*[.B$180]+[.AD81]*[.B$186])" office:value-type="float" office:value="0">
            <text:p>0.0</text:p>
          </table:table-cell>
          <table:table-cell table:style-name="ce26" table:formula="of:=[.AE81]+[.I81]-IF([.W81]&gt;0;0;[.F81]+[.G81]+[.H81])" office:value-type="float" office:value="-7">
            <text:p>-7.0</text:p>
          </table:table-cell>
          <table:table-cell table:style-name="ce30" table:formula="of:=[.AF81]" office:value-type="float" office:value="-7">
            <text:p>-7.0</text:p>
          </table:table-cell>
          <table:table-cell/>
          <table:table-cell office:value-type="string">
            <text:p>sly-fox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Ma'at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3" office:value-type="string">
            <text:p>Gain 1 Favor for each Setumi God you have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82]+[.G82]+[.H82])/3.5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2]&gt;0;[.B$166]*[.W82];0)+IF([.W82]&gt;0;[.B$178];1)*IF([.R82]&gt;0;[.R82];1)*IF([.AB82]=1;[.AB82]*[.B$185];1)*(IF([.Z82]&gt;0;[.B$181];1)*([.J82]*[.B$166]+[.K82]*[.B$167]+[.L82]*[.B$168]+[.N82]*[.B$169]+[.O82]*[.B$171]+[.P82]*[.B$172]+[.S82]*[.B$174]+[.T82]*[.B$175]+[.U82]*[.B$176]+[.V82]*[.B$177]+[.X82]*[.B$179])+[.Q82]*[.B$173]+[.Y82]*[.B$180]+[.AD82]*[.B$186])" office:value-type="float" office:value="0">
            <text:p>0.0</text:p>
          </table:table-cell>
          <table:table-cell table:style-name="ce26" table:formula="of:=[.AE82]+[.I82]-IF([.W82]&gt;0;0;[.F82]+[.G82]+[.H82])" office:value-type="float" office:value="-10">
            <text:p>-10.0</text:p>
          </table:table-cell>
          <table:table-cell table:style-name="ce30" table:formula="of:=[.AF82]" office:value-type="float" office:value="-10">
            <text:p>-10.0</text:p>
          </table:table-cell>
          <table:table-cell/>
          <table:table-cell office:value-type="string">
            <text:p>egyptian-bird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Lugus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3" office:value-type="string">
            <text:p>Gain 1 Favor for each Artonian God you have</text:p>
          </table:table-cell>
          <table:table-cell/>
          <table:table-cell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83]+[.G83]+[.H83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3]&gt;0;[.B$166]*[.W83];0)+IF([.W83]&gt;0;[.B$178];1)*IF([.R83]&gt;0;[.R83];1)*IF([.AB83]=1;[.AB83]*[.B$185];1)*(IF([.Z83]&gt;0;[.B$181];1)*([.J83]*[.B$166]+[.K83]*[.B$167]+[.L83]*[.B$168]+[.N83]*[.B$169]+[.O83]*[.B$171]+[.P83]*[.B$172]+[.S83]*[.B$174]+[.T83]*[.B$175]+[.U83]*[.B$176]+[.V83]*[.B$177]+[.X83]*[.B$179])+[.Q83]*[.B$173]+[.Y83]*[.B$180]+[.AD83]*[.B$186])" office:value-type="float" office:value="0">
            <text:p>0.0</text:p>
          </table:table-cell>
          <table:table-cell table:style-name="ce26" table:formula="of:=[.AE83]+[.I83]-IF([.W83]&gt;0;0;[.F83]+[.G83]+[.H83])" office:value-type="float" office:value="-7">
            <text:p>-7.0</text:p>
          </table:table-cell>
          <table:table-cell table:style-name="ce30" table:formula="of:=[.AF83]" office:value-type="float" office:value="-7">
            <text:p>-7.0</text:p>
          </table:table-cell>
          <table:table-cell/>
          <table:table-cell office:value-type="string">
            <text:p>loki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Surya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3" office:value-type="string">
            <text:p>Gain 1 Favor for each Velurian God you have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 table:formula="of:=CEILING(([.F84]+[.G84]+[.H84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4]&gt;0;[.B$166]*[.W84];0)+IF([.W84]&gt;0;[.B$178];1)*IF([.R84]&gt;0;[.R84];1)*IF([.AB84]=1;[.AB84]*[.B$185];1)*(IF([.Z84]&gt;0;[.B$181];1)*([.J84]*[.B$166]+[.K84]*[.B$167]+[.L84]*[.B$168]+[.N84]*[.B$169]+[.O84]*[.B$171]+[.P84]*[.B$172]+[.S84]*[.B$174]+[.T84]*[.B$175]+[.U84]*[.B$176]+[.V84]*[.B$177]+[.X84]*[.B$179])+[.Q84]*[.B$173]+[.Y84]*[.B$180]+[.AD84]*[.B$186])" office:value-type="float" office:value="0">
            <text:p>0.0</text:p>
          </table:table-cell>
          <table:table-cell table:style-name="ce26" table:formula="of:=[.AE84]+[.I84]-IF([.W84]&gt;0;0;[.F84]+[.G84]+[.H84])" office:value-type="float" office:value="-7">
            <text:p>-7.0</text:p>
          </table:table-cell>
          <table:table-cell table:style-name="ce30" table:formula="of:=[.AF84]" office:value-type="float" office:value="-7">
            <text:p>-7.0</text:p>
          </table:table-cell>
          <table:table-cell/>
          <table:table-cell office:value-type="string">
            <text:p>indian-earth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Aldebaran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3" office:value-type="string">
            <text:p>Gain 1 Favor for each Ancient God you have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85]+[.G85]+[.H85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5]&gt;0;[.B$166]*[.W85];0)+IF([.W85]&gt;0;[.B$178];1)*IF([.R85]&gt;0;[.R85];1)*IF([.AB85]=1;[.AB85]*[.B$185];1)*(IF([.Z85]&gt;0;[.B$181];1)*([.J85]*[.B$166]+[.K85]*[.B$167]+[.L85]*[.B$168]+[.N85]*[.B$169]+[.O85]*[.B$171]+[.P85]*[.B$172]+[.S85]*[.B$174]+[.T85]*[.B$175]+[.U85]*[.B$176]+[.V85]*[.B$177]+[.X85]*[.B$179])+[.Q85]*[.B$173]+[.Y85]*[.B$180]+[.AD85]*[.B$186])" office:value-type="float" office:value="0">
            <text:p>0.0</text:p>
          </table:table-cell>
          <table:table-cell table:style-name="ce26" table:formula="of:=[.AE85]+[.I85]-IF([.W85]&gt;0;0;[.F85]+[.G85]+[.H85])" office:value-type="float" office:value="-10">
            <text:p>-10.0</text:p>
          </table:table-cell>
          <table:table-cell table:style-name="ce30" table:formula="of:=[.AF85]" office:value-type="float" office:value="-10">
            <text:p>-10.0</text:p>
          </table:table-cell>
          <table:table-cell/>
          <table:table-cell office:value-type="string">
            <text:p>ancient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Nin-Lil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4" office:value-type="string">
            <text:p>Gain 1 Favor for each Hitturian God you have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86]+[.G86]+[.H86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6]&gt;0;[.B$166]*[.W86];0)+IF([.W86]&gt;0;[.B$178];1)*IF([.R86]&gt;0;[.R86];1)*IF([.AB86]=1;[.AB86]*[.B$185];1)*(IF([.Z86]&gt;0;[.B$181];1)*([.J86]*[.B$166]+[.K86]*[.B$167]+[.L86]*[.B$168]+[.N86]*[.B$169]+[.O86]*[.B$171]+[.P86]*[.B$172]+[.S86]*[.B$174]+[.T86]*[.B$175]+[.U86]*[.B$176]+[.V86]*[.B$177]+[.X86]*[.B$179])+[.Q86]*[.B$173]+[.Y86]*[.B$180]+[.AD86]*[.B$186])" office:value-type="float" office:value="0">
            <text:p>0.0</text:p>
          </table:table-cell>
          <table:table-cell table:style-name="ce26" table:formula="of:=[.AE86]+[.I86]-IF([.W86]&gt;0;0;[.F86]+[.G86]+[.H86])" office:value-type="float" office:value="-7">
            <text:p>-7.0</text:p>
          </table:table-cell>
          <table:table-cell table:style-name="ce30" table:formula="of:=[.AF86]" office:value-type="float" office:value="-7">
            <text:p>-7.0</text:p>
          </table:table-cell>
          <table:table-cell/>
          <table:table-cell office:value-type="string">
            <text:p>cow-sumer-god.webp</text:p>
          </table:table-cell>
          <table:table-cell office:value-type="string">
            <text:p>Mercury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Coniraya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3" office:value-type="string">
            <text:p>Gain 1 Favor for each Ravirawan God you have</text:p>
          </table:table-cell>
          <table:table-cell office:value-type="float" office:value="3">
            <text:p>3</text:p>
          </table:table-cell>
          <table:table-cell/>
          <table:table-cell table:style-name="ce16" office:value-type="float" office:value="8">
            <text:p>8</text:p>
          </table:table-cell>
          <table:table-cell table:style-name="ce16" table:formula="of:=CEILING(([.F87]+[.G87]+[.H87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7]&gt;0;[.B$166]*[.W87];0)+IF([.W87]&gt;0;[.B$178];1)*IF([.R87]&gt;0;[.R87];1)*IF([.AB87]=1;[.AB87]*[.B$185];1)*(IF([.Z87]&gt;0;[.B$181];1)*([.J87]*[.B$166]+[.K87]*[.B$167]+[.L87]*[.B$168]+[.N87]*[.B$169]+[.O87]*[.B$171]+[.P87]*[.B$172]+[.S87]*[.B$174]+[.T87]*[.B$175]+[.U87]*[.B$176]+[.V87]*[.B$177]+[.X87]*[.B$179])+[.Q87]*[.B$173]+[.Y87]*[.B$180]+[.AD87]*[.B$186])" office:value-type="float" office:value="0">
            <text:p>0.0</text:p>
          </table:table-cell>
          <table:table-cell table:style-name="ce26" table:formula="of:=[.AE87]+[.I87]-IF([.W87]&gt;0;0;[.F87]+[.G87]+[.H87])" office:value-type="float" office:value="-7">
            <text:p>-7.0</text:p>
          </table:table-cell>
          <table:table-cell table:style-name="ce30" table:formula="of:=[.AF87]" office:value-type="float" office:value="-7">
            <text:p>-7.0</text:p>
          </table:table-cell>
          <table:table-cell/>
          <table:table-cell office:value-type="string">
            <text:p>sad-female-earth-diety.webp</text:p>
          </table:table-cell>
          <table:table-cell office:value-type="string">
            <text:p>Venus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Ra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3" office:value-type="string">
            <text:p>Gain 1 Favor for each Setumi God you have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88]+[.G88]+[.H88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8]&gt;0;[.B$166]*[.W88];0)+IF([.W88]&gt;0;[.B$178];1)*IF([.R88]&gt;0;[.R88];1)*IF([.AB88]=1;[.AB88]*[.B$185];1)*(IF([.Z88]&gt;0;[.B$181];1)*([.J88]*[.B$166]+[.K88]*[.B$167]+[.L88]*[.B$168]+[.N88]*[.B$169]+[.O88]*[.B$171]+[.P88]*[.B$172]+[.S88]*[.B$174]+[.T88]*[.B$175]+[.U88]*[.B$176]+[.V88]*[.B$177]+[.X88]*[.B$179])+[.Q88]*[.B$173]+[.Y88]*[.B$180]+[.AD88]*[.B$186])" office:value-type="float" office:value="0">
            <text:p>0.0</text:p>
          </table:table-cell>
          <table:table-cell table:style-name="ce26" table:formula="of:=[.AE88]+[.I88]-IF([.W88]&gt;0;0;[.F88]+[.G88]+[.H88])" office:value-type="float" office:value="-8">
            <text:p>-8.0</text:p>
          </table:table-cell>
          <table:table-cell table:style-name="ce30" table:formula="of:=[.AF88]" office:value-type="float" office:value="-8">
            <text:p>-8.0</text:p>
          </table:table-cell>
          <table:table-cell/>
          <table:table-cell office:value-type="string">
            <text:p>egyptian-dusk-god.webp</text:p>
          </table:table-cell>
          <table:table-cell office:value-type="string">
            <text:p>Earth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Taranis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3" office:value-type="string">
            <text:p>Gain 1 Favor for each Artonian God you have</text:p>
          </table:table-cell>
          <table:table-cell/>
          <table:table-cell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89]+[.G89]+[.H89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9]&gt;0;[.B$166]*[.W89];0)+IF([.W89]&gt;0;[.B$178];1)*IF([.R89]&gt;0;[.R89];1)*IF([.AB89]=1;[.AB89]*[.B$185];1)*(IF([.Z89]&gt;0;[.B$181];1)*([.J89]*[.B$166]+[.K89]*[.B$167]+[.L89]*[.B$168]+[.N89]*[.B$169]+[.O89]*[.B$171]+[.P89]*[.B$172]+[.S89]*[.B$174]+[.T89]*[.B$175]+[.U89]*[.B$176]+[.V89]*[.B$177]+[.X89]*[.B$179])+[.Q89]*[.B$173]+[.Y89]*[.B$180]+[.AD89]*[.B$186])" office:value-type="float" office:value="0">
            <text:p>0.0</text:p>
          </table:table-cell>
          <table:table-cell table:style-name="ce26" table:formula="of:=[.AE89]+[.I89]-IF([.W89]&gt;0;0;[.F89]+[.G89]+[.H89])" office:value-type="float" office:value="-7">
            <text:p>-7.0</text:p>
          </table:table-cell>
          <table:table-cell table:style-name="ce30" table:formula="of:=[.AF89]" office:value-type="float" office:value="-7">
            <text:p>-7.0</text:p>
          </table:table-cell>
          <table:table-cell/>
          <table:table-cell office:value-type="string">
            <text:p>stone-old-god.webp</text:p>
          </table:table-cell>
          <table:table-cell office:value-type="string">
            <text:p>Mars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Indra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3" office:value-type="string">
            <text:p>Gain 1 Favor for each Velurian God you have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8">
            <text:p>8</text:p>
          </table:table-cell>
          <table:table-cell table:style-name="ce16" table:formula="of:=CEILING(([.F90]+[.G90]+[.H90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0]&gt;0;[.B$166]*[.W90];0)+IF([.W90]&gt;0;[.B$178];1)*IF([.R90]&gt;0;[.R90];1)*IF([.AB90]=1;[.AB90]*[.B$185];1)*(IF([.Z90]&gt;0;[.B$181];1)*([.J90]*[.B$166]+[.K90]*[.B$167]+[.L90]*[.B$168]+[.N90]*[.B$169]+[.O90]*[.B$171]+[.P90]*[.B$172]+[.S90]*[.B$174]+[.T90]*[.B$175]+[.U90]*[.B$176]+[.V90]*[.B$177]+[.X90]*[.B$179])+[.Q90]*[.B$173]+[.Y90]*[.B$180]+[.AD90]*[.B$186])" office:value-type="float" office:value="0">
            <text:p>0.0</text:p>
          </table:table-cell>
          <table:table-cell table:style-name="ce26" table:formula="of:=[.AE90]+[.I90]-IF([.W90]&gt;0;0;[.F90]+[.G90]+[.H90])" office:value-type="float" office:value="-7">
            <text:p>-7.0</text:p>
          </table:table-cell>
          <table:table-cell table:style-name="ce30" table:formula="of:=[.AF90]" office:value-type="float" office:value="-7">
            <text:p>-7.0</text:p>
          </table:table-cell>
          <table:table-cell/>
          <table:table-cell office:value-type="string">
            <text:p>indian-god-2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Mir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3" office:value-type="string">
            <text:p>Gain 1 Favor for each Ancient God you have</text:p>
          </table:table-cell>
          <table:table-cell table:number-columns-repeated="2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91]+[.G91]+[.H91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1]&gt;0;[.B$166]*[.W91];0)+IF([.W91]&gt;0;[.B$178];1)*IF([.R91]&gt;0;[.R91];1)*IF([.AB91]=1;[.AB91]*[.B$185];1)*(IF([.Z91]&gt;0;[.B$181];1)*([.J91]*[.B$166]+[.K91]*[.B$167]+[.L91]*[.B$168]+[.N91]*[.B$169]+[.O91]*[.B$171]+[.P91]*[.B$172]+[.S91]*[.B$174]+[.T91]*[.B$175]+[.U91]*[.B$176]+[.V91]*[.B$177]+[.X91]*[.B$179])+[.Q91]*[.B$173]+[.Y91]*[.B$180]+[.AD91]*[.B$186])" office:value-type="float" office:value="0">
            <text:p>0.0</text:p>
          </table:table-cell>
          <table:table-cell table:style-name="ce26" table:formula="of:=[.AE91]+[.I91]-IF([.W91]&gt;0;0;[.F91]+[.G91]+[.H91])" office:value-type="float" office:value="-9">
            <text:p>-9.0</text:p>
          </table:table-cell>
          <table:table-cell table:style-name="ce30" table:formula="of:=[.AF91]" office:value-type="float" office:value="-9">
            <text:p>-9.0</text:p>
          </table:table-cell>
          <table:table-cell/>
          <table:table-cell office:value-type="string">
            <text:p>dark-diety-5.webp</text:p>
          </table:table-cell>
          <table:table-cell office:value-type="string">
            <text:p>Jupiter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Ea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4" office:value-type="string">
            <text:p>Gain 1 Favor for each Hitturian God you have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92]+[.G92]+[.H92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2]&gt;0;[.B$166]*[.W92];0)+IF([.W92]&gt;0;[.B$178];1)*IF([.R92]&gt;0;[.R92];1)*IF([.AB92]=1;[.AB92]*[.B$185];1)*(IF([.Z92]&gt;0;[.B$181];1)*([.J92]*[.B$166]+[.K92]*[.B$167]+[.L92]*[.B$168]+[.N92]*[.B$169]+[.O92]*[.B$171]+[.P92]*[.B$172]+[.S92]*[.B$174]+[.T92]*[.B$175]+[.U92]*[.B$176]+[.V92]*[.B$177]+[.X92]*[.B$179])+[.Q92]*[.B$173]+[.Y92]*[.B$180]+[.AD92]*[.B$186])" office:value-type="float" office:value="0">
            <text:p>0.0</text:p>
          </table:table-cell>
          <table:table-cell table:style-name="ce26" table:formula="of:=[.AE92]+[.I92]-IF([.W92]&gt;0;0;[.F92]+[.G92]+[.H92])" office:value-type="float" office:value="-7">
            <text:p>-7.0</text:p>
          </table:table-cell>
          <table:table-cell table:style-name="ce30" table:formula="of:=[.AF92]" office:value-type="float" office:value="-7">
            <text:p>-7.0</text:p>
          </table:table-cell>
          <table:table-cell/>
          <table:table-cell office:value-type="string">
            <text:p>babylonian-god.webp</text:p>
          </table:table-cell>
          <table:table-cell office:value-type="string">
            <text:p>Saturn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Inti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3" office:value-type="string">
            <text:p>Gain 1 Favor for each Ravirawan God you have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 table:formula="of:=CEILING(([.F93]+[.G93]+[.H93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3]&gt;0;[.B$166]*[.W93];0)+IF([.W93]&gt;0;[.B$178];1)*IF([.R93]&gt;0;[.R93];1)*IF([.AB93]=1;[.AB93]*[.B$185];1)*(IF([.Z93]&gt;0;[.B$181];1)*([.J93]*[.B$166]+[.K93]*[.B$167]+[.L93]*[.B$168]+[.N93]*[.B$169]+[.O93]*[.B$171]+[.P93]*[.B$172]+[.S93]*[.B$174]+[.T93]*[.B$175]+[.U93]*[.B$176]+[.V93]*[.B$177]+[.X93]*[.B$179])+[.Q93]*[.B$173]+[.Y93]*[.B$180]+[.AD93]*[.B$186])" office:value-type="float" office:value="0">
            <text:p>0.0</text:p>
          </table:table-cell>
          <table:table-cell table:style-name="ce26" table:formula="of:=[.AE93]+[.I93]-IF([.W93]&gt;0;0;[.F93]+[.G93]+[.H93])" office:value-type="float" office:value="-7">
            <text:p>-7.0</text:p>
          </table:table-cell>
          <table:table-cell table:style-name="ce30" table:formula="of:=[.AF93]" office:value-type="float" office:value="-7">
            <text:p>-7.0</text:p>
          </table:table-cell>
          <table:table-cell/>
          <table:table-cell office:value-type="string">
            <text:p>native-american-falcon.webp</text:p>
          </table:table-cell>
          <table:table-cell office:value-type="string">
            <text:p>Uranus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Wadjet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3" office:value-type="string">
            <text:p>Gain 1 Favor for each Setumi God you have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94]+[.G94]+[.H94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4]&gt;0;[.B$166]*[.W94];0)+IF([.W94]&gt;0;[.B$178];1)*IF([.R94]&gt;0;[.R94];1)*IF([.AB94]=1;[.AB94]*[.B$185];1)*(IF([.Z94]&gt;0;[.B$181];1)*([.J94]*[.B$166]+[.K94]*[.B$167]+[.L94]*[.B$168]+[.N94]*[.B$169]+[.O94]*[.B$171]+[.P94]*[.B$172]+[.S94]*[.B$174]+[.T94]*[.B$175]+[.U94]*[.B$176]+[.V94]*[.B$177]+[.X94]*[.B$179])+[.Q94]*[.B$173]+[.Y94]*[.B$180]+[.AD94]*[.B$186])" office:value-type="float" office:value="0">
            <text:p>0.0</text:p>
          </table:table-cell>
          <table:table-cell table:style-name="ce26" table:formula="of:=[.AE94]+[.I94]-IF([.W94]&gt;0;0;[.F94]+[.G94]+[.H94])" office:value-type="float" office:value="-9">
            <text:p>-9.0</text:p>
          </table:table-cell>
          <table:table-cell table:style-name="ce30" table:formula="of:=[.AF94]" office:value-type="float" office:value="-9">
            <text:p>-9.0</text:p>
          </table:table-cell>
          <table:table-cell/>
          <table:table-cell office:value-type="string">
            <text:p>egyptian-god-female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Cernunnos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3" office:value-type="string">
            <text:p>Gain 1 Favor for each Artonian God you have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95]+[.G95]+[.H95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5]&gt;0;[.B$166]*[.W95];0)+IF([.W95]&gt;0;[.B$178];1)*IF([.R95]&gt;0;[.R95];1)*IF([.AB95]=1;[.AB95]*[.B$185];1)*(IF([.Z95]&gt;0;[.B$181];1)*([.J95]*[.B$166]+[.K95]*[.B$167]+[.L95]*[.B$168]+[.N95]*[.B$169]+[.O95]*[.B$171]+[.P95]*[.B$172]+[.S95]*[.B$174]+[.T95]*[.B$175]+[.U95]*[.B$176]+[.V95]*[.B$177]+[.X95]*[.B$179])+[.Q95]*[.B$173]+[.Y95]*[.B$180]+[.AD95]*[.B$186])" office:value-type="float" office:value="0">
            <text:p>0.0</text:p>
          </table:table-cell>
          <table:table-cell table:style-name="ce26" table:formula="of:=[.AE95]+[.I95]-IF([.W95]&gt;0;0;[.F95]+[.G95]+[.H95])" office:value-type="float" office:value="-7">
            <text:p>-7.0</text:p>
          </table:table-cell>
          <table:table-cell table:style-name="ce30" table:formula="of:=[.AF95]" office:value-type="float" office:value="-7">
            <text:p>-7.0</text:p>
          </table:table-cell>
          <table:table-cell/>
          <table:table-cell office:value-type="string">
            <text:p>light-druidic-god.webp</text:p>
          </table:table-cell>
          <table:table-cell office:value-type="string">
            <text:p>Neptune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Agni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3" office:value-type="string">
            <text:p>Gain 1 Favor for each Velurian God you have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 table:formula="of:=CEILING(([.F96]+[.G96]+[.H96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6]&gt;0;[.B$166]*[.W96];0)+IF([.W96]&gt;0;[.B$178];1)*IF([.R96]&gt;0;[.R96];1)*IF([.AB96]=1;[.AB96]*[.B$185];1)*(IF([.Z96]&gt;0;[.B$181];1)*([.J96]*[.B$166]+[.K96]*[.B$167]+[.L96]*[.B$168]+[.N96]*[.B$169]+[.O96]*[.B$171]+[.P96]*[.B$172]+[.S96]*[.B$174]+[.T96]*[.B$175]+[.U96]*[.B$176]+[.V96]*[.B$177]+[.X96]*[.B$179])+[.Q96]*[.B$173]+[.Y96]*[.B$180]+[.AD96]*[.B$186])" office:value-type="float" office:value="0">
            <text:p>0.0</text:p>
          </table:table-cell>
          <table:table-cell table:style-name="ce26" table:formula="of:=[.AE96]+[.I96]-IF([.W96]&gt;0;0;[.F96]+[.G96]+[.H96])" office:value-type="float" office:value="-7">
            <text:p>-7.0</text:p>
          </table:table-cell>
          <table:table-cell table:style-name="ce30" table:formula="of:=[.AF96]" office:value-type="float" office:value="-7">
            <text:p>-7.0</text:p>
          </table:table-cell>
          <table:table-cell/>
          <table:table-cell office:value-type="string">
            <text:p>indian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Echidn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3" office:value-type="string">
            <text:p>Gain 1 Favor for each Ancient God you have</text:p>
          </table:table-cell>
          <table:table-cell table:number-columns-repeated="2" table:style-name="ce16"/>
          <table:table-cell table:style-name="ce16" office:value-type="float" office:value="10">
            <text:p>10</text:p>
          </table:table-cell>
          <table:table-cell table:style-name="ce16" table:formula="of:=CEILING(([.F97]+[.G97]+[.H97])/3.5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7]&gt;0;[.B$166]*[.W97];0)+IF([.W97]&gt;0;[.B$178];1)*IF([.R97]&gt;0;[.R97];1)*IF([.AB97]=1;[.AB97]*[.B$185];1)*(IF([.Z97]&gt;0;[.B$181];1)*([.J97]*[.B$166]+[.K97]*[.B$167]+[.L97]*[.B$168]+[.N97]*[.B$169]+[.O97]*[.B$171]+[.P97]*[.B$172]+[.S97]*[.B$174]+[.T97]*[.B$175]+[.U97]*[.B$176]+[.V97]*[.B$177]+[.X97]*[.B$179])+[.Q97]*[.B$173]+[.Y97]*[.B$180]+[.AD97]*[.B$186])" office:value-type="float" office:value="0">
            <text:p>0.0</text:p>
          </table:table-cell>
          <table:table-cell table:style-name="ce26" table:formula="of:=[.AE97]+[.I97]-IF([.W97]&gt;0;0;[.F97]+[.G97]+[.H97])" office:value-type="float" office:value="-7">
            <text:p>-7.0</text:p>
          </table:table-cell>
          <table:table-cell table:style-name="ce30" table:formula="of:=[.AF97]" office:value-type="float" office:value="-7">
            <text:p>-7.0</text:p>
          </table:table-cell>
          <table:table-cell/>
          <table:table-cell office:value-type="string">
            <text:p>dark-female-diety-2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Nergal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4" office:value-type="string">
            <text:p>Gain 1 Favor for each Hitturian God you have</text:p>
          </table:table-cell>
          <table:table-cell table:number-columns-repeated="2" table:style-name="ce16"/>
          <table:table-cell table:style-name="ce16" office:value-type="float" office:value="10">
            <text:p>10</text:p>
          </table:table-cell>
          <table:table-cell table:style-name="ce16" table:formula="of:=CEILING(([.F98]+[.G98]+[.H98])/3.5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8]&gt;0;[.B$166]*[.W98];0)+IF([.W98]&gt;0;[.B$178];1)*IF([.R98]&gt;0;[.R98];1)*IF([.AB98]=1;[.AB98]*[.B$185];1)*(IF([.Z98]&gt;0;[.B$181];1)*([.J98]*[.B$166]+[.K98]*[.B$167]+[.L98]*[.B$168]+[.N98]*[.B$169]+[.O98]*[.B$171]+[.P98]*[.B$172]+[.S98]*[.B$174]+[.T98]*[.B$175]+[.U98]*[.B$176]+[.V98]*[.B$177]+[.X98]*[.B$179])+[.Q98]*[.B$173]+[.Y98]*[.B$180]+[.AD98]*[.B$186])" office:value-type="float" office:value="0">
            <text:p>0.0</text:p>
          </table:table-cell>
          <table:table-cell table:style-name="ce26" table:formula="of:=[.AE98]+[.I98]-IF([.W98]&gt;0;0;[.F98]+[.G98]+[.H98])" office:value-type="float" office:value="-7">
            <text:p>-7.0</text:p>
          </table:table-cell>
          <table:table-cell table:style-name="ce30" table:formula="of:=[.AF98]" office:value-type="float" office:value="-7">
            <text:p>-7.0</text:p>
          </table:table-cell>
          <table:table-cell/>
          <table:table-cell office:value-type="string">
            <text:p>pensive-sumerian-diety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Catequil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3" office:value-type="string">
            <text:p>Gain 1 Favor for each Ravirawan God you have</text:p>
          </table:table-cell>
          <table:table-cell table:number-columns-repeated="2"/>
          <table:table-cell table:style-name="ce16" office:value-type="float" office:value="10">
            <text:p>10</text:p>
          </table:table-cell>
          <table:table-cell table:style-name="ce16" table:formula="of:=CEILING(([.F99]+[.G99]+[.H99])/3.5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9]&gt;0;[.B$166]*[.W99];0)+IF([.W99]&gt;0;[.B$178];1)*IF([.R99]&gt;0;[.R99];1)*IF([.AB99]=1;[.AB99]*[.B$185];1)*(IF([.Z99]&gt;0;[.B$181];1)*([.J99]*[.B$166]+[.K99]*[.B$167]+[.L99]*[.B$168]+[.N99]*[.B$169]+[.O99]*[.B$171]+[.P99]*[.B$172]+[.S99]*[.B$174]+[.T99]*[.B$175]+[.U99]*[.B$176]+[.V99]*[.B$177]+[.X99]*[.B$179])+[.Q99]*[.B$173]+[.Y99]*[.B$180]+[.AD99]*[.B$186])" office:value-type="float" office:value="0">
            <text:p>0.0</text:p>
          </table:table-cell>
          <table:table-cell table:style-name="ce26" table:formula="of:=[.AE99]+[.I99]-IF([.W99]&gt;0;0;[.F99]+[.G99]+[.H99])" office:value-type="float" office:value="-7">
            <text:p>-7.0</text:p>
          </table:table-cell>
          <table:table-cell table:style-name="ce30" table:formula="of:=[.AF99]" office:value-type="float" office:value="-7">
            <text:p>-7.0</text:p>
          </table:table-cell>
          <table:table-cell/>
          <table:table-cell office:value-type="string">
            <text:p>multicolor-native-american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Nekhbet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3" office:value-type="string">
            <text:p>Gain 1 Favor for each Setumi God you have</text:p>
          </table:table-cell>
          <table:table-cell table:number-columns-repeated="2" table:style-name="ce16"/>
          <table:table-cell table:style-name="ce16" office:value-type="float" office:value="10">
            <text:p>10</text:p>
          </table:table-cell>
          <table:table-cell table:style-name="ce16" table:formula="of:=CEILING(([.F100]+[.G100]+[.H100])/3.5;1)" office:value-type="float" office:value="3">
            <text:p>3</text:p>
          </table:table-cell>
          <table:table-cell/>
          <table:table-cell table:number-columns-repeated="2" table:style-name="ce16"/>
          <table:table-cell table:style-name="ce16"/>
          <table:table-cell/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00]&gt;0;[.B$166]*[.W100];0)+IF([.W100]&gt;0;[.B$178];1)*IF([.R100]&gt;0;[.R100];1)*IF([.AB100]=1;[.AB100]*[.B$185];1)*(IF([.Z100]&gt;0;[.B$181];1)*([.J100]*[.B$166]+[.K100]*[.B$167]+[.L100]*[.B$168]+[.N100]*[.B$169]+[.O100]*[.B$171]+[.P100]*[.B$172]+[.S100]*[.B$174]+[.T100]*[.B$175]+[.U100]*[.B$176]+[.V100]*[.B$177]+[.X100]*[.B$179])+[.Q100]*[.B$173]+[.Y100]*[.B$180]+[.AD100]*[.B$186])" office:value-type="float" office:value="0">
            <text:p>0.0</text:p>
          </table:table-cell>
          <table:table-cell table:style-name="ce26" table:formula="of:=[.AE100]+[.I100]-IF([.W100]&gt;0;0;[.F100]+[.G100]+[.H100])" office:value-type="float" office:value="-7">
            <text:p>-7.0</text:p>
          </table:table-cell>
          <table:table-cell table:style-name="ce30" table:formula="of:=[.AF100]" office:value-type="float" office:value="-7">
            <text:p>-7.0</text:p>
          </table:table-cell>
          <table:table-cell/>
          <table:table-cell office:value-type="string">
            <text:p>egyptian-rain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Epona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3" office:value-type="string">
            <text:p>Gain 1 Favor for each Artonian God you have</text:p>
          </table:table-cell>
          <table:table-cell table:number-columns-repeated="2" table:style-name="ce16"/>
          <table:table-cell table:style-name="ce16" office:value-type="float" office:value="10">
            <text:p>10</text:p>
          </table:table-cell>
          <table:table-cell table:style-name="ce16" table:formula="of:=CEILING(([.F101]+[.G101]+[.H101])/3.5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01]&gt;0;[.B$166]*[.W101];0)+IF([.W101]&gt;0;[.B$178];1)*IF([.R101]&gt;0;[.R101];1)*IF([.AB101]=1;[.AB101]*[.B$185];1)*(IF([.Z101]&gt;0;[.B$181];1)*([.J101]*[.B$166]+[.K101]*[.B$167]+[.L101]*[.B$168]+[.N101]*[.B$169]+[.O101]*[.B$171]+[.P101]*[.B$172]+[.S101]*[.B$174]+[.T101]*[.B$175]+[.U101]*[.B$176]+[.V101]*[.B$177]+[.X101]*[.B$179])+[.Q101]*[.B$173]+[.Y101]*[.B$180]+[.AD101]*[.B$186])" office:value-type="float" office:value="0">
            <text:p>0.0</text:p>
          </table:table-cell>
          <table:table-cell table:style-name="ce26" table:formula="of:=[.AE101]+[.I101]-IF([.W101]&gt;0;0;[.F101]+[.G101]+[.H101])" office:value-type="float" office:value="-7">
            <text:p>-7.0</text:p>
          </table:table-cell>
          <table:table-cell table:style-name="ce30" table:formula="of:=[.AF101]" office:value-type="float" office:value="-7">
            <text:p>-7.0</text:p>
          </table:table-cell>
          <table:table-cell/>
          <table:table-cell office:value-type="string">
            <text:p>odin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Ushas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3" office:value-type="string">
            <text:p>Gain 1 Favor for each Velurian God you have</text:p>
          </table:table-cell>
          <table:table-cell table:number-columns-repeated="2" table:style-name="ce16"/>
          <table:table-cell table:style-name="ce16" office:value-type="float" office:value="10">
            <text:p>10</text:p>
          </table:table-cell>
          <table:table-cell table:style-name="ce16" table:formula="of:=CEILING(([.F102]+[.G102]+[.H102])/3.5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02]&gt;0;[.B$166]*[.W102];0)+IF([.W102]&gt;0;[.B$178];1)*IF([.R102]&gt;0;[.R102];1)*IF([.AB102]=1;[.AB102]*[.B$185];1)*(IF([.Z102]&gt;0;[.B$181];1)*([.J102]*[.B$166]+[.K102]*[.B$167]+[.L102]*[.B$168]+[.N102]*[.B$169]+[.O102]*[.B$171]+[.P102]*[.B$172]+[.S102]*[.B$174]+[.T102]*[.B$175]+[.U102]*[.B$176]+[.V102]*[.B$177]+[.X102]*[.B$179])+[.Q102]*[.B$173]+[.Y102]*[.B$180]+[.AD102]*[.B$186])" office:value-type="float" office:value="0">
            <text:p>0.0</text:p>
          </table:table-cell>
          <table:table-cell table:style-name="ce26" table:formula="of:=[.AE102]+[.I102]-IF([.W102]&gt;0;0;[.F102]+[.G102]+[.H102])" office:value-type="float" office:value="-7">
            <text:p>-7.0</text:p>
          </table:table-cell>
          <table:table-cell table:style-name="ce30" table:formula="of:=[.AF102]" office:value-type="float" office:value="-7">
            <text:p>-7.0</text:p>
          </table:table-cell>
          <table:table-cell/>
          <table:table-cell office:value-type="string">
            <text:p>buddha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Auror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3" office:value-type="string">
            <text:p>Gain 1 Favor for each Ancient God you have</text:p>
          </table:table-cell>
          <table:table-cell table:number-columns-repeated="2" table:style-name="ce16"/>
          <table:table-cell table:style-name="ce16" office:value-type="float" office:value="11">
            <text:p>11</text:p>
          </table:table-cell>
          <table:table-cell table:style-name="ce16" table:formula="of:=CEILING(([.F103]+[.G103]+[.H103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03]&gt;0;[.B$166]*[.W103];0)+IF([.W103]&gt;0;[.B$178];1)*IF([.R103]&gt;0;[.R103];1)*IF([.AB103]=1;[.AB103]*[.B$185];1)*(IF([.Z103]&gt;0;[.B$181];1)*([.J103]*[.B$166]+[.K103]*[.B$167]+[.L103]*[.B$168]+[.N103]*[.B$169]+[.O103]*[.B$171]+[.P103]*[.B$172]+[.S103]*[.B$174]+[.T103]*[.B$175]+[.U103]*[.B$176]+[.V103]*[.B$177]+[.X103]*[.B$179])+[.Q103]*[.B$173]+[.Y103]*[.B$180]+[.AD103]*[.B$186])" office:value-type="float" office:value="0">
            <text:p>0.0</text:p>
          </table:table-cell>
          <table:table-cell table:style-name="ce26" table:formula="of:=[.AE103]+[.I103]-IF([.W103]&gt;0;0;[.F103]+[.G103]+[.H103])" office:value-type="float" office:value="-7">
            <text:p>-7.0</text:p>
          </table:table-cell>
          <table:table-cell table:style-name="ce30" table:formula="of:=[.AF103]" office:value-type="float" office:value="-7">
            <text:p>-7.0</text:p>
          </table:table-cell>
          <table:table-cell/>
          <table:table-cell office:value-type="string">
            <text:p>dark-female-diety-3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ce6" office:value-type="string">
            <text:p>God Statistics</text:p>
          </table:table-cell>
          <table:table-cell table:style-name="ce6" table:number-columns-repeated="3"/>
          <table:table-cell table:style-name="ce10"/>
          <table:table-cell table:style-name="ce17" table:formula="of:=SUM([.F80:.F103])" office:value-type="float" office:value="31">
            <text:p>31</text:p>
          </table:table-cell>
          <table:table-cell table:style-name="ce17" table:formula="of:=SUM([.G80:.G103])" office:value-type="float" office:value="31">
            <text:p>31</text:p>
          </table:table-cell>
          <table:table-cell table:style-name="ce17"/>
          <table:table-cell table:style-name="ce17" table:formula="of:=AVERAGE([.I80:.I103])" office:value-type="float" office:value="3.79166666666667">
            <text:p>4</text:p>
          </table:table-cell>
          <table:table-cell table:style-name="ce17" table:formula="of:=SUM([.J79:.J103])" office:value-type="float" office:value="0">
            <text:p>0</text:p>
          </table:table-cell>
          <table:table-cell table:style-name="ce17" table:formula="of:=SUM([.K79:.K103])" office:value-type="float" office:value="0">
            <text:p>0</text:p>
          </table:table-cell>
          <table:table-cell table:style-name="ce17" table:formula="of:=SUM([.L79:.L103])" office:value-type="float" office:value="0">
            <text:p>0</text:p>
          </table:table-cell>
          <table:table-cell table:style-name="ce17"/>
          <table:table-cell table:style-name="ce17" table:formula="of:=SUM([.N79:.N103])" office:value-type="float" office:value="0">
            <text:p>0</text:p>
          </table:table-cell>
          <table:table-cell table:style-name="ce17" table:formula="of:=SUM([.O79:.O103])" office:value-type="float" office:value="0">
            <text:p>0</text:p>
          </table:table-cell>
          <table:table-cell table:style-name="ce17" table:formula="of:=SUM([.P79:.P103])" office:value-type="float" office:value="0">
            <text:p>0</text:p>
          </table:table-cell>
          <table:table-cell table:style-name="ce17" table:formula="of:=SUM([.Q79:.Q103])" office:value-type="float" office:value="0">
            <text:p>0</text:p>
          </table:table-cell>
          <table:table-cell table:style-name="ce17" table:formula="of:=SUM([.R79:.R103])" office:value-type="float" office:value="0">
            <text:p>0</text:p>
          </table:table-cell>
          <table:table-cell table:style-name="ce17" table:formula="of:=SUM([.S79:.S103])" office:value-type="float" office:value="0">
            <text:p>0</text:p>
          </table:table-cell>
          <table:table-cell table:style-name="ce17" table:formula="of:=SUM([.T79:.T103])" office:value-type="float" office:value="0">
            <text:p>0</text:p>
          </table:table-cell>
          <table:table-cell table:style-name="ce17" table:formula="of:=SUM([.U79:.U103])" office:value-type="float" office:value="0">
            <text:p>0</text:p>
          </table:table-cell>
          <table:table-cell table:style-name="ce17" table:formula="of:=SUM([.V79:.V103])" office:value-type="float" office:value="0">
            <text:p>0</text:p>
          </table:table-cell>
          <table:table-cell table:style-name="ce17" table:formula="of:=SUM([.W79:.W103])" office:value-type="float" office:value="0">
            <text:p>0</text:p>
          </table:table-cell>
          <table:table-cell table:style-name="ce17" table:formula="of:=SUM([.X79:.X103])" office:value-type="float" office:value="0">
            <text:p>0</text:p>
          </table:table-cell>
          <table:table-cell table:style-name="ce17" table:formula="of:=SUM([.Y79:.Y103])" office:value-type="float" office:value="0">
            <text:p>0</text:p>
          </table:table-cell>
          <table:table-cell table:style-name="ce17" table:formula="of:=SUM([.Z79:.Z103])" office:value-type="float" office:value="0">
            <text:p>0</text:p>
          </table:table-cell>
          <table:table-cell table:style-name="ce17" table:formula="of:=SUM([.AA79:.AA103])" office:value-type="float" office:value="0">
            <text:p>0</text:p>
          </table:table-cell>
          <table:table-cell table:style-name="ce17" table:formula="of:=SUM([.AB79:.AB103])" office:value-type="float" office:value="0">
            <text:p>0</text:p>
          </table:table-cell>
          <table:table-cell table:style-name="ce17" table:formula="of:=SUM([.AC79:.AC103])" office:value-type="float" office:value="0">
            <text:p>0</text:p>
          </table:table-cell>
          <table:table-cell table:style-name="ce17" table:formula="of:=SUM([.AD79:.AD103])" office:value-type="float" office:value="0">
            <text:p>0</text:p>
          </table:table-cell>
          <table:table-cell table:style-name="ce23" table:formula="of:=IF([.W104]&gt;0;[.B$166]*[.W104];0)+IF([.W104]&gt;0;[.B$178];1)*IF([.R104]&gt;0;[.R104];1)*IF([.AB104]=1;[.AB104]*[.B$185];1)*(IF([.Z104]&gt;0;[.B$181];1)*([.J104]*[.B$166]+[.K104]*[.B$167]+[.L104]*[.B$168]+[.N104]*[.B$169]+[.O104]*[.B$171]+[.P104]*[.B$172]+[.S104]*[.B$174]+[.T104]*[.B$175]+[.U104]*[.B$176]+[.V104]*[.B$177]+[.X104]*[.B$179])+[.Q104]*[.B$173]+[.Y104]*[.B$180]+[.AD104]*[.B$186])" office:value-type="float" office:value="0">
            <text:p>0.0</text:p>
          </table:table-cell>
          <table:table-cell table:style-name="ce26" table:formula="of:=[.AE104]+[.I104]-IF([.W104]&gt;0;0;[.F104]+[.G104]+[.H104])" office:value-type="float" office:value="-58.2083333333333">
            <text:p>-58.2</text:p>
          </table:table-cell>
          <table:table-cell table:style-name="ce30" table:formula="of:=[.AF104]" office:value-type="float" office:value="-58.2083333333333">
            <text:p>-58.2</text:p>
          </table:table-cell>
          <table:table-cell table:style-name="ce6" table:number-columns-repeated="3"/>
          <table:table-cell table:style-name="ce17" table:formula="of:=SUM([.AK79:.AK103])" office:value-type="float" office:value="25">
            <text:p>25</text:p>
          </table:table-cell>
          <table:table-cell table:style-name="ce6" table:number-columns-repeated="2"/>
          <table:table-cell office:value-type="float" office:value="104">
            <text:p>104</text:p>
          </table:table-cell>
          <table:table-cell table:style-name="ce6" table:number-columns-repeated="984"/>
        </table:table-row>
        <table:table-row table:style-name="ro2">
          <table:table-cell table:style-name="ce6" table:number-columns-repeated="4"/>
          <table:table-cell table:style-name="ce10"/>
          <table:table-cell table:style-name="ce17"/>
          <table:table-cell table:style-name="ce20" table:formula="of:=[.G104]/[.F104]" office:value-type="float" office:value="1">
            <text:p>1.00</text:p>
          </table:table-cell>
          <table:table-cell table:style-name="ce20"/>
          <table:table-cell table:number-columns-repeated="4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05]&gt;0;[.B$166]*[.W105];0)+IF([.W105]&gt;0;[.B$178];1)*IF([.R105]&gt;0;[.R105];1)*IF([.AB105]=1;[.AB105]*[.B$185];1)*(IF([.Z105]&gt;0;[.B$181];1)*([.J105]*[.B$166]+[.K105]*[.B$167]+[.L105]*[.B$168]+[.N105]*[.B$169]+[.O105]*[.B$171]+[.P105]*[.B$172]+[.S105]*[.B$174]+[.T105]*[.B$175]+[.U105]*[.B$176]+[.V105]*[.B$177]+[.X105]*[.B$179])+[.Q105]*[.B$173]+[.Y105]*[.B$180]+[.AD105]*[.B$186])" office:value-type="float" office:value="0">
            <text:p>0.0</text:p>
          </table:table-cell>
          <table:table-cell table:style-name="ce26" table:formula="of:=[.AE105]+[.I105]-IF([.W105]&gt;0;0;[.F105]+[.G105]+[.H105])" office:value-type="float" office:value="-1">
            <text:p>-1.0</text:p>
          </table:table-cell>
          <table:table-cell table:style-name="ce30" table:formula="of:=[.AF105]" office:value-type="float" office:value="-1">
            <text:p>-1.0</text:p>
          </table:table-cell>
          <table:table-cell table:style-name="ce6" table:number-columns-repeated="3"/>
          <table:table-cell table:style-name="ce17"/>
          <table:table-cell table:style-name="ce6" table:number-columns-repeated="2"/>
          <table:table-cell office:value-type="float" office:value="105">
            <text:p>105</text:p>
          </table:table-cell>
          <table:table-cell table:style-name="ce6" table:number-columns-repeated="984"/>
        </table:table-row>
        <table:table-row table:style-name="ro7">
          <table:table-cell table:style-name="Default"/>
          <table:table-cell table:number-columns-repeated="3"/>
          <table:table-cell office:value-type="string">
            <text:p>Most of these Creatures should automatically do damage to Fortifications/Gods roughly equal to their strength. This would balance the game between passive-aggresive and direct modes</text:p>
          </table:table-cell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06]&gt;0;[.B$166]*[.W106];0)+IF([.W106]&gt;0;[.B$178];1)*IF([.R106]&gt;0;[.R106];1)*IF([.AB106]=1;[.AB106]*[.B$185];1)*(IF([.Z106]&gt;0;[.B$181];1)*([.J106]*[.B$166]+[.K106]*[.B$167]+[.L106]*[.B$168]+[.N106]*[.B$169]+[.O106]*[.B$171]+[.P106]*[.B$172]+[.S106]*[.B$174]+[.T106]*[.B$175]+[.U106]*[.B$176]+[.V106]*[.B$177]+[.X106]*[.B$179])+[.Q106]*[.B$173]+[.Y106]*[.B$180]+[.AD106]*[.B$186])" office:value-type="float" office:value="0">
            <text:p>0.0</text:p>
          </table:table-cell>
          <table:table-cell table:style-name="ce26" table:formula="of:=[.AE106]+[.I106]-IF([.W106]&gt;0;0;[.F106]+[.G106]+[.H106])" office:value-type="float" office:value="0">
            <text:p>0.0</text:p>
          </table:table-cell>
          <table:table-cell table:style-name="ce30" table:formula="of:=[.AF106]" office:value-type="float" office:value="0">
            <text:p>0.0</text:p>
          </table:table-cell>
          <table:table-cell table:number-columns-repeated="3"/>
          <table:table-cell table:style-name="ce16"/>
          <table:table-cell table:number-columns-repeated="2"/>
          <table:table-cell office:value-type="float" office:value="106">
            <text:p>106</text:p>
          </table:table-cell>
          <table:table-cell table:number-columns-repeated="984"/>
        </table:table-row>
        <table:table-row table:style-name="ro6">
          <table:table-cell table:style-name="Default" office:value-type="string">
            <text:p>Creatures</text:p>
          </table:table-cell>
          <table:table-cell table:number-columns-repeated="4"/>
          <table:table-cell table:style-name="ce16" table:number-columns-repeated="24"/>
          <table:table-cell table:style-name="ce22" table:number-columns-repeated="2"/>
          <table:table-cell table:style-name="ce26"/>
          <table:table-cell table:style-name="ce30"/>
          <table:table-cell table:number-columns-repeated="3"/>
          <table:table-cell table:style-name="ce16"/>
          <table:table-cell table:number-columns-repeated="2"/>
          <table:table-cell office:value-type="float" office:value="107">
            <text:p>10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Nidhogg, World Devoure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n Artonian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08]+[.G108]+[.H108]) * 0.49; 1)" office:value-type="float" office:value="5">
            <text:p>5</text:p>
          </table:table-cell>
          <table:table-cell table:style-name="ce16" table:number-columns-repeated="20"/>
          <table:table-cell table:style-name="ce22" table:number-columns-repeated="2"/>
          <table:table-cell table:style-name="ce26"/>
          <table:table-cell table:style-name="ce30"/>
          <table:table-cell/>
          <table:table-cell office:value-type="string">
            <text:p>SpaceMonster1.webp</text:p>
          </table:table-cell>
          <table:table-cell/>
          <table:table-cell table:style-name="ce16" table:formula="of:=IF([.G108]&lt;5; 3; IF([.G108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8">
            <text:p>108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Tiamat, Glistening On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 Hitturian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09]+[.G109]+[.H109]) * 0.49; 1)" office:value-type="float" office:value="5">
            <text:p>5</text:p>
          </table:table-cell>
          <table:table-cell table:style-name="ce16" table:number-columns-repeated="20"/>
          <table:table-cell table:style-name="ce22" table:number-columns-repeated="2"/>
          <table:table-cell table:style-name="ce26"/>
          <table:table-cell table:style-name="ce30"/>
          <table:table-cell/>
          <table:table-cell office:value-type="string">
            <text:p>SpaceMonster2.webp</text:p>
          </table:table-cell>
          <table:table-cell/>
          <table:table-cell table:style-name="ce16" table:formula="of:=IF([.G109]&lt;5; 3; IF([.G109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Ammit, Heart Eate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 Setumi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10]+[.G110]+[.H110]) * 0.49; 1)" office:value-type="float" office:value="5">
            <text:p>5</text:p>
          </table:table-cell>
          <table:table-cell table:style-name="ce16" table:number-columns-repeated="20"/>
          <table:table-cell table:style-name="ce22" table:number-columns-repeated="2"/>
          <table:table-cell table:style-name="ce26"/>
          <table:table-cell table:style-name="ce30"/>
          <table:table-cell/>
          <table:table-cell office:value-type="string">
            <text:p>SpaceMonster3.webp</text:p>
          </table:table-cell>
          <table:table-cell/>
          <table:table-cell table:style-name="ce16" table:formula="of:=IF([.G110]&lt;5; 3; IF([.G110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Skadegamutc, Ghost Witc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 Ravirawan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11]+[.G111]+[.H111]) * 0.49; 1)" office:value-type="float" office:value="5">
            <text:p>5</text:p>
          </table:table-cell>
          <table:table-cell table:style-name="ce16" table:number-columns-repeated="20"/>
          <table:table-cell table:style-name="ce22" table:number-columns-repeated="2"/>
          <table:table-cell table:style-name="ce26"/>
          <table:table-cell table:style-name="ce30"/>
          <table:table-cell/>
          <table:table-cell office:value-type="string">
            <text:p>SpaceMonster4.webp</text:p>
          </table:table-cell>
          <table:table-cell/>
          <table:table-cell table:style-name="ce16" table:formula="of:=IF([.G111]&lt;5; 3; IF([.G111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Kalpa, Endless Cycl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 Velurian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12]+[.G112]+[.H112]) * 0.49; 1)" office:value-type="float" office:value="5">
            <text:p>5</text:p>
          </table:table-cell>
          <table:table-cell table:style-name="ce16" table:number-columns-repeated="20"/>
          <table:table-cell table:style-name="ce22" table:number-columns-repeated="2"/>
          <table:table-cell table:style-name="ce26"/>
          <table:table-cell table:style-name="ce30"/>
          <table:table-cell/>
          <table:table-cell office:value-type="string">
            <text:p>SpaceMonster5.webp</text:p>
          </table:table-cell>
          <table:table-cell/>
          <table:table-cell table:style-name="ce16" table:formula="of:=IF([.G112]&lt;5; 3; IF([.G112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Enogog, Fated Dragon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n Ancient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13]+[.G113]+[.H113]) * 0.49; 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 table:formula="of:=[.I104]*2" office:value-type="float" office:value="7.58333333333333">
            <text:p>7.6</text:p>
          </table:table-cell>
          <table:table-cell table:style-name="ce22" table:formula="of:=IF([.W113]&gt;0;[.B$166]*[.W113];0)+IF([.W113]&gt;0;[.B$178];1)*IF([.R113]&gt;0;[.R113];1)*IF([.AB113]=1;[.AB113]*[.B$185];1)*(IF([.Z113]&gt;0;[.B$181];1)*([.J113]*[.B$166]+[.K113]*[.B$167]+[.L113]*[.B$168]+[.N113]*[.B$169]+[.O113]*[.B$171]+[.P113]*[.B$172]+[.S113]*[.B$174]+[.T113]*[.B$175]+[.U113]*[.B$176]+[.V113]*[.B$177]+[.X113]*[.B$179])+[.Q113]*[.B$173]+[.Y113]*[.B$180]+[.AD113]*[.B$186])" office:value-type="float" office:value="7.58333333333333">
            <text:p>7.6</text:p>
          </table:table-cell>
          <table:table-cell table:style-name="ce26" table:formula="of:=[.AE113]+[.I113]-IF([.W113]&gt;0;0;[.F113]+[.G113]+[.H113])" office:value-type="float" office:value="3.58333333333333">
            <text:p>3.6</text:p>
          </table:table-cell>
          <table:table-cell table:style-name="ce30" table:formula="of:=[.AF113]" office:value-type="float" office:value="3.58333333333333">
            <text:p>3.6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6" table:formula="of:=IF([.G113]&lt;5; 3; IF([.G113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table:style-name="Default" office:value-type="string">
            <text:p>Auspicious Auroc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For each opponent, destroy all Fortifications on a single Settlement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/>
          <table:table-cell table:style-name="ce16" table:formula="of:=CEILING(([.F114]+[.G114]+[.H114]) * 0.49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4]&gt;0;[.B$166]*[.W114];0)+IF([.W114]&gt;0;[.B$178];1)*IF([.R114]&gt;0;[.R114];1)*IF([.AB114]=1;[.AB114]*[.B$185];1)*(IF([.Z114]&gt;0;[.B$181];1)*([.J114]*[.B$166]+[.K114]*[.B$167]+[.L114]*[.B$168]+[.N114]*[.B$169]+[.O114]*[.B$171]+[.P114]*[.B$172]+[.S114]*[.B$174]+[.T114]*[.B$175]+[.U114]*[.B$176]+[.V114]*[.B$177]+[.X114]*[.B$179])+[.Q114]*[.B$173]+[.Y114]*[.B$180]+[.AD114]*[.B$186])" office:value-type="float" office:value="0">
            <text:p>0.0</text:p>
          </table:table-cell>
          <table:table-cell table:style-name="ce26" table:formula="of:=[.AE114]+[.I114]-IF([.W114]&gt;0;0;[.F114]+[.G114]+[.H114])" office:value-type="float" office:value="-2">
            <text:p>-2.0</text:p>
          </table:table-cell>
          <table:table-cell table:style-name="ce30" table:formula="of:=[.AF114]" office:value-type="float" office:value="-2">
            <text:p>-2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6" table:formula="of:=IF([.G114]&lt;5; 3; IF([.G114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Aggressive Alligato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4 damage to any Settlement or Fortification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/>
          <table:table-cell table:style-name="ce16" table:formula="of:=CEILING(([.F115]+[.G115]+[.H115]) * 0.49; 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5]&gt;0;[.B$166]*[.W115];0)+IF([.W115]&gt;0;[.B$178];1)*IF([.R115]&gt;0;[.R115];1)*IF([.AB115]=1;[.AB115]*[.B$185];1)*(IF([.Z115]&gt;0;[.B$181];1)*([.J115]*[.B$166]+[.K115]*[.B$167]+[.L115]*[.B$168]+[.N115]*[.B$169]+[.O115]*[.B$171]+[.P115]*[.B$172]+[.S115]*[.B$174]+[.T115]*[.B$175]+[.U115]*[.B$176]+[.V115]*[.B$177]+[.X115]*[.B$179])+[.Q115]*[.B$173]+[.Y115]*[.B$180]+[.AD115]*[.B$186])" office:value-type="float" office:value="0">
            <text:p>0.0</text:p>
          </table:table-cell>
          <table:table-cell table:style-name="ce26" table:formula="of:=[.AE115]+[.I115]-IF([.W115]&gt;0;0;[.F115]+[.G115]+[.H115])" office:value-type="float" office:value="-3">
            <text:p>-3.0</text:p>
          </table:table-cell>
          <table:table-cell table:style-name="ce30" table:formula="of:=[.AF115]" office:value-type="float" office:value="-3">
            <text:p>-3.0</text:p>
          </table:table-cell>
          <table:table-cell/>
          <table:table-cell office:value-type="string">
            <text:p>SpaceMonster3.webp</text:p>
          </table:table-cell>
          <table:table-cell/>
          <table:table-cell table:style-name="ce16" table:formula="of:=IF([.G115]&lt;5; 3; IF([.G115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Raging Rex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Gain 1 Anima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table:formula="of:=CEILING(([.F116]+[.G116]+[.H116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6]&gt;0;[.B$166]*[.W116];0)+IF([.W116]&gt;0;[.B$178];1)*IF([.R116]&gt;0;[.R116];1)*IF([.AB116]=1;[.AB116]*[.B$185];1)*(IF([.Z116]&gt;0;[.B$181];1)*([.J116]*[.B$166]+[.K116]*[.B$167]+[.L116]*[.B$168]+[.N116]*[.B$169]+[.O116]*[.B$171]+[.P116]*[.B$172]+[.S116]*[.B$174]+[.T116]*[.B$175]+[.U116]*[.B$176]+[.V116]*[.B$177]+[.X116]*[.B$179])+[.Q116]*[.B$173]+[.Y116]*[.B$180]+[.AD116]*[.B$186])" office:value-type="float" office:value="0">
            <text:p>0.0</text:p>
          </table:table-cell>
          <table:table-cell table:style-name="ce26" table:formula="of:=[.AE116]+[.I116]-IF([.W116]&gt;0;0;[.F116]+[.G116]+[.H116])" office:value-type="float" office:value="-1">
            <text:p>-1.0</text:p>
          </table:table-cell>
          <table:table-cell table:style-name="ce30" table:formula="of:=[.AF116]" office:value-type="float" office:value="-1">
            <text:p>-1.0</text:p>
          </table:table-cell>
          <table:table-cell/>
          <table:table-cell office:value-type="string">
            <text:p>SpaceMonster4.webp</text:p>
          </table:table-cell>
          <table:table-cell/>
          <table:table-cell table:style-name="ce16" table:formula="of:=IF([.G116]&lt;5; 3; IF([.G11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Incorrigible Ibex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Gain 3 Anima</text:p>
          </table:table-cell>
          <table:table-cell table:style-name="ce16"/>
          <table:table-cell table:style-name="ce16" office:value-type="float" office:value="8">
            <text:p>8</text:p>
          </table:table-cell>
          <table:table-cell table:style-name="ce16"/>
          <table:table-cell table:style-name="ce16" table:formula="of:=CEILING(([.F117]+[.G117]+[.H117]) * 0.49; 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7]&gt;0;[.B$166]*[.W117];0)+IF([.W117]&gt;0;[.B$178];1)*IF([.R117]&gt;0;[.R117];1)*IF([.AB117]=1;[.AB117]*[.B$185];1)*(IF([.Z117]&gt;0;[.B$181];1)*([.J117]*[.B$166]+[.K117]*[.B$167]+[.L117]*[.B$168]+[.N117]*[.B$169]+[.O117]*[.B$171]+[.P117]*[.B$172]+[.S117]*[.B$174]+[.T117]*[.B$175]+[.U117]*[.B$176]+[.V117]*[.B$177]+[.X117]*[.B$179])+[.Q117]*[.B$173]+[.Y117]*[.B$180]+[.AD117]*[.B$186])" office:value-type="float" office:value="0">
            <text:p>0.0</text:p>
          </table:table-cell>
          <table:table-cell table:style-name="ce26" table:formula="of:=[.AE117]+[.I117]-IF([.W117]&gt;0;0;[.F117]+[.G117]+[.H117])" office:value-type="float" office:value="-4">
            <text:p>-4.0</text:p>
          </table:table-cell>
          <table:table-cell table:style-name="ce30" table:formula="of:=[.AF117]" office:value-type="float" office:value="-4">
            <text:p>-4.0</text:p>
          </table:table-cell>
          <table:table-cell/>
          <table:table-cell office:value-type="string">
            <text:p>SpaceMonster5.webp</text:p>
          </table:table-cell>
          <table:table-cell/>
          <table:table-cell table:style-name="ce16" table:formula="of:=IF([.G117]&lt;5; 3; IF([.G117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Chaotic Centiped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Scrap a non-Creature in the trade row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/>
          <table:table-cell table:style-name="ce16" table:formula="of:=CEILING(([.F118]+[.G118]+[.H118]) * 0.49; 1)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8]&gt;0;[.B$166]*[.W118];0)+IF([.W118]&gt;0;[.B$178];1)*IF([.R118]&gt;0;[.R118];1)*IF([.AB118]=1;[.AB118]*[.B$185];1)*(IF([.Z118]&gt;0;[.B$181];1)*([.J118]*[.B$166]+[.K118]*[.B$167]+[.L118]*[.B$168]+[.N118]*[.B$169]+[.O118]*[.B$171]+[.P118]*[.B$172]+[.S118]*[.B$174]+[.T118]*[.B$175]+[.U118]*[.B$176]+[.V118]*[.B$177]+[.X118]*[.B$179])+[.Q118]*[.B$173]+[.Y118]*[.B$180]+[.AD118]*[.B$186])" office:value-type="float" office:value="0">
            <text:p>0.0</text:p>
          </table:table-cell>
          <table:table-cell table:style-name="ce26" table:formula="of:=[.AE118]+[.I118]-IF([.W118]&gt;0;0;[.F118]+[.G118]+[.H118])" office:value-type="float" office:value="-1">
            <text:p>-1.0</text:p>
          </table:table-cell>
          <table:table-cell table:style-name="ce30" table:formula="of:=[.AF118]" office:value-type="float" office:value="-1">
            <text:p>-1.0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6" table:formula="of:=IF([.G118]&lt;5; 3; IF([.G118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Rampaging Rhinoceros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table:style-name="ce15" office:value-type="string">
            <text:p>Gain 2 Trade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19]+[.G119]+[.H119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9]&gt;0;[.B$166]*[.W119];0)+IF([.W119]&gt;0;[.B$178];1)*IF([.R119]&gt;0;[.R119];1)*IF([.AB119]=1;[.AB119]*[.B$185];1)*(IF([.Z119]&gt;0;[.B$181];1)*([.J119]*[.B$166]+[.K119]*[.B$167]+[.L119]*[.B$168]+[.N119]*[.B$169]+[.O119]*[.B$171]+[.P119]*[.B$172]+[.S119]*[.B$174]+[.T119]*[.B$175]+[.U119]*[.B$176]+[.V119]*[.B$177]+[.X119]*[.B$179])+[.Q119]*[.B$173]+[.Y119]*[.B$180]+[.AD119]*[.B$186])" office:value-type="float" office:value="0">
            <text:p>0.0</text:p>
          </table:table-cell>
          <table:table-cell table:style-name="ce26" table:formula="of:=[.AE119]+[.I119]-IF([.W119]&gt;0;0;[.F119]+[.G119]+[.H119])" office:value-type="float" office:value="-2">
            <text:p>-2.0</text:p>
          </table:table-cell>
          <table:table-cell table:style-name="ce30" table:formula="of:=[.AF119]" office:value-type="float" office:value="-2">
            <text:p>-2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6" table:formula="of:=IF([.G119]&lt;5; 3; IF([.G119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Titanic Turtl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2 damage to all opponent Settlements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/>
          <table:table-cell table:style-name="ce16" table:formula="of:=CEILING(([.F120]+[.G120]+[.H120]) * 0.49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0]&gt;0;[.B$166]*[.W120];0)+IF([.W120]&gt;0;[.B$178];1)*IF([.R120]&gt;0;[.R120];1)*IF([.AB120]=1;[.AB120]*[.B$185];1)*(IF([.Z120]&gt;0;[.B$181];1)*([.J120]*[.B$166]+[.K120]*[.B$167]+[.L120]*[.B$168]+[.N120]*[.B$169]+[.O120]*[.B$171]+[.P120]*[.B$172]+[.S120]*[.B$174]+[.T120]*[.B$175]+[.U120]*[.B$176]+[.V120]*[.B$177]+[.X120]*[.B$179])+[.Q120]*[.B$173]+[.Y120]*[.B$180]+[.AD120]*[.B$186])" office:value-type="float" office:value="0">
            <text:p>0.0</text:p>
          </table:table-cell>
          <table:table-cell table:style-name="ce26" table:formula="of:=[.AE120]+[.I120]-IF([.W120]&gt;0;0;[.F120]+[.G120]+[.H120])" office:value-type="float" office:value="-2">
            <text:p>-2.0</text:p>
          </table:table-cell>
          <table:table-cell table:style-name="ce30" table:formula="of:=[.AF120]" office:value-type="float" office:value="-2">
            <text:p>-2.0</text:p>
          </table:table-cell>
          <table:table-cell/>
          <table:table-cell office:value-type="string">
            <text:p>SpaceMonster3.webp</text:p>
          </table:table-cell>
          <table:table-cell/>
          <table:table-cell table:style-name="ce16" table:formula="of:=IF([.G120]&lt;5; 3; IF([.G120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Sluggish Slot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Gain 3 Trade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6"/>
          <table:table-cell table:style-name="ce16" table:formula="of:=CEILING(([.F121]+[.G121]+[.H121]) * 0.49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1]&gt;0;[.B$166]*[.W121];0)+IF([.W121]&gt;0;[.B$178];1)*IF([.R121]&gt;0;[.R121];1)*IF([.AB121]=1;[.AB121]*[.B$185];1)*(IF([.Z121]&gt;0;[.B$181];1)*([.J121]*[.B$166]+[.K121]*[.B$167]+[.L121]*[.B$168]+[.N121]*[.B$169]+[.O121]*[.B$171]+[.P121]*[.B$172]+[.S121]*[.B$174]+[.T121]*[.B$175]+[.U121]*[.B$176]+[.V121]*[.B$177]+[.X121]*[.B$179])+[.Q121]*[.B$173]+[.Y121]*[.B$180]+[.AD121]*[.B$186])" office:value-type="float" office:value="0">
            <text:p>0.0</text:p>
          </table:table-cell>
          <table:table-cell table:style-name="ce26" table:formula="of:=[.AE121]+[.I121]-IF([.W121]&gt;0;0;[.F121]+[.G121]+[.H121])" office:value-type="float" office:value="-3">
            <text:p>-3.0</text:p>
          </table:table-cell>
          <table:table-cell table:style-name="ce30" table:formula="of:=[.AF121]" office:value-type="float" office:value="-3">
            <text:p>-3.0</text:p>
          </table:table-cell>
          <table:table-cell/>
          <table:table-cell office:value-type="string">
            <text:p>SpaceMonster4.webp</text:p>
          </table:table-cell>
          <table:table-cell/>
          <table:table-cell table:style-name="ce16" table:formula="of:=IF([.G121]&lt;5; 3; IF([.G121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Demonic Dodo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1 Card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table:formula="of:=CEILING(([.F122]+[.G122]+[.H122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2]&gt;0;[.B$166]*[.W122];0)+IF([.W122]&gt;0;[.B$178];1)*IF([.R122]&gt;0;[.R122];1)*IF([.AB122]=1;[.AB122]*[.B$185];1)*(IF([.Z122]&gt;0;[.B$181];1)*([.J122]*[.B$166]+[.K122]*[.B$167]+[.L122]*[.B$168]+[.N122]*[.B$169]+[.O122]*[.B$171]+[.P122]*[.B$172]+[.S122]*[.B$174]+[.T122]*[.B$175]+[.U122]*[.B$176]+[.V122]*[.B$177]+[.X122]*[.B$179])+[.Q122]*[.B$173]+[.Y122]*[.B$180]+[.AD122]*[.B$186])" office:value-type="float" office:value="0">
            <text:p>0.0</text:p>
          </table:table-cell>
          <table:table-cell table:style-name="ce26" table:formula="of:=[.AE122]+[.I122]-IF([.W122]&gt;0;0;[.F122]+[.G122]+[.H122])" office:value-type="float" office:value="-1">
            <text:p>-1.0</text:p>
          </table:table-cell>
          <table:table-cell table:style-name="ce30" table:formula="of:=[.AF122]" office:value-type="float" office:value="-1">
            <text:p>-1.0</text:p>
          </table:table-cell>
          <table:table-cell/>
          <table:table-cell office:value-type="string">
            <text:p>SpaceMonster5.webp</text:p>
          </table:table-cell>
          <table:table-cell/>
          <table:table-cell table:style-name="ce16" table:formula="of:=IF([.G122]&lt;5; 3; IF([.G122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Sadistic Saber-tooth 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1 card. Each opponent must discard a card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23]+[.G123]+[.H123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3]&gt;0;[.B$166]*[.W123];0)+IF([.W123]&gt;0;[.B$178];1)*IF([.R123]&gt;0;[.R123];1)*IF([.AB123]=1;[.AB123]*[.B$185];1)*(IF([.Z123]&gt;0;[.B$181];1)*([.J123]*[.B$166]+[.K123]*[.B$167]+[.L123]*[.B$168]+[.N123]*[.B$169]+[.O123]*[.B$171]+[.P123]*[.B$172]+[.S123]*[.B$174]+[.T123]*[.B$175]+[.U123]*[.B$176]+[.V123]*[.B$177]+[.X123]*[.B$179])+[.Q123]*[.B$173]+[.Y123]*[.B$180]+[.AD123]*[.B$186])" office:value-type="float" office:value="0">
            <text:p>0.0</text:p>
          </table:table-cell>
          <table:table-cell table:style-name="ce26" table:formula="of:=[.AE123]+[.I123]-IF([.W123]&gt;0;0;[.F123]+[.G123]+[.H123])" office:value-type="float" office:value="-2">
            <text:p>-2.0</text:p>
          </table:table-cell>
          <table:table-cell table:style-name="ce30" table:formula="of:=[.AF123]" office:value-type="float" office:value="-2">
            <text:p>-2.0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6" table:formula="of:=IF([.G123]&lt;5; 3; IF([.G123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Monstrous Mastodon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2 damage to any Settlement or Fortification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table:formula="of:=CEILING(([.F124]+[.G124]+[.H124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4]&gt;0;[.B$166]*[.W124];0)+IF([.W124]&gt;0;[.B$178];1)*IF([.R124]&gt;0;[.R124];1)*IF([.AB124]=1;[.AB124]*[.B$185];1)*(IF([.Z124]&gt;0;[.B$181];1)*([.J124]*[.B$166]+[.K124]*[.B$167]+[.L124]*[.B$168]+[.N124]*[.B$169]+[.O124]*[.B$171]+[.P124]*[.B$172]+[.S124]*[.B$174]+[.T124]*[.B$175]+[.U124]*[.B$176]+[.V124]*[.B$177]+[.X124]*[.B$179])+[.Q124]*[.B$173]+[.Y124]*[.B$180]+[.AD124]*[.B$186])" office:value-type="float" office:value="0">
            <text:p>0.0</text:p>
          </table:table-cell>
          <table:table-cell table:style-name="ce26" table:formula="of:=[.AE124]+[.I124]-IF([.W124]&gt;0;0;[.F124]+[.G124]+[.H124])" office:value-type="float" office:value="-1">
            <text:p>-1.0</text:p>
          </table:table-cell>
          <table:table-cell table:style-name="ce30" table:formula="of:=[.AF124]" office:value-type="float" office:value="-1">
            <text:p>-1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6" table:formula="of:=IF([.G124]&lt;5; 3; IF([.G124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Harbinger Hawk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Sacrifice 1 card in your hand or discard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25]+[.G125]+[.H125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5]&gt;0;[.B$166]*[.W125];0)+IF([.W125]&gt;0;[.B$178];1)*IF([.R125]&gt;0;[.R125];1)*IF([.AB125]=1;[.AB125]*[.B$185];1)*(IF([.Z125]&gt;0;[.B$181];1)*([.J125]*[.B$166]+[.K125]*[.B$167]+[.L125]*[.B$168]+[.N125]*[.B$169]+[.O125]*[.B$171]+[.P125]*[.B$172]+[.S125]*[.B$174]+[.T125]*[.B$175]+[.U125]*[.B$176]+[.V125]*[.B$177]+[.X125]*[.B$179])+[.Q125]*[.B$173]+[.Y125]*[.B$180]+[.AD125]*[.B$186])" office:value-type="float" office:value="0">
            <text:p>0.0</text:p>
          </table:table-cell>
          <table:table-cell table:style-name="ce26" table:formula="of:=[.AE125]+[.I125]-IF([.W125]&gt;0;0;[.F125]+[.G125]+[.H125])" office:value-type="float" office:value="-2">
            <text:p>-2.0</text:p>
          </table:table-cell>
          <table:table-cell table:style-name="ce30" table:formula="of:=[.AF125]" office:value-type="float" office:value="-2">
            <text:p>-2.0</text:p>
          </table:table-cell>
          <table:table-cell/>
          <table:table-cell office:value-type="string">
            <text:p>SpaceMonster3.webp</text:p>
          </table:table-cell>
          <table:table-cell/>
          <table:table-cell table:style-name="ce16" table:formula="of:=IF([.G125]&lt;5; 3; IF([.G125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5">
            <text:p>125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3"/>
          <table:table-cell table:number-columns-repeated="3" table:style-name="ce16"/>
          <table:table-cell table:style-name="ce16" table:formula="of:=CEILING(([.F126]+[.G126]+[.H126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6]&gt;0;[.B$166]*[.W126];0)+IF([.W126]&gt;0;[.B$178];1)*IF([.R126]&gt;0;[.R126];1)*IF([.AB126]=1;[.AB126]*[.B$185];1)*(IF([.Z126]&gt;0;[.B$181];1)*([.J126]*[.B$166]+[.K126]*[.B$167]+[.L126]*[.B$168]+[.N126]*[.B$169]+[.O126]*[.B$171]+[.P126]*[.B$172]+[.S126]*[.B$174]+[.T126]*[.B$175]+[.U126]*[.B$176]+[.V126]*[.B$177]+[.X126]*[.B$179])+[.Q126]*[.B$173]+[.Y126]*[.B$180]+[.AD126]*[.B$186])" office:value-type="float" office:value="0">
            <text:p>0.0</text:p>
          </table:table-cell>
          <table:table-cell table:style-name="ce26" table:formula="of:=[.AE126]+[.I126]-IF([.W126]&gt;0;0;[.F126]+[.G126]+[.H126])" office:value-type="float" office:value="0">
            <text:p>0.0</text:p>
          </table:table-cell>
          <table:table-cell table:style-name="ce30" table:formula="of:=[.AF126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26">
            <text:p>12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Dastardly Dasher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Each opponent must either: discard a card or lose 1 Anima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/>
          <table:table-cell table:style-name="ce16" table:formula="of:=CEILING(([.F127]+[.G127]+[.H127]) * 0.6; 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7]&gt;0;[.B$166]*[.W127];0)+IF([.W127]&gt;0;[.B$178];1)*IF([.R127]&gt;0;[.R127];1)*IF([.AB127]=1;[.AB127]*[.B$185];1)*(IF([.Z127]&gt;0;[.B$181];1)*([.J127]*[.B$166]+[.K127]*[.B$167]+[.L127]*[.B$168]+[.N127]*[.B$169]+[.O127]*[.B$171]+[.P127]*[.B$172]+[.S127]*[.B$174]+[.T127]*[.B$175]+[.U127]*[.B$176]+[.V127]*[.B$177]+[.X127]*[.B$179])+[.Q127]*[.B$173]+[.Y127]*[.B$180]+[.AD127]*[.B$186])" office:value-type="float" office:value="0">
            <text:p>0.0</text:p>
          </table:table-cell>
          <table:table-cell table:style-name="ce26" table:formula="of:=[.AE127]+[.I127]-IF([.W127]&gt;0;0;[.F127]+[.G127]+[.H127])" office:value-type="float" office:value="-3">
            <text:p>-3.0</text:p>
          </table:table-cell>
          <table:table-cell table:style-name="ce30" table:formula="of:=[.AF127]" office:value-type="float" office:value="-3">
            <text:p>-3.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27">
            <text:p>12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Opt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3 Trade and increase your Anima by 1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28]+[.G128]+[.H128]) * 0.6; 1)" office:value-type="float" office:value="7">
            <text:p>7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/>
          <table:table-cell table:style-name="ce16" office:value-type="float" office:value="3">
            <text:p>3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8]&gt;0;[.B$166]*[.W128];0)+IF([.W128]&gt;0;[.B$178];1)*IF([.R128]&gt;0;[.R128];1)*IF([.AB128]=1;[.AB128]*[.B$185];1)*(IF([.Z128]&gt;0;[.B$181];1)*([.J128]*[.B$166]+[.K128]*[.B$167]+[.L128]*[.B$168]+[.N128]*[.B$169]+[.O128]*[.B$171]+[.P128]*[.B$172]+[.S128]*[.B$174]+[.T128]*[.B$175]+[.U128]*[.B$176]+[.V128]*[.B$177]+[.X128]*[.B$179])+[.Q128]*[.B$173]+[.Y128]*[.B$180]+[.AD128]*[.B$186])" office:value-type="float" office:value="6">
            <text:p>6.0</text:p>
          </table:table-cell>
          <table:table-cell table:style-name="ce26" table:formula="of:=[.AE128]+[.I128]-IF([.W128]&gt;0;0;[.F128]+[.G128]+[.H128])" office:value-type="float" office:value="2">
            <text:p>2.0</text:p>
          </table:table-cell>
          <table:table-cell table:style-name="ce30" table:formula="of:=[.AF128]" office:value-type="float" office:value="2">
            <text:p>2.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28">
            <text:p>12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Pess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3 Strength and increase your Anima by 1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16" table:formula="of:=CEILING(([.F129]+[.G129]+[.H129]) * 0.6; 1)" office:value-type="float" office:value="7">
            <text:p>7</text:p>
          </table:table-cell>
          <table:table-cell table:number-columns-repeated="2"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9]&gt;0;[.B$166]*[.W129];0)+IF([.W129]&gt;0;[.B$178];1)*IF([.R129]&gt;0;[.R129];1)*IF([.AB129]=1;[.AB129]*[.B$185];1)*(IF([.Z129]&gt;0;[.B$181];1)*([.J129]*[.B$166]+[.K129]*[.B$167]+[.L129]*[.B$168]+[.N129]*[.B$169]+[.O129]*[.B$171]+[.P129]*[.B$172]+[.S129]*[.B$174]+[.T129]*[.B$175]+[.U129]*[.B$176]+[.V129]*[.B$177]+[.X129]*[.B$179])+[.Q129]*[.B$173]+[.Y129]*[.B$180]+[.AD129]*[.B$186])" office:value-type="float" office:value="6">
            <text:p>6.0</text:p>
          </table:table-cell>
          <table:table-cell table:style-name="ce26" table:formula="of:=[.AE129]+[.I129]-IF([.W129]&gt;0;0;[.F129]+[.G129]+[.H129])" office:value-type="float" office:value="2">
            <text:p>2.0</text:p>
          </table:table-cell>
          <table:table-cell table:style-name="ce30" table:formula="of:=[.AF129]" office:value-type="float" office:value="2">
            <text:p>2.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29">
            <text:p>129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Neutral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2 Trade, 2 Strength, and increase your Anima by 1</text:p>
          </table:table-cell>
          <table:table-cell table:number-columns-repeated="2" table:style-name="ce16" office:value-type="float" office:value="6">
            <text:p>6</text:p>
          </table:table-cell>
          <table:table-cell table:style-name="ce16"/>
          <table:table-cell table:style-name="ce16" table:formula="of:=CEILING(([.F130]+[.G130]+[.H130]) * 0.6; 1)" office:value-type="float" office:value="8">
            <text:p>8</text:p>
          </table:table-cell>
          <table:table-cell table:style-name="ce16"/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0]&gt;0;[.B$166]*[.W130];0)+IF([.W130]&gt;0;[.B$178];1)*IF([.R130]&gt;0;[.R130];1)*IF([.AB130]=1;[.AB130]*[.B$185];1)*(IF([.Z130]&gt;0;[.B$181];1)*([.J130]*[.B$166]+[.K130]*[.B$167]+[.L130]*[.B$168]+[.N130]*[.B$169]+[.O130]*[.B$171]+[.P130]*[.B$172]+[.S130]*[.B$174]+[.T130]*[.B$175]+[.U130]*[.B$176]+[.V130]*[.B$177]+[.X130]*[.B$179])+[.Q130]*[.B$173]+[.Y130]*[.B$180]+[.AD130]*[.B$186])" office:value-type="float" office:value="6">
            <text:p>6.0</text:p>
          </table:table-cell>
          <table:table-cell table:style-name="ce26" table:formula="of:=[.AE130]+[.I130]-IF([.W130]&gt;0;0;[.F130]+[.G130]+[.H130])" office:value-type="float" office:value="2">
            <text:p>2.0</text:p>
          </table:table-cell>
          <table:table-cell table:style-name="ce30" table:formula="of:=[.AF130]" office:value-type="float" office:value="2">
            <text:p>2.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30">
            <text:p>130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Nomad</text:p>
          </table:table-cell>
          <table:table-cell table:number-columns-repeated="2"/>
          <table:table-cell table:number-columns-repeated="3" table:style-name="ce16"/>
          <table:table-cell table:style-name="ce16" table:formula="of:=CEILING(([.F131]+[.G131]+[.H131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1]&gt;0;[.B$166]*[.W131];0)+IF([.W131]&gt;0;[.B$178];1)*IF([.R131]&gt;0;[.R131];1)*IF([.AB131]=1;[.AB131]*[.B$185];1)*(IF([.Z131]&gt;0;[.B$181];1)*([.J131]*[.B$166]+[.K131]*[.B$167]+[.L131]*[.B$168]+[.N131]*[.B$169]+[.O131]*[.B$171]+[.P131]*[.B$172]+[.S131]*[.B$174]+[.T131]*[.B$175]+[.U131]*[.B$176]+[.V131]*[.B$177]+[.X131]*[.B$179])+[.Q131]*[.B$173]+[.Y131]*[.B$180]+[.AD131]*[.B$186])" office:value-type="float" office:value="0">
            <text:p>0.0</text:p>
          </table:table-cell>
          <table:table-cell table:style-name="ce26" table:formula="of:=[.AE131]+[.I131]-IF([.W131]&gt;0;0;[.F131]+[.G131]+[.H131])" office:value-type="float" office:value="0">
            <text:p>0.0</text:p>
          </table:table-cell>
          <table:table-cell table:style-name="ce30" table:formula="of:=[.AF131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1">
            <text:p>131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Nomad</text:p>
          </table:table-cell>
          <table:table-cell table:number-columns-repeated="2"/>
          <table:table-cell table:number-columns-repeated="3" table:style-name="ce16"/>
          <table:table-cell table:style-name="ce16" table:formula="of:=CEILING(([.F132]+[.G132]+[.H132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2]&gt;0;[.B$166]*[.W132];0)+IF([.W132]&gt;0;[.B$178];1)*IF([.R132]&gt;0;[.R132];1)*IF([.AB132]=1;[.AB132]*[.B$185];1)*(IF([.Z132]&gt;0;[.B$181];1)*([.J132]*[.B$166]+[.K132]*[.B$167]+[.L132]*[.B$168]+[.N132]*[.B$169]+[.O132]*[.B$171]+[.P132]*[.B$172]+[.S132]*[.B$174]+[.T132]*[.B$175]+[.U132]*[.B$176]+[.V132]*[.B$177]+[.X132]*[.B$179])+[.Q132]*[.B$173]+[.Y132]*[.B$180]+[.AD132]*[.B$186])" office:value-type="float" office:value="0">
            <text:p>0.0</text:p>
          </table:table-cell>
          <table:table-cell table:style-name="ce26" table:formula="of:=[.AE132]+[.I132]-IF([.W132]&gt;0;0;[.F132]+[.G132]+[.H132])" office:value-type="float" office:value="0">
            <text:p>0.0</text:p>
          </table:table-cell>
          <table:table-cell table:style-name="ce30" table:formula="of:=[.AF132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2">
            <text:p>132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3"/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6" table:formula="of:=CEILING(([.F133]+[.G133]+[.H133]) * 0.6; 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3]&gt;0;[.B$166]*[.W133];0)+IF([.W133]&gt;0;[.B$178];1)*IF([.R133]&gt;0;[.R133];1)*IF([.AB133]=1;[.AB133]*[.B$185];1)*(IF([.Z133]&gt;0;[.B$181];1)*([.J133]*[.B$166]+[.K133]*[.B$167]+[.L133]*[.B$168]+[.N133]*[.B$169]+[.O133]*[.B$171]+[.P133]*[.B$172]+[.S133]*[.B$174]+[.T133]*[.B$175]+[.U133]*[.B$176]+[.V133]*[.B$177]+[.X133]*[.B$179])+[.Q133]*[.B$173]+[.Y133]*[.B$180]+[.AD133]*[.B$186])" office:value-type="float" office:value="0">
            <text:p>0.0</text:p>
          </table:table-cell>
          <table:table-cell table:style-name="ce26" table:formula="of:=[.AE133]+[.I133]-IF([.W133]&gt;0;0;[.F133]+[.G133]+[.H133])" office:value-type="float" office:value="-3">
            <text:p>-3.0</text:p>
          </table:table-cell>
          <table:table-cell table:style-name="ce30" table:formula="of:=[.AF133]" office:value-type="float" office:value="-3">
            <text:p>-3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3">
            <text:p>133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Holy Handcrank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2" table:style-name="ce16"/>
          <table:table-cell table:style-name="ce16" office:value-type="float" office:value="5">
            <text:p>5</text:p>
          </table:table-cell>
          <table:table-cell table:style-name="ce16" table:formula="of:=CEILING(([.F134]+[.G134]+[.H134]) * 0.6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4]&gt;0;[.B$166]*[.W134];0)+IF([.W134]&gt;0;[.B$178];1)*IF([.R134]&gt;0;[.R134];1)*IF([.AB134]=1;[.AB134]*[.B$185];1)*(IF([.Z134]&gt;0;[.B$181];1)*([.J134]*[.B$166]+[.K134]*[.B$167]+[.L134]*[.B$168]+[.N134]*[.B$169]+[.O134]*[.B$171]+[.P134]*[.B$172]+[.S134]*[.B$174]+[.T134]*[.B$175]+[.U134]*[.B$176]+[.V134]*[.B$177]+[.X134]*[.B$179])+[.Q134]*[.B$173]+[.Y134]*[.B$180]+[.AD134]*[.B$186])" office:value-type="float" office:value="0">
            <text:p>0.0</text:p>
          </table:table-cell>
          <table:table-cell table:style-name="ce26" table:formula="of:=[.AE134]+[.I134]-IF([.W134]&gt;0;0;[.F134]+[.G134]+[.H134])" office:value-type="float" office:value="-2">
            <text:p>-2.0</text:p>
          </table:table-cell>
          <table:table-cell table:style-name="ce30" table:formula="of:=[.AF134]" office:value-type="float" office:value="-2">
            <text:p>-2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4">
            <text:p>134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eeth of St. Titania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35]+[.G135]+[.H135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5]&gt;0;[.B$166]*[.W135];0)+IF([.W135]&gt;0;[.B$178];1)*IF([.R135]&gt;0;[.R135];1)*IF([.AB135]=1;[.AB135]*[.B$185];1)*(IF([.Z135]&gt;0;[.B$181];1)*([.J135]*[.B$166]+[.K135]*[.B$167]+[.L135]*[.B$168]+[.N135]*[.B$169]+[.O135]*[.B$171]+[.P135]*[.B$172]+[.S135]*[.B$174]+[.T135]*[.B$175]+[.U135]*[.B$176]+[.V135]*[.B$177]+[.X135]*[.B$179])+[.Q135]*[.B$173]+[.Y135]*[.B$180]+[.AD135]*[.B$186])" office:value-type="float" office:value="0">
            <text:p>0.0</text:p>
          </table:table-cell>
          <table:table-cell table:style-name="ce26" table:formula="of:=[.AE135]+[.I135]-IF([.W135]&gt;0;0;[.F135]+[.G135]+[.H135])" office:value-type="float" office:value="0">
            <text:p>0.0</text:p>
          </table:table-cell>
          <table:table-cell table:style-name="ce30" table:formula="of:=[.AF135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5">
            <text:p>13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rk of the Condemned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36]+[.G136]+[.H136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6]&gt;0;[.B$166]*[.W136];0)+IF([.W136]&gt;0;[.B$178];1)*IF([.R136]&gt;0;[.R136];1)*IF([.AB136]=1;[.AB136]*[.B$185];1)*(IF([.Z136]&gt;0;[.B$181];1)*([.J136]*[.B$166]+[.K136]*[.B$167]+[.L136]*[.B$168]+[.N136]*[.B$169]+[.O136]*[.B$171]+[.P136]*[.B$172]+[.S136]*[.B$174]+[.T136]*[.B$175]+[.U136]*[.B$176]+[.V136]*[.B$177]+[.X136]*[.B$179])+[.Q136]*[.B$173]+[.Y136]*[.B$180]+[.AD136]*[.B$186])" office:value-type="float" office:value="0">
            <text:p>0.0</text:p>
          </table:table-cell>
          <table:table-cell table:style-name="ce26" table:formula="of:=[.AE136]+[.I136]-IF([.W136]&gt;0;0;[.F136]+[.G136]+[.H136])" office:value-type="float" office:value="0">
            <text:p>0.0</text:p>
          </table:table-cell>
          <table:table-cell table:style-name="ce30" table:formula="of:=[.AF136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6">
            <text:p>136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37]+[.G137]+[.H137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7]&gt;0;[.B$166]*[.W137];0)+IF([.W137]&gt;0;[.B$178];1)*IF([.R137]&gt;0;[.R137];1)*IF([.AB137]=1;[.AB137]*[.B$185];1)*(IF([.Z137]&gt;0;[.B$181];1)*([.J137]*[.B$166]+[.K137]*[.B$167]+[.L137]*[.B$168]+[.N137]*[.B$169]+[.O137]*[.B$171]+[.P137]*[.B$172]+[.S137]*[.B$174]+[.T137]*[.B$175]+[.U137]*[.B$176]+[.V137]*[.B$177]+[.X137]*[.B$179])+[.Q137]*[.B$173]+[.Y137]*[.B$180]+[.AD137]*[.B$186])" office:value-type="float" office:value="0">
            <text:p>0.0</text:p>
          </table:table-cell>
          <table:table-cell table:style-name="ce26" table:formula="of:=[.AE137]+[.I137]-IF([.W137]&gt;0;0;[.F137]+[.G137]+[.H137])" office:value-type="float" office:value="0">
            <text:p>0.0</text:p>
          </table:table-cell>
          <table:table-cell table:style-name="ce30" table:formula="of:=[.AF137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7">
            <text:p>137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38]+[.G138]+[.H138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8]&gt;0;[.B$166]*[.W138];0)+IF([.W138]&gt;0;[.B$178];1)*IF([.R138]&gt;0;[.R138];1)*IF([.AB138]=1;[.AB138]*[.B$185];1)*(IF([.Z138]&gt;0;[.B$181];1)*([.J138]*[.B$166]+[.K138]*[.B$167]+[.L138]*[.B$168]+[.N138]*[.B$169]+[.O138]*[.B$171]+[.P138]*[.B$172]+[.S138]*[.B$174]+[.T138]*[.B$175]+[.U138]*[.B$176]+[.V138]*[.B$177]+[.X138]*[.B$179])+[.Q138]*[.B$173]+[.Y138]*[.B$180]+[.AD138]*[.B$186])" office:value-type="float" office:value="0">
            <text:p>0.0</text:p>
          </table:table-cell>
          <table:table-cell table:style-name="ce26" table:formula="of:=[.AE138]+[.I138]-IF([.W138]&gt;0;0;[.F138]+[.G138]+[.H138])" office:value-type="float" office:value="0">
            <text:p>0.0</text:p>
          </table:table-cell>
          <table:table-cell table:style-name="ce30" table:formula="of:=[.AF138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8">
            <text:p>138</text:p>
          </table:table-cell>
          <table:table-cell table:number-columns-repeated="984"/>
        </table:table-row>
        <table:table-row table:style-name="ro2">
          <table:table-cell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39]+[.G139]+[.H139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9]&gt;0;[.B$166]*[.W139];0)+IF([.W139]&gt;0;[.B$178];1)*IF([.R139]&gt;0;[.R139];1)*IF([.AB139]=1;[.AB139]*[.B$185];1)*(IF([.Z139]&gt;0;[.B$181];1)*([.J139]*[.B$166]+[.K139]*[.B$167]+[.L139]*[.B$168]+[.N139]*[.B$169]+[.O139]*[.B$171]+[.P139]*[.B$172]+[.S139]*[.B$174]+[.T139]*[.B$175]+[.U139]*[.B$176]+[.V139]*[.B$177]+[.X139]*[.B$179])+[.Q139]*[.B$173]+[.Y139]*[.B$180]+[.AD139]*[.B$186])" office:value-type="float" office:value="0">
            <text:p>0.0</text:p>
          </table:table-cell>
          <table:table-cell table:style-name="ce26" table:formula="of:=[.AE139]+[.I139]-IF([.W139]&gt;0;0;[.F139]+[.G139]+[.H139])" office:value-type="float" office:value="0">
            <text:p>0.0</text:p>
          </table:table-cell>
          <table:table-cell table:style-name="ce30" table:formula="of:=[.AF139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9">
            <text:p>139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Creature Statistics</text:p>
          </table:table-cell>
          <table:table-cell table:style-name="ce6" table:number-columns-repeated="3"/>
          <table:table-cell table:style-name="ce10"/>
          <table:table-cell table:number-columns-repeated="7" table:style-name="ce6"/>
          <table:table-cell table:style-name="ce6"/>
          <table:table-cell table:number-columns-repeated="13"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22" table:formula="of:=IF([.W140]&gt;0;[.B$166]*[.W140];0)+IF([.W140]&gt;0;[.B$178];1)*IF([.R140]&gt;0;[.R140];1)*IF([.AB140]=1;[.AB140]*[.B$185];1)*(IF([.Z140]&gt;0;[.B$181];1)*([.J140]*[.B$166]+[.K140]*[.B$167]+[.L140]*[.B$168]+[.N140]*[.B$169]+[.O140]*[.B$171]+[.P140]*[.B$172]+[.S140]*[.B$174]+[.T140]*[.B$175]+[.U140]*[.B$176]+[.V140]*[.B$177]+[.X140]*[.B$179])+[.Q140]*[.B$173]+[.Y140]*[.B$180]+[.AD140]*[.B$186])" office:value-type="float" office:value="0">
            <text:p>0.0</text:p>
          </table:table-cell>
          <table:table-cell table:style-name="ce26" table:formula="of:=[.AE140]+[.I140]-IF([.W140]&gt;0;0;[.F140]+[.G140]+[.H140])" office:value-type="float" office:value="0">
            <text:p>0.0</text:p>
          </table:table-cell>
          <table:table-cell table:style-name="ce6" table:number-columns-repeated="4"/>
          <table:table-cell table:style-name="ce6" table:formula="of:=SUM([.AK113:.AK139])-[.AK124]" office:value-type="float" office:value="31">
            <text:p>31</text:p>
          </table:table-cell>
          <table:table-cell table:style-name="ce6" table:number-columns-repeated="2"/>
          <table:table-cell office:value-type="float" office:value="140">
            <text:p>140</text:p>
          </table:table-cell>
          <table:table-cell table:style-name="ce6" table:number-columns-repeated="984"/>
        </table:table-row>
        <table:table-row table:style-name="ro2">
          <table:table-cell table:style-name="ce5" office:value-type="string">
            <text:p>Settlements</text:p>
          </table:table-cell>
          <table:table-cell table:style-name="ce8" table:number-columns-repeated="3"/>
          <table:table-cell table:style-name="ce12"/>
          <table:table-cell table:number-columns-repeated="7" table:style-name="ce8"/>
          <table:table-cell table:style-name="ce8"/>
          <table:table-cell table:number-columns-repeated="13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1]&gt;0;[.B$166]*[.W141];0)+IF([.W141]&gt;0;[.B$178];1)*IF([.R141]&gt;0;[.R141];1)*IF([.AB141]=1;[.AB141]*[.B$185];1)*(IF([.Z141]&gt;0;[.B$181];1)*([.J141]*[.B$166]+[.K141]*[.B$167]+[.L141]*[.B$168]+[.N141]*[.B$169]+[.O141]*[.B$171]+[.P141]*[.B$172]+[.S141]*[.B$174]+[.T141]*[.B$175]+[.U141]*[.B$176]+[.V141]*[.B$177]+[.X141]*[.B$179])+[.Q141]*[.B$173]+[.Y141]*[.B$180]+[.AD141]*[.B$186])" office:value-type="float" office:value="0">
            <text:p>0.0</text:p>
          </table:table-cell>
          <table:table-cell table:style-name="ce26" table:formula="of:=[.AE141]+[.I141]-IF([.W141]&gt;0;0;[.F141]+[.G141]+[.H141])" office:value-type="float" office:value="0">
            <text:p>0.0</text:p>
          </table:table-cell>
          <table:table-cell table:style-name="ce22"/>
          <table:table-cell table:style-name="ce8" table:number-columns-repeated="6"/>
          <table:table-cell office:value-type="float" office:value="141">
            <text:p>141</text:p>
          </table:table-cell>
          <table:table-cell table:style-name="ce8" table:number-columns-repeated="984"/>
        </table:table-row>
        <table:table-row table:style-name="ro4">
          <table:table-cell table:style-name="ce5" office:value-type="string">
            <text:p>Lin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Starter. Use 1 Anima to heal a Settlement 2 Health. If that Settlement has less than 10 Health, heal 4 instead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 office:value-type="float" office:value="0.5">
            <text:p>0.5</text:p>
          </table:table-cell>
          <table:table-cell table:style-name="ce22" table:formula="of:=IF([.W142]&gt;0;[.B$166]*[.W142];0)+IF([.W142]&gt;0;[.B$178];1)*IF([.R142]&gt;0;[.R142];1)*IF([.AB142]=1;[.AB142]*[.B$185];1)*(IF([.Z142]&gt;0;[.B$181];1)*([.J142]*[.B$166]+[.K142]*[.B$167]+[.L142]*[.B$168]+[.N142]*[.B$169]+[.O142]*[.B$171]+[.P142]*[.B$172]+[.S142]*[.B$174]+[.T142]*[.B$175]+[.U142]*[.B$176]+[.V142]*[.B$177]+[.X142]*[.B$179])+[.Q142]*[.B$173]+[.Y142]*[.B$180]+[.AD142]*[.B$186])" office:value-type="float" office:value="12.5">
            <text:p>12.5</text:p>
          </table:table-cell>
          <table:table-cell table:style-name="ce26" table:formula="of:=[.AE142]+[.I142]-IF([.W142]&gt;0;0;[.F142]+[.G142]+[.H142])" office:value-type="float" office:value="12.5">
            <text:p>12.5</text:p>
          </table:table-cell>
          <table:table-cell table:style-name="ce30" table:formula="of:=[.AF142]" office:value-type="float" office:value="12.5">
            <text:p>12.5</text:p>
          </table:table-cell>
          <table:table-cell table:style-name="ce8"/>
          <table:table-cell table:style-name="ce8" office:value-type="string">
            <text:p>settlement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2">
            <text:p>142</text:p>
          </table:table-cell>
          <table:table-cell table:style-name="ce8"/>
          <table:table-cell table:style-name="ce8" office:value-type="string">
            <text:p>StarterSettlement</text:p>
          </table:table-cell>
          <table:table-cell table:style-name="ce8" table:number-columns-repeated="982"/>
        </table:table-row>
        <table:table-row table:style-name="ro4">
          <table:table-cell table:style-name="ce5" office:value-type="string">
            <text:p>Byblos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Starter. Use 1 Anima to heal a Settlement 2 Health. If that Settlement has less than 10 Health, heal 4 instead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 office:value-type="float" office:value="0.5">
            <text:p>0.5</text:p>
          </table:table-cell>
          <table:table-cell table:style-name="ce22" table:formula="of:=IF([.W143]&gt;0;[.B$166]*[.W143];0)+IF([.W143]&gt;0;[.B$178];1)*IF([.R143]&gt;0;[.R143];1)*IF([.AB143]=1;[.AB143]*[.B$185];1)*(IF([.Z143]&gt;0;[.B$181];1)*([.J143]*[.B$166]+[.K143]*[.B$167]+[.L143]*[.B$168]+[.N143]*[.B$169]+[.O143]*[.B$171]+[.P143]*[.B$172]+[.S143]*[.B$174]+[.T143]*[.B$175]+[.U143]*[.B$176]+[.V143]*[.B$177]+[.X143]*[.B$179])+[.Q143]*[.B$173]+[.Y143]*[.B$180]+[.AD143]*[.B$186])" office:value-type="float" office:value="12.5">
            <text:p>12.5</text:p>
          </table:table-cell>
          <table:table-cell table:style-name="ce26" table:formula="of:=[.AE143]+[.I143]-IF([.W143]&gt;0;0;[.F143]+[.G143]+[.H143])" office:value-type="float" office:value="12.5">
            <text:p>12.5</text:p>
          </table:table-cell>
          <table:table-cell table:style-name="ce30" table:formula="of:=[.AF143]" office:value-type="float" office:value="12.5">
            <text:p>12.5</text:p>
          </table:table-cell>
          <table:table-cell table:style-name="ce8"/>
          <table:table-cell table:style-name="ce8" office:value-type="string">
            <text:p>settlement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3">
            <text:p>143</text:p>
          </table:table-cell>
          <table:table-cell table:style-name="ce8"/>
          <table:table-cell table:style-name="ce8" office:value-type="string">
            <text:p>StarterSettlement</text:p>
          </table:table-cell>
          <table:table-cell table:style-name="ce8" table:number-columns-repeated="982"/>
        </table:table-row>
        <table:table-row table:style-name="ro4">
          <table:table-cell table:style-name="ce5" office:value-type="string">
            <text:p>Varanasi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Starter. Use 1 Anima to heal a Settlement 2 Health. If that Settlement has less than 10 Health, heal 4 instead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 office:value-type="float" office:value="0.5">
            <text:p>0.5</text:p>
          </table:table-cell>
          <table:table-cell table:style-name="ce22" table:formula="of:=IF([.W144]&gt;0;[.B$166]*[.W144];0)+IF([.W144]&gt;0;[.B$178];1)*IF([.R144]&gt;0;[.R144];1)*IF([.AB144]=1;[.AB144]*[.B$185];1)*(IF([.Z144]&gt;0;[.B$181];1)*([.J144]*[.B$166]+[.K144]*[.B$167]+[.L144]*[.B$168]+[.N144]*[.B$169]+[.O144]*[.B$171]+[.P144]*[.B$172]+[.S144]*[.B$174]+[.T144]*[.B$175]+[.U144]*[.B$176]+[.V144]*[.B$177]+[.X144]*[.B$179])+[.Q144]*[.B$173]+[.Y144]*[.B$180]+[.AD144]*[.B$186])" office:value-type="float" office:value="12.5">
            <text:p>12.5</text:p>
          </table:table-cell>
          <table:table-cell table:style-name="ce26" table:formula="of:=[.AE144]+[.I144]-IF([.W144]&gt;0;0;[.F144]+[.G144]+[.H144])" office:value-type="float" office:value="12.5">
            <text:p>12.5</text:p>
          </table:table-cell>
          <table:table-cell table:style-name="ce30" table:formula="of:=[.AF144]" office:value-type="float" office:value="12.5">
            <text:p>12.5</text:p>
          </table:table-cell>
          <table:table-cell table:style-name="ce8"/>
          <table:table-cell table:style-name="ce8" office:value-type="string">
            <text:p>settlement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4">
            <text:p>144</text:p>
          </table:table-cell>
          <table:table-cell table:style-name="ce8"/>
          <table:table-cell table:style-name="ce8" office:value-type="string">
            <text:p>StarterSettlement</text:p>
          </table:table-cell>
          <table:table-cell table:style-name="ce8" table:number-columns-repeated="982"/>
        </table:table-row>
        <table:table-row table:style-name="ro4">
          <table:table-cell table:style-name="ce5" office:value-type="string">
            <text:p>Sidon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Starter. Use 1 Anima to heal a Settlement 2 Health. If that Settlement has less than 10 Health, heal 4 instead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 office:value-type="float" office:value="0.5">
            <text:p>0.5</text:p>
          </table:table-cell>
          <table:table-cell table:style-name="ce22" table:formula="of:=IF([.W145]&gt;0;[.B$166]*[.W145];0)+IF([.W145]&gt;0;[.B$178];1)*IF([.R145]&gt;0;[.R145];1)*IF([.AB145]=1;[.AB145]*[.B$185];1)*(IF([.Z145]&gt;0;[.B$181];1)*([.J145]*[.B$166]+[.K145]*[.B$167]+[.L145]*[.B$168]+[.N145]*[.B$169]+[.O145]*[.B$171]+[.P145]*[.B$172]+[.S145]*[.B$174]+[.T145]*[.B$175]+[.U145]*[.B$176]+[.V145]*[.B$177]+[.X145]*[.B$179])+[.Q145]*[.B$173]+[.Y145]*[.B$180]+[.AD145]*[.B$186])" office:value-type="float" office:value="12.5">
            <text:p>12.5</text:p>
          </table:table-cell>
          <table:table-cell table:style-name="ce26" table:formula="of:=[.AE145]+[.I145]-IF([.W145]&gt;0;0;[.F145]+[.G145]+[.H145])" office:value-type="float" office:value="12.5">
            <text:p>12.5</text:p>
          </table:table-cell>
          <table:table-cell table:style-name="ce30" table:formula="of:=[.AF145]" office:value-type="float" office:value="12.5">
            <text:p>12.5</text:p>
          </table:table-cell>
          <table:table-cell table:style-name="ce8"/>
          <table:table-cell table:style-name="ce8" office:value-type="string">
            <text:p>settlement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5">
            <text:p>145</text:p>
          </table:table-cell>
          <table:table-cell table:style-name="ce8"/>
          <table:table-cell table:style-name="ce8" office:value-type="string">
            <text:p>StarterSettlement</text:p>
          </table:table-cell>
          <table:table-cell table:style-name="ce8" table:number-columns-repeated="982"/>
        </table:table-row>
        <table:table-row table:style-name="ro2">
          <table:table-cell table:style-name="ce5" office:value-type="string">
            <text:p>Rome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Heal 1 Damage if a Civilian is Garrisoned here</text:p>
          </table:table-cell>
          <table:table-cell table:style-name="ce8" office:value-type="float" office:value="8">
            <text:p>8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6]&gt;0;[.B$166]*[.W146];0)+IF([.W146]&gt;0;[.B$178];1)*IF([.R146]&gt;0;[.R146];1)*IF([.AB146]=1;[.AB146]*[.B$185];1)*(IF([.Z146]&gt;0;[.B$181];1)*([.J146]*[.B$166]+[.K146]*[.B$167]+[.L146]*[.B$168]+[.N146]*[.B$169]+[.O146]*[.B$171]+[.P146]*[.B$172]+[.S146]*[.B$174]+[.T146]*[.B$175]+[.U146]*[.B$176]+[.V146]*[.B$177]+[.X146]*[.B$179])+[.Q146]*[.B$173]+[.Y146]*[.B$180]+[.AD146]*[.B$186])" office:value-type="float" office:value="8">
            <text:p>8.0</text:p>
          </table:table-cell>
          <table:table-cell table:style-name="ce26" table:formula="of:=[.AE146]+[.I146]-IF([.W146]&gt;0;0;[.F146]+[.G146]+[.H146])" office:value-type="float" office:value="5">
            <text:p>5.0</text:p>
          </table:table-cell>
          <table:table-cell table:style-name="ce30" table:formula="of:=[.AF146]" office:value-type="float" office:value="5">
            <text:p>5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6">
            <text:p>146</text:p>
          </table:table-cell>
          <table:table-cell table:style-name="ce8"/>
          <table:table-cell table:style-name="ce8" office:value-type="string">
            <text:p>Settlement</text:p>
          </table:table-cell>
          <table:table-cell table:style-name="ce8" table:number-columns-repeated="982"/>
        </table:table-row>
        <table:table-row table:style-name="ro2">
          <table:table-cell table:style-name="ce5" office:value-type="string">
            <text:p>Istanbul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Draw 1 card if a Thief is Garrisoned here</text:p>
          </table:table-cell>
          <table:table-cell table:style-name="ce8" office:value-type="float" office:value="8">
            <text:p>8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7]&gt;0;[.B$166]*[.W147];0)+IF([.W147]&gt;0;[.B$178];1)*IF([.R147]&gt;0;[.R147];1)*IF([.AB147]=1;[.AB147]*[.B$185];1)*(IF([.Z147]&gt;0;[.B$181];1)*([.J147]*[.B$166]+[.K147]*[.B$167]+[.L147]*[.B$168]+[.N147]*[.B$169]+[.O147]*[.B$171]+[.P147]*[.B$172]+[.S147]*[.B$174]+[.T147]*[.B$175]+[.U147]*[.B$176]+[.V147]*[.B$177]+[.X147]*[.B$179])+[.Q147]*[.B$173]+[.Y147]*[.B$180]+[.AD147]*[.B$186])" office:value-type="float" office:value="8">
            <text:p>8.0</text:p>
          </table:table-cell>
          <table:table-cell table:style-name="ce26" table:formula="of:=[.AE147]+[.I147]-IF([.W147]&gt;0;0;[.F147]+[.G147]+[.H147])" office:value-type="float" office:value="5">
            <text:p>5.0</text:p>
          </table:table-cell>
          <table:table-cell table:style-name="ce30" table:formula="of:=[.AF147]" office:value-type="float" office:value="5">
            <text:p>5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7">
            <text:p>147</text:p>
          </table:table-cell>
          <table:table-cell table:style-name="ce8"/>
          <table:table-cell table:style-name="ce8" office:value-type="string">
            <text:p>Settlement</text:p>
          </table:table-cell>
          <table:table-cell table:style-name="ce8" table:number-columns-repeated="982"/>
        </table:table-row>
        <table:table-row table:style-name="ro2">
          <table:table-cell table:style-name="ce5" office:value-type="string">
            <text:p>Luxor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Trade if a Civilian is Garrisoned here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/>
          <table:table-cell table:style-name="ce8"/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8]&gt;0;[.B$166]*[.W148];0)+IF([.W148]&gt;0;[.B$178];1)*IF([.R148]&gt;0;[.R148];1)*IF([.AB148]=1;[.AB148]*[.B$185];1)*(IF([.Z148]&gt;0;[.B$181];1)*([.J148]*[.B$166]+[.K148]*[.B$167]+[.L148]*[.B$168]+[.N148]*[.B$169]+[.O148]*[.B$171]+[.P148]*[.B$172]+[.S148]*[.B$174]+[.T148]*[.B$175]+[.U148]*[.B$176]+[.V148]*[.B$177]+[.X148]*[.B$179])+[.Q148]*[.B$173]+[.Y148]*[.B$180]+[.AD148]*[.B$186])" office:value-type="float" office:value="9.2">
            <text:p>9.2</text:p>
          </table:table-cell>
          <table:table-cell table:style-name="ce26" table:formula="of:=[.AE148]+[.I148]-IF([.W148]&gt;0;0;[.F148]+[.G148]+[.H148])" office:value-type="float" office:value="6.2">
            <text:p>6.2</text:p>
          </table:table-cell>
          <table:table-cell table:style-name="ce30" table:formula="of:=[.AF148]" office:value-type="float" office:value="6.2">
            <text:p>6.2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8">
            <text:p>148</text:p>
          </table:table-cell>
          <table:table-cell table:style-name="ce8"/>
          <table:table-cell table:style-name="ce8" office:value-type="string">
            <text:p>Settlement</text:p>
          </table:table-cell>
          <table:table-cell table:style-name="ce8" table:number-columns-repeated="982"/>
        </table:table-row>
        <table:table-row table:style-name="ro2">
          <table:table-cell table:style-name="ce5" office:value-type="string">
            <text:p>Alexandria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Draw 1 card if a Thief is Garrisoned here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3" table:style-name="ce8"/>
          <table:table-cell table:style-name="ce8" office:value-type="float" office:value="2">
            <text:p>2</text:p>
          </table:table-cell>
          <table:table-cell table:number-columns-repeated="5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9]&gt;0;[.B$166]*[.W149];0)+IF([.W149]&gt;0;[.B$178];1)*IF([.R149]&gt;0;[.R149];1)*IF([.AB149]=1;[.AB149]*[.B$185];1)*(IF([.Z149]&gt;0;[.B$181];1)*([.J149]*[.B$166]+[.K149]*[.B$167]+[.L149]*[.B$168]+[.N149]*[.B$169]+[.O149]*[.B$171]+[.P149]*[.B$172]+[.S149]*[.B$174]+[.T149]*[.B$175]+[.U149]*[.B$176]+[.V149]*[.B$177]+[.X149]*[.B$179])+[.Q149]*[.B$173]+[.Y149]*[.B$180]+[.AD149]*[.B$186])" office:value-type="float" office:value="9.6">
            <text:p>9.6</text:p>
          </table:table-cell>
          <table:table-cell table:style-name="ce26" table:formula="of:=[.AE149]+[.I149]-IF([.W149]&gt;0;0;[.F149]+[.G149]+[.H149])" office:value-type="float" office:value="6.6">
            <text:p>6.6</text:p>
          </table:table-cell>
          <table:table-cell table:style-name="ce30" table:formula="of:=[.AF149]" office:value-type="float" office:value="6.6">
            <text:p>6.6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9">
            <text:p>149</text:p>
          </table:table-cell>
          <table:table-cell table:style-name="ce8"/>
          <table:table-cell table:style-name="ce8" office:value-type="string">
            <text:p>Settlement</text:p>
          </table:table-cell>
          <table:table-cell table:style-name="ce8" table:number-columns-repeated="982"/>
        </table:table-row>
        <table:table-row table:style-name="ro2">
          <table:table-cell table:style-name="ce5" office:value-type="string">
            <text:p>Faiyum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Defense if a Guard is Garrisoned here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0]&gt;0;[.B$166]*[.W150];0)+IF([.W150]&gt;0;[.B$178];1)*IF([.R150]&gt;0;[.R150];1)*IF([.AB150]=1;[.AB150]*[.B$185];1)*(IF([.Z150]&gt;0;[.B$181];1)*([.J150]*[.B$166]+[.K150]*[.B$167]+[.L150]*[.B$168]+[.N150]*[.B$169]+[.O150]*[.B$171]+[.P150]*[.B$172]+[.S150]*[.B$174]+[.T150]*[.B$175]+[.U150]*[.B$176]+[.V150]*[.B$177]+[.X150]*[.B$179])+[.Q150]*[.B$173]+[.Y150]*[.B$180]+[.AD150]*[.B$186])" office:value-type="float" office:value="8.5">
            <text:p>8.5</text:p>
          </table:table-cell>
          <table:table-cell table:style-name="ce26" table:formula="of:=[.AE150]+[.I150]-IF([.W150]&gt;0;0;[.F150]+[.G150]+[.H150])" office:value-type="float" office:value="5.5">
            <text:p>5.5</text:p>
          </table:table-cell>
          <table:table-cell table:style-name="ce30" table:formula="of:=[.AF150]" office:value-type="float" office:value="5.5">
            <text:p>5.5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50">
            <text:p>150</text:p>
          </table:table-cell>
          <table:table-cell table:style-name="ce8"/>
          <table:table-cell table:style-name="ce8" office:value-type="string">
            <text:p>Settlement</text:p>
          </table:table-cell>
          <table:table-cell table:style-name="ce8" table:number-columns-repeated="982"/>
        </table:table-row>
        <table:table-row table:style-name="ro2">
          <table:table-cell table:style-name="ce5" office:value-type="string">
            <text:p>Ephesus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Trade if an Animist is Garrisoned here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1]&gt;0;[.B$166]*[.W151];0)+IF([.W151]&gt;0;[.B$178];1)*IF([.R151]&gt;0;[.R151];1)*IF([.AB151]=1;[.AB151]*[.B$185];1)*(IF([.Z151]&gt;0;[.B$181];1)*([.J151]*[.B$166]+[.K151]*[.B$167]+[.L151]*[.B$168]+[.N151]*[.B$169]+[.O151]*[.B$171]+[.P151]*[.B$172]+[.S151]*[.B$174]+[.T151]*[.B$175]+[.U151]*[.B$176]+[.V151]*[.B$177]+[.X151]*[.B$179])+[.Q151]*[.B$173]+[.Y151]*[.B$180]+[.AD151]*[.B$186])" office:value-type="float" office:value="8.5">
            <text:p>8.5</text:p>
          </table:table-cell>
          <table:table-cell table:style-name="ce26" table:formula="of:=[.AE151]+[.I151]-IF([.W151]&gt;0;0;[.F151]+[.G151]+[.H151])" office:value-type="float" office:value="5.5">
            <text:p>5.5</text:p>
          </table:table-cell>
          <table:table-cell table:style-name="ce30" table:formula="of:=[.AF151]" office:value-type="float" office:value="5.5">
            <text:p>5.5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51">
            <text:p>151</text:p>
          </table:table-cell>
          <table:table-cell table:style-name="ce8"/>
          <table:table-cell table:style-name="ce8" office:value-type="string">
            <text:p>Settlement</text:p>
          </table:table-cell>
          <table:table-cell table:style-name="ce8" table:number-columns-repeated="982"/>
        </table:table-row>
        <table:table-row table:style-name="ro2">
          <table:table-cell table:style-name="ce5" office:value-type="string">
            <text:p>Aleppo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Strength if a Guard is Garrisoned her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/>
          <table:table-cell table:style-name="ce8"/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2]&gt;0;[.B$166]*[.W152];0)+IF([.W152]&gt;0;[.B$178];1)*IF([.R152]&gt;0;[.R152];1)*IF([.AB152]=1;[.AB152]*[.B$185];1)*(IF([.Z152]&gt;0;[.B$181];1)*([.J152]*[.B$166]+[.K152]*[.B$167]+[.L152]*[.B$168]+[.N152]*[.B$169]+[.O152]*[.B$171]+[.P152]*[.B$172]+[.S152]*[.B$174]+[.T152]*[.B$175]+[.U152]*[.B$176]+[.V152]*[.B$177]+[.X152]*[.B$179])+[.Q152]*[.B$173]+[.Y152]*[.B$180]+[.AD152]*[.B$186])" office:value-type="float" office:value="9.3">
            <text:p>9.3</text:p>
          </table:table-cell>
          <table:table-cell table:style-name="ce26" table:formula="of:=[.AE152]+[.I152]-IF([.W152]&gt;0;0;[.F152]+[.G152]+[.H152])" office:value-type="float" office:value="6.3">
            <text:p>6.3</text:p>
          </table:table-cell>
          <table:table-cell table:style-name="ce30" table:formula="of:=[.AF152]" office:value-type="float" office:value="6.3">
            <text:p>6.3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52">
            <text:p>152</text:p>
          </table:table-cell>
          <table:table-cell table:style-name="ce8"/>
          <table:table-cell table:style-name="ce8" office:value-type="string">
            <text:p>Settlement</text:p>
          </table:table-cell>
          <table:table-cell table:style-name="ce8" table:number-columns-repeated="982"/>
        </table:table-row>
        <table:table-row table:style-name="ro2">
          <table:table-cell table:style-name="ce5" office:value-type="string">
            <text:p>Beirut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Strength if a Soldier is Garrisoned her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3" table:style-name="ce8"/>
          <table:table-cell table:style-name="ce8" office:value-type="float" office:value="1">
            <text:p>1</text:p>
          </table:table-cell>
          <table:table-cell table:number-columns-repeated="5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3]&gt;0;[.B$166]*[.W153];0)+IF([.W153]&gt;0;[.B$178];1)*IF([.R153]&gt;0;[.R153];1)*IF([.AB153]=1;[.AB153]*[.B$185];1)*(IF([.Z153]&gt;0;[.B$181];1)*([.J153]*[.B$166]+[.K153]*[.B$167]+[.L153]*[.B$168]+[.N153]*[.B$169]+[.O153]*[.B$171]+[.P153]*[.B$172]+[.S153]*[.B$174]+[.T153]*[.B$175]+[.U153]*[.B$176]+[.V153]*[.B$177]+[.X153]*[.B$179])+[.Q153]*[.B$173]+[.Y153]*[.B$180]+[.AD153]*[.B$186])" office:value-type="float" office:value="9.3">
            <text:p>9.3</text:p>
          </table:table-cell>
          <table:table-cell table:style-name="ce26" table:formula="of:=[.AE153]+[.I153]-IF([.W153]&gt;0;0;[.F153]+[.G153]+[.H153])" office:value-type="float" office:value="6.3">
            <text:p>6.3</text:p>
          </table:table-cell>
          <table:table-cell table:style-name="ce30" table:formula="of:=[.AF153]" office:value-type="float" office:value="6.3">
            <text:p>6.3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53">
            <text:p>153</text:p>
          </table:table-cell>
          <table:table-cell table:style-name="ce8"/>
          <table:table-cell table:style-name="ce8" office:value-type="string">
            <text:p>Settlement</text:p>
          </table:table-cell>
          <table:table-cell table:style-name="ce8" table:number-columns-repeated="982"/>
        </table:table-row>
        <table:table-row table:style-name="ro2">
          <table:table-cell table:style-name="ce5" office:value-type="string">
            <text:p>Ujjain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Anima if an Animist is Garrisoned here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4]&gt;0;[.B$166]*[.W154];0)+IF([.W154]&gt;0;[.B$178];1)*IF([.R154]&gt;0;[.R154];1)*IF([.AB154]=1;[.AB154]*[.B$185];1)*(IF([.Z154]&gt;0;[.B$181];1)*([.J154]*[.B$166]+[.K154]*[.B$167]+[.L154]*[.B$168]+[.N154]*[.B$169]+[.O154]*[.B$171]+[.P154]*[.B$172]+[.S154]*[.B$174]+[.T154]*[.B$175]+[.U154]*[.B$176]+[.V154]*[.B$177]+[.X154]*[.B$179])+[.Q154]*[.B$173]+[.Y154]*[.B$180]+[.AD154]*[.B$186])" office:value-type="float" office:value="9">
            <text:p>9.0</text:p>
          </table:table-cell>
          <table:table-cell table:style-name="ce26" table:formula="of:=[.AE154]+[.I154]-IF([.W154]&gt;0;0;[.F154]+[.G154]+[.H154])" office:value-type="float" office:value="6">
            <text:p>6.0</text:p>
          </table:table-cell>
          <table:table-cell table:style-name="ce30" table:formula="of:=[.AF154]" office:value-type="float" office:value="6">
            <text:p>6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54">
            <text:p>154</text:p>
          </table:table-cell>
          <table:table-cell table:style-name="ce8"/>
          <table:table-cell table:style-name="ce8" office:value-type="string">
            <text:p>Settlement</text:p>
          </table:table-cell>
          <table:table-cell table:style-name="ce8" table:number-columns-repeated="982"/>
        </table:table-row>
        <table:table-row table:style-name="ro2">
          <table:table-cell table:style-name="ce5" office:value-type="string">
            <text:p>Mitilini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Strength if a Soldier is Garrisoned here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5]&gt;0;[.B$166]*[.W155];0)+IF([.W155]&gt;0;[.B$178];1)*IF([.R155]&gt;0;[.R155];1)*IF([.AB155]=1;[.AB155]*[.B$185];1)*(IF([.Z155]&gt;0;[.B$181];1)*([.J155]*[.B$166]+[.K155]*[.B$167]+[.L155]*[.B$168]+[.N155]*[.B$169]+[.O155]*[.B$171]+[.P155]*[.B$172]+[.S155]*[.B$174]+[.T155]*[.B$175]+[.U155]*[.B$176]+[.V155]*[.B$177]+[.X155]*[.B$179])+[.Q155]*[.B$173]+[.Y155]*[.B$180]+[.AD155]*[.B$186])" office:value-type="float" office:value="9">
            <text:p>9.0</text:p>
          </table:table-cell>
          <table:table-cell table:style-name="ce26" table:formula="of:=[.AE155]+[.I155]-IF([.W155]&gt;0;0;[.F155]+[.G155]+[.H155])" office:value-type="float" office:value="6">
            <text:p>6.0</text:p>
          </table:table-cell>
          <table:table-cell table:style-name="ce30" table:formula="of:=[.AF155]" office:value-type="float" office:value="6">
            <text:p>6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55">
            <text:p>155</text:p>
          </table:table-cell>
          <table:table-cell table:style-name="ce8"/>
          <table:table-cell table:style-name="ce8" office:value-type="string">
            <text:p>Settlement</text:p>
          </table:table-cell>
          <table:table-cell table:style-name="ce8" table:number-columns-repeated="982"/>
        </table:table-row>
        <table:table-row table:style-name="ro2">
          <table:table-cell table:style-name="ce5" office:value-type="string">
            <text:p>Rome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Strength if a Soldier is Garrisoned here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6]&gt;0;[.B$166]*[.W156];0)+IF([.W156]&gt;0;[.B$178];1)*IF([.R156]&gt;0;[.R156];1)*IF([.AB156]=1;[.AB156]*[.B$185];1)*(IF([.Z156]&gt;0;[.B$181];1)*([.J156]*[.B$166]+[.K156]*[.B$167]+[.L156]*[.B$168]+[.N156]*[.B$169]+[.O156]*[.B$171]+[.P156]*[.B$172]+[.S156]*[.B$174]+[.T156]*[.B$175]+[.U156]*[.B$176]+[.V156]*[.B$177]+[.X156]*[.B$179])+[.Q156]*[.B$173]+[.Y156]*[.B$180]+[.AD156]*[.B$186])" office:value-type="float" office:value="9.4">
            <text:p>9.4</text:p>
          </table:table-cell>
          <table:table-cell table:style-name="ce26" table:formula="of:=[.AE156]+[.I156]-IF([.W156]&gt;0;0;[.F156]+[.G156]+[.H156])" office:value-type="float" office:value="6.4">
            <text:p>6.4</text:p>
          </table:table-cell>
          <table:table-cell table:style-name="ce30" table:formula="of:=[.AF156]" office:value-type="float" office:value="6.4">
            <text:p>6.4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156">
            <text:p>156</text:p>
          </table:table-cell>
          <table:table-cell table:style-name="ce8"/>
          <table:table-cell table:style-name="ce8" office:value-type="string">
            <text:p>Settlement</text:p>
          </table:table-cell>
          <table:table-cell table:style-name="ce8" table:number-columns-repeated="982"/>
        </table:table-row>
        <table:table-row table:style-name="ro4">
          <table:table-cell table:style-name="ce5" office:value-type="string">
            <text:p>Gaza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Use 2 Anima to heal any Building, Settlement, or Fortification 2 Health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7]&gt;0;[.B$166]*[.W157];0)+IF([.W157]&gt;0;[.B$178];1)*IF([.R157]&gt;0;[.R157];1)*IF([.AB157]=1;[.AB157]*[.B$185];1)*(IF([.Z157]&gt;0;[.B$181];1)*([.J157]*[.B$166]+[.K157]*[.B$167]+[.L157]*[.B$168]+[.N157]*[.B$169]+[.O157]*[.B$171]+[.P157]*[.B$172]+[.S157]*[.B$174]+[.T157]*[.B$175]+[.U157]*[.B$176]+[.V157]*[.B$177]+[.X157]*[.B$179])+[.Q157]*[.B$173]+[.Y157]*[.B$180]+[.AD157]*[.B$186])" office:value-type="float" office:value="10">
            <text:p>10.0</text:p>
          </table:table-cell>
          <table:table-cell table:style-name="ce26" table:formula="of:=[.AE157]+[.I157]-IF([.W157]&gt;0;0;[.F157]+[.G157]+[.H157])" office:value-type="float" office:value="3">
            <text:p>3.0</text:p>
          </table:table-cell>
          <table:table-cell table:style-name="ce30" table:formula="of:=[.AF157]" office:value-type="float" office:value="3">
            <text:p>3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157">
            <text:p>157</text:p>
          </table:table-cell>
          <table:table-cell table:style-name="ce8"/>
          <table:table-cell table:style-name="ce8" office:value-type="string">
            <text:p>Settlement</text:p>
          </table:table-cell>
          <table:table-cell table:style-name="ce8" table:number-columns-repeated="982"/>
        </table:table-row>
        <table:table-row table:style-name="ro2">
          <table:table-cell table:style-name="ce5" office:value-type="string">
            <text:p>Balkh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Use 2 Anima to gain 2 Trade or 2 Strength</text:p>
          </table:table-cell>
          <table:table-cell table:number-columns-repeated="2" table:style-name="ce8" office:value-type="float" office:value="8">
            <text:p>8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8"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8]&gt;0;[.B$166]*[.W158];0)+IF([.W158]&gt;0;[.B$178];1)*IF([.R158]&gt;0;[.R158];1)*IF([.AB158]=1;[.AB158]*[.B$185];1)*(IF([.Z158]&gt;0;[.B$181];1)*([.J158]*[.B$166]+[.K158]*[.B$167]+[.L158]*[.B$168]+[.N158]*[.B$169]+[.O158]*[.B$171]+[.P158]*[.B$172]+[.S158]*[.B$174]+[.T158]*[.B$175]+[.U158]*[.B$176]+[.V158]*[.B$177]+[.X158]*[.B$179])+[.Q158]*[.B$173]+[.Y158]*[.B$180]+[.AD158]*[.B$186])" office:value-type="float" office:value="9.4">
            <text:p>9.4</text:p>
          </table:table-cell>
          <table:table-cell table:style-name="ce26" table:formula="of:=[.AE158]+[.I158]-IF([.W158]&gt;0;0;[.F158]+[.G158]+[.H158])" office:value-type="float" office:value="1.4">
            <text:p>1.4</text:p>
          </table:table-cell>
          <table:table-cell table:style-name="ce30" table:formula="of:=[.AF158]" office:value-type="float" office:value="1.4">
            <text:p>1.4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158">
            <text:p>158</text:p>
          </table:table-cell>
          <table:table-cell table:style-name="ce8"/>
          <table:table-cell table:style-name="ce8" office:value-type="string">
            <text:p>Settlement</text:p>
          </table:table-cell>
          <table:table-cell table:style-name="ce8" table:number-columns-repeated="982"/>
        </table:table-row>
        <table:table-row table:style-name="ro2">
          <table:table-cell table:style-name="ce5" office:value-type="string">
            <text:p>Memphis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Use 2 Anima to gain 1 Favor or draw 1 card</text:p>
          </table:table-cell>
          <table:table-cell table:number-columns-repeated="2" table:style-name="ce8" office:value-type="float" office:value="8">
            <text:p>8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3" table:style-name="ce8"/>
          <table:table-cell table:style-name="ce8" office:value-type="float" office:value="1">
            <text:p>1</text:p>
          </table:table-cell>
          <table:table-cell table:number-columns-repeated="4"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9]&gt;0;[.B$166]*[.W159];0)+IF([.W159]&gt;0;[.B$178];1)*IF([.R159]&gt;0;[.R159];1)*IF([.AB159]=1;[.AB159]*[.B$185];1)*(IF([.Z159]&gt;0;[.B$181];1)*([.J159]*[.B$166]+[.K159]*[.B$167]+[.L159]*[.B$168]+[.N159]*[.B$169]+[.O159]*[.B$171]+[.P159]*[.B$172]+[.S159]*[.B$174]+[.T159]*[.B$175]+[.U159]*[.B$176]+[.V159]*[.B$177]+[.X159]*[.B$179])+[.Q159]*[.B$173]+[.Y159]*[.B$180]+[.AD159]*[.B$186])" office:value-type="float" office:value="9.88">
            <text:p>9.9</text:p>
          </table:table-cell>
          <table:table-cell table:style-name="ce26" table:formula="of:=[.AE159]+[.I159]-IF([.W159]&gt;0;0;[.F159]+[.G159]+[.H159])" office:value-type="float" office:value="1.88">
            <text:p>1.9</text:p>
          </table:table-cell>
          <table:table-cell table:style-name="ce30" table:formula="of:=[.AF159]" office:value-type="float" office:value="1.88">
            <text:p>1.9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159">
            <text:p>159</text:p>
          </table:table-cell>
          <table:table-cell table:style-name="ce8"/>
          <table:table-cell table:style-name="ce8" office:value-type="string">
            <text:p>Settlement</text:p>
          </table:table-cell>
          <table:table-cell table:style-name="ce8" table:number-columns-repeated="982"/>
        </table:table-row>
        <table:table-row table:style-name="ro6">
          <table:table-cell table:style-name="ce2" office:value-type="string">
            <text:p>Total Deck Statistics</text:p>
          </table:table-cell>
          <table:table-cell table:style-name="ce6" table:number-columns-repeated="3"/>
          <table:table-cell table:style-name="ce10"/>
          <table:table-cell table:style-name="ce6" table:number-columns-repeated="27"/>
          <table:table-cell table:style-name="ce34"/>
          <table:table-cell table:style-name="ce6" table:number-columns-repeated="3"/>
          <table:table-cell table:style-name="ce6" table:formula="of:=[.AK23]+[.AK41]+[.AK56]+[.AK67]+[.AK140]" office:value-type="float" office:value="107">
            <text:p>107</text:p>
          </table:table-cell>
          <table:table-cell table:style-name="ce6" table:number-columns-repeated="2"/>
          <table:table-cell office:value-type="float" office:value="160">
            <text:p>160</text:p>
          </table:table-cell>
          <table:table-cell table:style-name="ce6" table:number-columns-repeated="984"/>
        </table:table-row>
        <table:table-row table:style-name="ro6">
          <table:table-cell table:style-name="Default" office:value-type="string">
            <text:p>Do not drag formulas in Total Value col</text:p>
          </table:table-cell>
          <table:table-cell table:number-columns-repeated="38"/>
          <table:table-cell office:value-type="float" office:value="161">
            <text:p>161</text:p>
          </table:table-cell>
          <table:table-cell table:number-columns-repeated="984"/>
        </table:table-row>
        <table:table-row table:style-name="ro6">
          <table:table-cell office:value-type="string">
            <text:p>Weightings</text:p>
          </table:table-cell>
          <table:table-cell table:number-columns-repeated="38"/>
          <table:table-cell office:value-type="float" office:value="162">
            <text:p>162</text:p>
          </table:table-cell>
          <table:table-cell table:number-columns-repeated="984"/>
        </table:table-row>
        <table:table-row table:style-name="ro6">
          <table:table-cell office:value-type="string">
            <text:p>Trade Cost</text:p>
          </table:table-cell>
          <table:table-cell office:value-type="float" office:value="0">
            <text:p>0</text:p>
          </table:table-cell>
          <table:table-cell table:number-columns-repeated="37"/>
          <table:table-cell office:value-type="float" office:value="163">
            <text:p>163</text:p>
          </table:table-cell>
          <table:table-cell table:number-columns-repeated="984"/>
        </table:table-row>
        <table:table-row table:style-name="ro6">
          <table:table-cell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37"/>
          <table:table-cell office:value-type="float" office:value="164">
            <text:p>164</text:p>
          </table:table-cell>
          <table:table-cell table:number-columns-repeated="984"/>
        </table:table-row>
        <table:table-row table:style-name="ro6">
          <table:table-cell office:value-type="string">
            <text:p>Favor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65">
            <text:p>165</text:p>
          </table:table-cell>
          <table:table-cell table:number-columns-repeated="984"/>
        </table:table-row>
        <table:table-row table:style-name="ro6">
          <table:table-cell office:value-type="string">
            <text:p>Anima Loss</text:p>
          </table:table-cell>
          <table:table-cell office:value-type="float" office:value="-0.5">
            <text:p>-0.5</text:p>
          </table:table-cell>
          <table:table-cell table:number-columns-repeated="37"/>
          <table:table-cell office:value-type="float" office:value="166">
            <text:p>166</text:p>
          </table:table-cell>
          <table:table-cell table:number-columns-repeated="984"/>
        </table:table-row>
        <table:table-row table:style-name="ro6">
          <table:table-cell office:value-type="string">
            <text:p>Trade Gain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67">
            <text:p>167</text:p>
          </table:table-cell>
          <table:table-cell table:number-columns-repeated="984"/>
        </table:table-row>
        <table:table-row table:style-name="ro6">
          <table:table-cell office:value-type="string">
            <text:p>Strength Gain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68">
            <text:p>168</text:p>
          </table:table-cell>
          <table:table-cell table:number-columns-repeated="984"/>
        </table:table-row>
        <table:table-row table:style-name="ro6">
          <table:table-cell office:value-type="string">
            <text:p>Anima Gain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69">
            <text:p>169</text:p>
          </table:table-cell>
          <table:table-cell table:number-columns-repeated="984"/>
        </table:table-row>
        <table:table-row table:style-name="ro6">
          <table:table-cell office:value-type="string">
            <text:p>Favor Gain</text:p>
          </table:table-cell>
          <table:table-cell office:value-type="float" office:value="2">
            <text:p>2</text:p>
          </table:table-cell>
          <table:table-cell table:number-columns-repeated="37"/>
          <table:table-cell office:value-type="float" office:value="170">
            <text:p>170</text:p>
          </table:table-cell>
          <table:table-cell table:number-columns-repeated="984"/>
        </table:table-row>
        <table:table-row table:style-name="ro6">
          <table:table-cell office:value-type="string">
            <text:p>Fortification Health</text:p>
          </table:table-cell>
          <table:table-cell office:value-type="float" office:value="0.4">
            <text:p>0.4</text:p>
          </table:table-cell>
          <table:table-cell table:number-columns-repeated="37"/>
          <table:table-cell office:value-type="float" office:value="171">
            <text:p>171</text:p>
          </table:table-cell>
          <table:table-cell table:number-columns-repeated="984"/>
        </table:table-row>
        <table:table-row table:style-name="ro6">
          <table:table-cell office:value-type="string">
            <text:p>Heal</text:p>
          </table:table-cell>
          <table:table-cell office:value-type="float" office:value="0.5">
            <text:p>0.5</text:p>
          </table:table-cell>
          <table:table-cell table:number-columns-repeated="37"/>
          <table:table-cell office:value-type="float" office:value="172">
            <text:p>172</text:p>
          </table:table-cell>
          <table:table-cell table:number-columns-repeated="984"/>
        </table:table-row>
        <table:table-row table:style-name="ro6">
          <table:table-cell office:value-type="string">
            <text:p>Health</text:p>
          </table:table-cell>
          <table:table-cell office:value-type="float" office:value="0.4">
            <text:p>0.4</text:p>
          </table:table-cell>
          <table:table-cell table:number-columns-repeated="37"/>
          <table:table-cell office:value-type="float" office:value="173">
            <text:p>173</text:p>
          </table:table-cell>
          <table:table-cell table:number-columns-repeated="984"/>
        </table:table-row>
        <table:table-row table:style-name="ro6">
          <table:table-cell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74">
            <text:p>174</text:p>
          </table:table-cell>
          <table:table-cell table:number-columns-repeated="984"/>
        </table:table-row>
        <table:table-row table:style-name="ro6">
          <table:table-cell office:value-type="string">
            <text:p>Scrap X?</text:p>
          </table:table-cell>
          <table:table-cell office:value-type="float" office:value="1.15">
            <text:p>1.15</text:p>
          </table:table-cell>
          <table:table-cell table:number-columns-repeated="37"/>
          <table:table-cell office:value-type="float" office:value="175">
            <text:p>175</text:p>
          </table:table-cell>
          <table:table-cell table:number-columns-repeated="984"/>
        </table:table-row>
        <table:table-row table:style-name="ro6">
          <table:table-cell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37"/>
          <table:table-cell office:value-type="float" office:value="176">
            <text:p>176</text:p>
          </table:table-cell>
          <table:table-cell table:number-columns-repeated="984"/>
        </table:table-row>
        <table:table-row table:style-name="ro6">
          <table:table-cell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37"/>
          <table:table-cell office:value-type="float" office:value="177">
            <text:p>177</text:p>
          </table:table-cell>
          <table:table-cell table:number-columns-repeated="984"/>
        </table:table-row>
        <table:table-row table:style-name="ro6">
          <table:table-cell office:value-type="string">
            <text:p>Upgrade Probability</text:p>
          </table:table-cell>
          <table:table-cell office:value-type="float" office:value="0.5">
            <text:p>0.5</text:p>
          </table:table-cell>
          <table:table-cell office:value-type="string">
            <text:p>basically a debuff since you won't always be able to upgrade the card before its first play</text:p>
          </table:table-cell>
          <table:table-cell table:number-columns-repeated="36"/>
          <table:table-cell office:value-type="float" office:value="178">
            <text:p>178</text:p>
          </table:table-cell>
          <table:table-cell table:number-columns-repeated="984"/>
        </table:table-row>
        <table:table-row table:style-name="ro6">
          <table:table-cell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37"/>
          <table:table-cell office:value-type="float" office:value="179">
            <text:p>179</text:p>
          </table:table-cell>
          <table:table-cell table:number-columns-repeated="984"/>
        </table:table-row>
        <table:table-row table:style-name="ro6">
          <table:table-cell office:value-type="string">
            <text:p>Empower?</text:p>
          </table:table-cell>
          <table:table-cell table:formula="of:=[.B175]-0.25" office:value-type="float" office:value="0.9">
            <text:p>0.9</text:p>
          </table:table-cell>
          <table:table-cell table:number-columns-repeated="37"/>
          <table:table-cell office:value-type="float" office:value="180">
            <text:p>180</text:p>
          </table:table-cell>
          <table:table-cell table:number-columns-repeated="984"/>
        </table:table-row>
        <table:table-row table:style-name="ro6">
          <table:table-cell office:value-type="string">
            <text:p>X or Y?</text:p>
          </table:table-cell>
          <table:table-cell office:value-type="float" office:value="0.6">
            <text:p>0.6</text:p>
          </table:table-cell>
          <table:table-cell table:number-columns-repeated="37"/>
          <table:table-cell office:value-type="float" office:value="181">
            <text:p>181</text:p>
          </table:table-cell>
          <table:table-cell table:number-columns-repeated="984"/>
        </table:table-row>
        <table:table-row table:style-name="ro6">
          <table:table-cell office:value-type="string">
            <text:p>Trash?</text:p>
          </table:table-cell>
          <table:table-cell office:value-type="float" office:value="0.33">
            <text:p>0.33</text:p>
          </table:table-cell>
          <table:table-cell table:number-columns-repeated="37"/>
          <table:table-cell office:value-type="float" office:value="182">
            <text:p>182</text:p>
          </table:table-cell>
          <table:table-cell table:number-columns-repeated="984"/>
        </table:table-row>
        <table:table-row table:style-name="ro6">
          <table:table-cell office:value-type="string">
            <text:p>Fortification?</text:p>
          </table:table-cell>
          <table:table-cell office:value-type="float" office:value="2">
            <text:p>2</text:p>
          </table:table-cell>
          <table:table-cell table:number-columns-repeated="37"/>
          <table:table-cell office:value-type="float" office:value="183">
            <text:p>183</text:p>
          </table:table-cell>
          <table:table-cell table:number-columns-repeated="984"/>
        </table:table-row>
        <table:table-row table:style-name="ro6">
          <table:table-cell office:value-type="string">
            <text:p>Building?</text:p>
          </table:table-cell>
          <table:table-cell office:value-type="float" office:value="3">
            <text:p>3</text:p>
          </table:table-cell>
          <table:table-cell table:number-columns-repeated="37"/>
          <table:table-cell office:value-type="float" office:value="184">
            <text:p>184</text:p>
          </table:table-cell>
          <table:table-cell table:number-columns-repeated="984"/>
        </table:table-row>
        <table:table-row table:style-name="ro6">
          <table:table-cell office:value-type="string">
            <text:p>Ally?</text:p>
          </table:table-cell>
          <table:table-cell office:value-type="float" office:value="0.4">
            <text:p>0.4</text:p>
          </table:table-cell>
          <table:table-cell table:number-columns-repeated="37"/>
          <table:table-cell office:value-type="float" office:value="185">
            <text:p>185</text:p>
          </table:table-cell>
          <table:table-cell table:number-columns-repeated="984"/>
        </table:table-row>
        <table:table-row table:style-name="ro6">
          <table:table-cell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30"/>
          <table:table-cell table:style-name="Default"/>
          <table:table-cell table:number-columns-repeated="6"/>
          <table:table-cell office:value-type="float" office:value="186">
            <text:p>186</text:p>
          </table:table-cell>
          <table:table-cell table:number-columns-repeated="984"/>
        </table:table-row>
        <table:table-row table:style-name="ro6">
          <table:table-cell table:style-name="Default"/>
          <table:table-cell table:number-columns-repeated="31"/>
          <table:table-cell table:style-name="Default"/>
          <table:table-cell table:number-columns-repeated="991"/>
        </table:table-row>
        <table:table-row table:style-name="ro6">
          <table:table-cell table:style-name="Default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9"/>
          <table:table-cell table:style-name="Default"/>
          <table:table-cell table:number-columns-repeated="991"/>
        </table:table-row>
        <table:table-row table:style-name="ro6">
          <table:table-cell table:style-name="Default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9"/>
          <table:table-cell table:style-name="Default"/>
          <table:table-cell table:number-columns-repeated="991"/>
        </table:table-row>
        <table:table-row table:style-name="ro6">
          <table:table-cell table:style-name="Default"/>
          <table:table-cell table:number-columns-repeated="2" office:value-type="float" office:value="2">
            <text:p>2</text:p>
          </table:table-cell>
          <table:table-cell table:number-columns-repeated="29"/>
          <table:table-cell table:style-name="Default"/>
          <table:table-cell table:number-columns-repeated="991"/>
        </table:table-row>
        <table:table-row table:style-name="ro6">
          <table:table-cell table:style-name="Default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9"/>
          <table:table-cell table:style-name="Default"/>
          <table:table-cell table:number-columns-repeated="991"/>
        </table:table-row>
        <table:table-row table:style-name="ro6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6" table:number-rows-repeated="104837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5">09/15/2023</text:date>, <text:time>20:4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9-15T20:42:50.68</dc:date>
    <dc:creator>Jon Tyson</dc:creator>
    <meta:editing-duration>P61DT5H14M15S</meta:editing-duration>
    <meta:editing-cycles>198</meta:editing-cycles>
    <meta:generator>OpenOffice/4.1.2$Win32 OpenOffice.org_project/412m3$Build-9782</meta:generator>
    <meta:document-statistic meta:table-count="2" meta:cell-count="5299" meta:object-count="0"/>
  </office:meta>
</office:document-meta>
</file>